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21mm"/>
    </style:style>
    <style:style style:name="co3" style:family="table-column">
      <style:table-column-properties fo:break-before="auto" style:column-width="22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2"/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159.99mm" svg:height="89.99mm" svg:x="118.17mm" svg:y="12.42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73.78mm" svg:y="24.37mm">
            <draw:object draw:notify-on-update-of-ranges="Foglio1.B1:Foglio1.B200 Foglio1.C1:Foglio1.C200 Foglio1.D1:Foglio1.D200 Foglio1.E1:Foglio1.E2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1" table:default-cell-style-name="ce6"/>
        <table:table-column table:style-name="co1" table:default-cell-style-name="ce7"/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SQRT([.A1]+1)-SQRT([.A1])" office:value-type="float" office:value="0.414213562373095" calcext:value-type="float">
            <text:p>0,41</text:p>
          </table:table-cell>
          <table:table-cell table:formula="of:=SQRT([.A1]/2+1)-SQRT([.A1]/2)" office:value-type="float" office:value="0.517638090205041" calcext:value-type="float">
            <text:p>0,52</text:p>
          </table:table-cell>
          <table:table-cell table:formula="of:=SQRT([.A1]/4+1)-SQRT([.A1]/4)" office:value-type="float" office:value="0.618033988749895" calcext:value-type="float">
            <text:p>0,62</text:p>
          </table:table-cell>
          <table:table-cell table:style-name="ce2"/>
          <table:table-cell table:formula="of:=[.B1]*[.$H$1]" office:value-type="float" office:value="8284.2712474619" calcext:value-type="float">
            <text:p>8284</text:p>
          </table:table-cell>
          <table:table-cell/>
          <table:table-cell table:style-name="ce1" office:value-type="float" office:value="20000" calcext:value-type="float">
            <text:p>20000</text:p>
          </table:table-cell>
        </table:table-row>
        <table:table-row table:style-name="ro1">
          <table:table-cell table:formula="of:=[.A1]+1" office:value-type="float" office:value="2" calcext:value-type="float">
            <text:p>2</text:p>
          </table:table-cell>
          <table:table-cell table:formula="of:=SQRT([.A2]+1)-SQRT([.A2])" office:value-type="float" office:value="0.317837245195782" calcext:value-type="float">
            <text:p>0,32</text:p>
          </table:table-cell>
          <table:table-cell table:formula="of:=SQRT([.A2]/2+1)-SQRT([.A2]/2)" office:value-type="float" office:value="0.414213562373095" calcext:value-type="float">
            <text:p>0,41</text:p>
          </table:table-cell>
          <table:table-cell table:formula="of:=SQRT([.A2]/4+1)-SQRT([.A2]/4)" office:value-type="float" office:value="0.517638090205041" calcext:value-type="float">
            <text:p>0,52</text:p>
          </table:table-cell>
          <table:table-cell table:style-name="ce2"/>
          <table:table-cell table:formula="of:=[.B2]*[.$H$1]" office:value-type="float" office:value="6356.74490391564" calcext:value-type="float">
            <text:p>6357</text:p>
          </table:table-cell>
          <table:table-cell table:number-columns-repeated="2"/>
        </table:table-row>
        <table:table-row table:style-name="ro1">
          <table:table-cell table:formula="of:=[.A2]+1" office:value-type="float" office:value="3" calcext:value-type="float">
            <text:p>3</text:p>
          </table:table-cell>
          <table:table-cell table:formula="of:=SQRT([.A3]+1)-SQRT([.A3])" office:value-type="float" office:value="0.267949192431123" calcext:value-type="float">
            <text:p>0,27</text:p>
          </table:table-cell>
          <table:table-cell table:formula="of:=SQRT([.A3]/2+1)-SQRT([.A3]/2)" office:value-type="float" office:value="0.356393958692601" calcext:value-type="float">
            <text:p>0,36</text:p>
          </table:table-cell>
          <table:table-cell table:formula="of:=SQRT([.A3]/4+1)-SQRT([.A3]/4)" office:value-type="float" office:value="0.456850251747857" calcext:value-type="float">
            <text:p>0,46</text:p>
          </table:table-cell>
          <table:table-cell table:style-name="ce2"/>
          <table:table-cell table:formula="of:=[.B3]*[.$H$1]" office:value-type="float" office:value="5358.98384862246" calcext:value-type="float">
            <text:p>5359</text:p>
          </table:table-cell>
          <table:table-cell table:number-columns-repeated="2"/>
        </table:table-row>
        <table:table-row table:style-name="ro1">
          <table:table-cell table:formula="of:=[.A3]+1" office:value-type="float" office:value="4" calcext:value-type="float">
            <text:p>4</text:p>
          </table:table-cell>
          <table:table-cell table:formula="of:=SQRT([.A4]+1)-SQRT([.A4])" office:value-type="float" office:value="0.23606797749979" calcext:value-type="float">
            <text:p>0,24</text:p>
          </table:table-cell>
          <table:table-cell table:formula="of:=SQRT([.A4]/2+1)-SQRT([.A4]/2)" office:value-type="float" office:value="0.317837245195782" calcext:value-type="float">
            <text:p>0,32</text:p>
          </table:table-cell>
          <table:table-cell table:formula="of:=SQRT([.A4]/4+1)-SQRT([.A4]/4)" office:value-type="float" office:value="0.414213562373095" calcext:value-type="float">
            <text:p>0,41</text:p>
          </table:table-cell>
          <table:table-cell table:style-name="ce2"/>
          <table:table-cell table:formula="of:=[.B4]*[.$H$1]" office:value-type="float" office:value="4721.3595499958" calcext:value-type="float">
            <text:p>4721</text:p>
          </table:table-cell>
          <table:table-cell table:number-columns-repeated="2"/>
        </table:table-row>
        <table:table-row table:style-name="ro1">
          <table:table-cell table:formula="of:=[.A4]+1" office:value-type="float" office:value="5" calcext:value-type="float">
            <text:p>5</text:p>
          </table:table-cell>
          <table:table-cell table:formula="of:=SQRT([.A5]+1)-SQRT([.A5])" office:value-type="float" office:value="0.213421765283388" calcext:value-type="float">
            <text:p>0,21</text:p>
          </table:table-cell>
          <table:table-cell table:formula="of:=SQRT([.A5]/2+1)-SQRT([.A5]/2)" office:value-type="float" office:value="0.289689863302781" calcext:value-type="float">
            <text:p>0,29</text:p>
          </table:table-cell>
          <table:table-cell table:formula="of:=SQRT([.A5]/4+1)-SQRT([.A5]/4)" office:value-type="float" office:value="0.381966011250105" calcext:value-type="float">
            <text:p>0,38</text:p>
          </table:table-cell>
          <table:table-cell table:style-name="ce2"/>
          <table:table-cell table:formula="of:=[.B5]*[.$H$1]" office:value-type="float" office:value="4268.43530566776" calcext:value-type="float">
            <text:p>4268</text:p>
          </table:table-cell>
          <table:table-cell table:number-columns-repeated="2"/>
        </table:table-row>
        <table:table-row table:style-name="ro1">
          <table:table-cell table:formula="of:=[.A5]+1" office:value-type="float" office:value="6" calcext:value-type="float">
            <text:p>6</text:p>
          </table:table-cell>
          <table:table-cell table:formula="of:=SQRT([.A6]+1)-SQRT([.A6])" office:value-type="float" office:value="0.196261568281413" calcext:value-type="float">
            <text:p>0,20</text:p>
          </table:table-cell>
          <table:table-cell table:formula="of:=SQRT([.A6]/2+1)-SQRT([.A6]/2)" office:value-type="float" office:value="0.267949192431123" calcext:value-type="float">
            <text:p>0,27</text:p>
          </table:table-cell>
          <table:table-cell table:formula="of:=SQRT([.A6]/4+1)-SQRT([.A6]/4)" office:value-type="float" office:value="0.356393958692601" calcext:value-type="float">
            <text:p>0,36</text:p>
          </table:table-cell>
          <table:table-cell table:style-name="ce2"/>
          <table:table-cell table:formula="of:=[.B6]*[.$H$1]" office:value-type="float" office:value="3925.23136562826" calcext:value-type="float">
            <text:p>3925</text:p>
          </table:table-cell>
          <table:table-cell table:number-columns-repeated="2"/>
        </table:table-row>
        <table:table-row table:style-name="ro1">
          <table:table-cell table:formula="of:=[.A6]+1" office:value-type="float" office:value="7" calcext:value-type="float">
            <text:p>7</text:p>
          </table:table-cell>
          <table:table-cell table:formula="of:=SQRT([.A7]+1)-SQRT([.A7])" office:value-type="float" office:value="0.1826758136816" calcext:value-type="float">
            <text:p>0,18</text:p>
          </table:table-cell>
          <table:table-cell table:formula="of:=SQRT([.A7]/2+1)-SQRT([.A7]/2)" office:value-type="float" office:value="0.250491650172672" calcext:value-type="float">
            <text:p>0,25</text:p>
          </table:table-cell>
          <table:table-cell table:formula="of:=SQRT([.A7]/4+1)-SQRT([.A7]/4)" office:value-type="float" office:value="0.335436739645405" calcext:value-type="float">
            <text:p>0,34</text:p>
          </table:table-cell>
          <table:table-cell table:style-name="ce2"/>
          <table:table-cell table:formula="of:=[.B7]*[.$H$1]" office:value-type="float" office:value="3653.516273632" calcext:value-type="float">
            <text:p>3654</text:p>
          </table:table-cell>
          <table:table-cell table:number-columns-repeated="2"/>
        </table:table-row>
        <table:table-row table:style-name="ro1">
          <table:table-cell table:formula="of:=[.A7]+1" office:value-type="float" office:value="8" calcext:value-type="float">
            <text:p>8</text:p>
          </table:table-cell>
          <table:table-cell table:formula="of:=SQRT([.A8]+1)-SQRT([.A8])" office:value-type="float" office:value="0.17157287525381" calcext:value-type="float">
            <text:p>0,17</text:p>
          </table:table-cell>
          <table:table-cell table:formula="of:=SQRT([.A8]/2+1)-SQRT([.A8]/2)" office:value-type="float" office:value="0.23606797749979" calcext:value-type="float">
            <text:p>0,24</text:p>
          </table:table-cell>
          <table:table-cell table:formula="of:=SQRT([.A8]/4+1)-SQRT([.A8]/4)" office:value-type="float" office:value="0.317837245195782" calcext:value-type="float">
            <text:p>0,32</text:p>
          </table:table-cell>
          <table:table-cell table:style-name="ce2"/>
          <table:table-cell table:formula="of:=[.B8]*[.$H$1]" office:value-type="float" office:value="3431.4575050762" calcext:value-type="float">
            <text:p>3431</text:p>
          </table:table-cell>
          <table:table-cell table:number-columns-repeated="2"/>
        </table:table-row>
        <table:table-row table:style-name="ro1">
          <table:table-cell table:formula="of:=[.A8]+1" office:value-type="float" office:value="9" calcext:value-type="float">
            <text:p>9</text:p>
          </table:table-cell>
          <table:table-cell table:formula="of:=SQRT([.A9]+1)-SQRT([.A9])" office:value-type="float" office:value="0.16227766016838" calcext:value-type="float">
            <text:p>0,16</text:p>
          </table:table-cell>
          <table:table-cell table:formula="of:=SQRT([.A9]/2+1)-SQRT([.A9]/2)" office:value-type="float" office:value="0.223887536352072" calcext:value-type="float">
            <text:p>0,22</text:p>
          </table:table-cell>
          <table:table-cell table:formula="of:=SQRT([.A9]/4+1)-SQRT([.A9]/4)" office:value-type="float" office:value="0.302775637731995" calcext:value-type="float">
            <text:p>0,30</text:p>
          </table:table-cell>
          <table:table-cell table:style-name="ce2"/>
          <table:table-cell table:formula="of:=[.B9]*[.$H$1]" office:value-type="float" office:value="3245.5532033676" calcext:value-type="float">
            <text:p>3246</text:p>
          </table:table-cell>
          <table:table-cell table:number-columns-repeated="2"/>
        </table:table-row>
        <table:table-row table:style-name="ro1">
          <table:table-cell table:formula="of:=[.A9]+1" office:value-type="float" office:value="10" calcext:value-type="float">
            <text:p>10</text:p>
          </table:table-cell>
          <table:table-cell table:formula="of:=SQRT([.A10]+1)-SQRT([.A10])" office:value-type="float" office:value="0.15434713018702" calcext:value-type="float">
            <text:p>0,15</text:p>
          </table:table-cell>
          <table:table-cell table:formula="of:=SQRT([.A10]/2+1)-SQRT([.A10]/2)" office:value-type="float" office:value="0.213421765283388" calcext:value-type="float">
            <text:p>0,21</text:p>
          </table:table-cell>
          <table:table-cell table:formula="of:=SQRT([.A10]/4+1)-SQRT([.A10]/4)" office:value-type="float" office:value="0.289689863302781" calcext:value-type="float">
            <text:p>0,29</text:p>
          </table:table-cell>
          <table:table-cell table:style-name="ce2"/>
          <table:table-cell table:formula="of:=[.B10]*[.$H$1]" office:value-type="float" office:value="3086.9426037404" calcext:value-type="float">
            <text:p>3087</text:p>
          </table:table-cell>
          <table:table-cell table:number-columns-repeated="2"/>
        </table:table-row>
        <table:table-row table:style-name="ro1">
          <table:table-cell table:formula="of:=[.A10]+1" office:value-type="float" office:value="11" calcext:value-type="float">
            <text:p>11</text:p>
          </table:table-cell>
          <table:table-cell table:formula="of:=SQRT([.A11]+1)-SQRT([.A11])" office:value-type="float" office:value="0.147476824782355" calcext:value-type="float">
            <text:p>0,15</text:p>
          </table:table-cell>
          <table:table-cell table:formula="of:=SQRT([.A11]/2+1)-SQRT([.A11]/2)" office:value-type="float" office:value="0.204301876884677" calcext:value-type="float">
            <text:p>0,20</text:p>
          </table:table-cell>
          <table:table-cell table:formula="of:=SQRT([.A11]/4+1)-SQRT([.A11]/4)" office:value-type="float" office:value="0.278179277926009" calcext:value-type="float">
            <text:p>0,28</text:p>
          </table:table-cell>
          <table:table-cell table:style-name="ce2"/>
          <table:table-cell table:formula="of:=[.B11]*[.$H$1]" office:value-type="float" office:value="2949.5364956471" calcext:value-type="float">
            <text:p>2950</text:p>
          </table:table-cell>
          <table:table-cell table:number-columns-repeated="2"/>
        </table:table-row>
        <table:table-row table:style-name="ro1">
          <table:table-cell table:formula="of:=[.A11]+1" office:value-type="float" office:value="12" calcext:value-type="float">
            <text:p>12</text:p>
          </table:table-cell>
          <table:table-cell table:formula="of:=SQRT([.A12]+1)-SQRT([.A12])" office:value-type="float" office:value="0.141449660326235" calcext:value-type="float">
            <text:p>0,14</text:p>
          </table:table-cell>
          <table:table-cell table:formula="of:=SQRT([.A12]/2+1)-SQRT([.A12]/2)" office:value-type="float" office:value="0.196261568281413" calcext:value-type="float">
            <text:p>0,20</text:p>
          </table:table-cell>
          <table:table-cell table:formula="of:=SQRT([.A12]/4+1)-SQRT([.A12]/4)" office:value-type="float" office:value="0.267949192431123" calcext:value-type="float">
            <text:p>0,27</text:p>
          </table:table-cell>
          <table:table-cell table:style-name="ce2"/>
          <table:table-cell table:formula="of:=[.B12]*[.$H$1]" office:value-type="float" office:value="2828.9932065247" calcext:value-type="float">
            <text:p>2829</text:p>
          </table:table-cell>
          <table:table-cell table:number-columns-repeated="2"/>
        </table:table-row>
        <table:table-row table:style-name="ro1">
          <table:table-cell table:formula="of:=[.A12]+1" office:value-type="float" office:value="13" calcext:value-type="float">
            <text:p>13</text:p>
          </table:table-cell>
          <table:table-cell table:formula="of:=SQRT([.A13]+1)-SQRT([.A13])" office:value-type="float" office:value="0.136106111309952" calcext:value-type="float">
            <text:p>0,14</text:p>
          </table:table-cell>
          <table:table-cell table:formula="of:=SQRT([.A13]/2+1)-SQRT([.A13]/2)" office:value-type="float" office:value="0.189103030729438" calcext:value-type="float">
            <text:p>0,19</text:p>
          </table:table-cell>
          <table:table-cell table:formula="of:=SQRT([.A13]/4+1)-SQRT([.A13]/4)" office:value-type="float" office:value="0.258777175076836" calcext:value-type="float">
            <text:p>0,26</text:p>
          </table:table-cell>
          <table:table-cell table:style-name="ce2"/>
          <table:table-cell table:formula="of:=[.B13]*[.$H$1]" office:value-type="float" office:value="2722.12222619904" calcext:value-type="float">
            <text:p>2722</text:p>
          </table:table-cell>
          <table:table-cell table:number-columns-repeated="2"/>
        </table:table-row>
        <table:table-row table:style-name="ro1">
          <table:table-cell table:formula="of:=[.A13]+1" office:value-type="float" office:value="14" calcext:value-type="float">
            <text:p>14</text:p>
          </table:table-cell>
          <table:table-cell table:formula="of:=SQRT([.A14]+1)-SQRT([.A14])" office:value-type="float" office:value="0.131325959433476" calcext:value-type="float">
            <text:p>0,13</text:p>
          </table:table-cell>
          <table:table-cell table:formula="of:=SQRT([.A14]/2+1)-SQRT([.A14]/2)" office:value-type="float" office:value="0.1826758136816" calcext:value-type="float">
            <text:p>0,18</text:p>
          </table:table-cell>
          <table:table-cell table:formula="of:=SQRT([.A14]/4+1)-SQRT([.A14]/4)" office:value-type="float" office:value="0.250491650172672" calcext:value-type="float">
            <text:p>0,25</text:p>
          </table:table-cell>
          <table:table-cell table:style-name="ce2"/>
          <table:table-cell table:formula="of:=[.B14]*[.$H$1]" office:value-type="float" office:value="2626.51918866952" calcext:value-type="float">
            <text:p>2627</text:p>
          </table:table-cell>
          <table:table-cell table:number-columns-repeated="2"/>
        </table:table-row>
        <table:table-row table:style-name="ro1">
          <table:table-cell table:formula="of:=[.A14]+1" office:value-type="float" office:value="15" calcext:value-type="float">
            <text:p>15</text:p>
          </table:table-cell>
          <table:table-cell table:formula="of:=SQRT([.A15]+1)-SQRT([.A15])" office:value-type="float" office:value="0.127016653792583" calcext:value-type="float">
            <text:p>0,13</text:p>
          </table:table-cell>
          <table:table-cell table:formula="of:=SQRT([.A15]/2+1)-SQRT([.A15]/2)" office:value-type="float" office:value="0.17686315989682" calcext:value-type="float">
            <text:p>0,18</text:p>
          </table:table-cell>
          <table:table-cell table:formula="of:=SQRT([.A15]/4+1)-SQRT([.A15]/4)" office:value-type="float" office:value="0.242957798666628" calcext:value-type="float">
            <text:p>0,24</text:p>
          </table:table-cell>
          <table:table-cell table:style-name="ce2"/>
          <table:table-cell table:formula="of:=[.B15]*[.$H$1]" office:value-type="float" office:value="2540.33307585166" calcext:value-type="float">
            <text:p>2540</text:p>
          </table:table-cell>
          <table:table-cell table:number-columns-repeated="2"/>
        </table:table-row>
        <table:table-row table:style-name="ro1">
          <table:table-cell table:formula="of:=[.A15]+1" office:value-type="float" office:value="16" calcext:value-type="float">
            <text:p>16</text:p>
          </table:table-cell>
          <table:table-cell table:formula="of:=SQRT([.A16]+1)-SQRT([.A16])" office:value-type="float" office:value="0.123105625617661" calcext:value-type="float">
            <text:p>0,12</text:p>
          </table:table-cell>
          <table:table-cell table:formula="of:=SQRT([.A16]/2+1)-SQRT([.A16]/2)" office:value-type="float" office:value="0.17157287525381" calcext:value-type="float">
            <text:p>0,17</text:p>
          </table:table-cell>
          <table:table-cell table:formula="of:=SQRT([.A16]/4+1)-SQRT([.A16]/4)" office:value-type="float" office:value="0.23606797749979" calcext:value-type="float">
            <text:p>0,24</text:p>
          </table:table-cell>
          <table:table-cell table:style-name="ce2"/>
          <table:table-cell table:formula="of:=[.B16]*[.$H$1]" office:value-type="float" office:value="2462.11251235322" calcext:value-type="float">
            <text:p>2462</text:p>
          </table:table-cell>
          <table:table-cell table:number-columns-repeated="2"/>
        </table:table-row>
        <table:table-row table:style-name="ro1">
          <table:table-cell table:formula="of:=[.A16]+1" office:value-type="float" office:value="17" calcext:value-type="float">
            <text:p>17</text:p>
          </table:table-cell>
          <table:table-cell table:formula="of:=SQRT([.A17]+1)-SQRT([.A17])" office:value-type="float" office:value="0.119535061501624" calcext:value-type="float">
            <text:p>0,12</text:p>
          </table:table-cell>
          <table:table-cell table:formula="of:=SQRT([.A17]/2+1)-SQRT([.A17]/2)" office:value-type="float" office:value="0.166731054061838" calcext:value-type="float">
            <text:p>0,17</text:p>
          </table:table-cell>
          <table:table-cell table:formula="of:=SQRT([.A17]/4+1)-SQRT([.A17]/4)" office:value-type="float" office:value="0.22973503466909" calcext:value-type="float">
            <text:p>0,23</text:p>
          </table:table-cell>
          <table:table-cell table:style-name="ce2"/>
          <table:table-cell table:formula="of:=[.B17]*[.$H$1]" office:value-type="float" office:value="2390.70123003248" calcext:value-type="float">
            <text:p>2391</text:p>
          </table:table-cell>
          <table:table-cell table:number-columns-repeated="2"/>
        </table:table-row>
        <table:table-row table:style-name="ro1">
          <table:table-cell table:formula="of:=[.A17]+1" office:value-type="float" office:value="18" calcext:value-type="float">
            <text:p>18</text:p>
          </table:table-cell>
          <table:table-cell table:formula="of:=SQRT([.A18]+1)-SQRT([.A18])" office:value-type="float" office:value="0.116258256421389" calcext:value-type="float">
            <text:p>0,12</text:p>
          </table:table-cell>
          <table:table-cell table:formula="of:=SQRT([.A18]/2+1)-SQRT([.A18]/2)" office:value-type="float" office:value="0.16227766016838" calcext:value-type="float">
            <text:p>0,16</text:p>
          </table:table-cell>
          <table:table-cell table:formula="of:=SQRT([.A18]/4+1)-SQRT([.A18]/4)" office:value-type="float" office:value="0.223887536352072" calcext:value-type="float">
            <text:p>0,22</text:p>
          </table:table-cell>
          <table:table-cell table:style-name="ce2"/>
          <table:table-cell table:formula="of:=[.B18]*[.$H$1]" office:value-type="float" office:value="2325.16512842778" calcext:value-type="float">
            <text:p>2325</text:p>
          </table:table-cell>
          <table:table-cell table:number-columns-repeated="2"/>
        </table:table-row>
        <table:table-row table:style-name="ro1">
          <table:table-cell table:formula="of:=[.A18]+1" office:value-type="float" office:value="19" calcext:value-type="float">
            <text:p>19</text:p>
          </table:table-cell>
          <table:table-cell table:formula="of:=SQRT([.A19]+1)-SQRT([.A19])" office:value-type="float" office:value="0.113237011458906" calcext:value-type="float">
            <text:p>0,11</text:p>
          </table:table-cell>
          <table:table-cell table:formula="of:=SQRT([.A19]/2+1)-SQRT([.A19]/2)" office:value-type="float" office:value="0.158163347719442" calcext:value-type="float">
            <text:p>0,16</text:p>
          </table:table-cell>
          <table:table-cell table:formula="of:=SQRT([.A19]/4+1)-SQRT([.A19]/4)" office:value-type="float" office:value="0.218466289886023" calcext:value-type="float">
            <text:p>0,22</text:p>
          </table:table-cell>
          <table:table-cell table:style-name="ce2"/>
          <table:table-cell table:formula="of:=[.B19]*[.$H$1]" office:value-type="float" office:value="2264.74022917812" calcext:value-type="float">
            <text:p>2265</text:p>
          </table:table-cell>
          <table:table-cell table:number-columns-repeated="2"/>
        </table:table-row>
        <table:table-row table:style-name="ro1">
          <table:table-cell table:formula="of:=[.A19]+1" office:value-type="float" office:value="20" calcext:value-type="float">
            <text:p>20</text:p>
          </table:table-cell>
          <table:table-cell table:formula="of:=SQRT([.A20]+1)-SQRT([.A20])" office:value-type="float" office:value="0.11043973995626" calcext:value-type="float">
            <text:p>0,11</text:p>
          </table:table-cell>
          <table:table-cell table:formula="of:=SQRT([.A20]/2+1)-SQRT([.A20]/2)" office:value-type="float" office:value="0.15434713018702" calcext:value-type="float">
            <text:p>0,15</text:p>
          </table:table-cell>
          <table:table-cell table:formula="of:=SQRT([.A20]/4+1)-SQRT([.A20]/4)" office:value-type="float" office:value="0.213421765283388" calcext:value-type="float">
            <text:p>0,21</text:p>
          </table:table-cell>
          <table:table-cell table:style-name="ce2"/>
          <table:table-cell table:formula="of:=[.B20]*[.$H$1]" office:value-type="float" office:value="2208.7947991252" calcext:value-type="float">
            <text:p>2209</text:p>
          </table:table-cell>
          <table:table-cell table:number-columns-repeated="2"/>
        </table:table-row>
        <table:table-row table:style-name="ro1">
          <table:table-cell table:formula="of:=[.A20]+1" office:value-type="float" office:value="21" calcext:value-type="float">
            <text:p>21</text:p>
          </table:table-cell>
          <table:table-cell table:formula="of:=SQRT([.A21]+1)-SQRT([.A21])" office:value-type="float" office:value="0.10784006486759" calcext:value-type="float">
            <text:p>0,11</text:p>
          </table:table-cell>
          <table:table-cell table:formula="of:=SQRT([.A21]/2+1)-SQRT([.A21]/2)" office:value-type="float" office:value="0.150794642358704" calcext:value-type="float">
            <text:p>0,15</text:p>
          </table:table-cell>
          <table:table-cell table:formula="of:=SQRT([.A21]/4+1)-SQRT([.A21]/4)" office:value-type="float" office:value="0.20871215252208" calcext:value-type="float">
            <text:p>0,21</text:p>
          </table:table-cell>
          <table:table-cell table:style-name="ce2"/>
          <table:table-cell table:formula="of:=[.B21]*[.$H$1]" office:value-type="float" office:value="2156.8012973518" calcext:value-type="float">
            <text:p>2157</text:p>
          </table:table-cell>
          <table:table-cell table:number-columns-repeated="2"/>
        </table:table-row>
        <table:table-row table:style-name="ro1">
          <table:table-cell table:formula="of:=[.A21]+1" office:value-type="float" office:value="22" calcext:value-type="float">
            <text:p>22</text:p>
          </table:table-cell>
          <table:table-cell table:formula="of:=SQRT([.A22]+1)-SQRT([.A22])" office:value-type="float" office:value="0.105415763489289" calcext:value-type="float">
            <text:p>0,11</text:p>
          </table:table-cell>
          <table:table-cell table:formula="of:=SQRT([.A22]/2+1)-SQRT([.A22]/2)" office:value-type="float" office:value="0.147476824782355" calcext:value-type="float">
            <text:p>0,15</text:p>
          </table:table-cell>
          <table:table-cell table:formula="of:=SQRT([.A22]/4+1)-SQRT([.A22]/4)" office:value-type="float" office:value="0.204301876884677" calcext:value-type="float">
            <text:p>0,20</text:p>
          </table:table-cell>
          <table:table-cell table:style-name="ce2"/>
          <table:table-cell table:formula="of:=[.B22]*[.$H$1]" office:value-type="float" office:value="2108.31526978578" calcext:value-type="float">
            <text:p>2108</text:p>
          </table:table-cell>
          <table:table-cell table:number-columns-repeated="2"/>
        </table:table-row>
        <table:table-row table:style-name="ro1">
          <table:table-cell table:formula="of:=[.A22]+1" office:value-type="float" office:value="23" calcext:value-type="float">
            <text:p>23</text:p>
          </table:table-cell>
          <table:table-cell table:formula="of:=SQRT([.A23]+1)-SQRT([.A23])" office:value-type="float" office:value="0.103147962253637" calcext:value-type="float">
            <text:p>0,10</text:p>
          </table:table-cell>
          <table:table-cell table:formula="of:=SQRT([.A23]/2+1)-SQRT([.A23]/2)" office:value-type="float" office:value="0.144368914370104" calcext:value-type="float">
            <text:p>0,14</text:p>
          </table:table-cell>
          <table:table-cell table:formula="of:=SQRT([.A23]/4+1)-SQRT([.A23]/4)" office:value-type="float" office:value="0.200160449696956" calcext:value-type="float">
            <text:p>0,20</text:p>
          </table:table-cell>
          <table:table-cell table:style-name="ce2"/>
          <table:table-cell table:formula="of:=[.B23]*[.$H$1]" office:value-type="float" office:value="2062.95924507274" calcext:value-type="float">
            <text:p>2063</text:p>
          </table:table-cell>
          <table:table-cell table:number-columns-repeated="2"/>
        </table:table-row>
        <table:table-row table:style-name="ro1">
          <table:table-cell table:formula="of:=[.A23]+1" office:value-type="float" office:value="24" calcext:value-type="float">
            <text:p>24</text:p>
          </table:table-cell>
          <table:table-cell table:formula="of:=SQRT([.A24]+1)-SQRT([.A24])" office:value-type="float" office:value="0.101020514433644" calcext:value-type="float">
            <text:p>0,10</text:p>
          </table:table-cell>
          <table:table-cell table:formula="of:=SQRT([.A24]/2+1)-SQRT([.A24]/2)" office:value-type="float" office:value="0.141449660326235" calcext:value-type="float">
            <text:p>0,14</text:p>
          </table:table-cell>
          <table:table-cell table:formula="of:=SQRT([.A24]/4+1)-SQRT([.A24]/4)" office:value-type="float" office:value="0.196261568281413" calcext:value-type="float">
            <text:p>0,20</text:p>
          </table:table-cell>
          <table:table-cell table:style-name="ce2"/>
          <table:table-cell table:formula="of:=[.B24]*[.$H$1]" office:value-type="float" office:value="2020.41028867288" calcext:value-type="float">
            <text:p>2020</text:p>
          </table:table-cell>
          <table:table-cell table:number-columns-repeated="2"/>
        </table:table-row>
        <table:table-row table:style-name="ro1">
          <table:table-cell table:formula="of:=[.A24]+1" office:value-type="float" office:value="25" calcext:value-type="float">
            <text:p>25</text:p>
          </table:table-cell>
          <table:table-cell table:formula="of:=SQRT([.A25]+1)-SQRT([.A25])" office:value-type="float" office:value="0.0990195135927845" calcext:value-type="float">
            <text:p>0,10</text:p>
          </table:table-cell>
          <table:table-cell table:formula="of:=SQRT([.A25]/2+1)-SQRT([.A25]/2)" office:value-type="float" office:value="0.13870070824203" calcext:value-type="float">
            <text:p>0,14</text:p>
          </table:table-cell>
          <table:table-cell table:formula="of:=SQRT([.A25]/4+1)-SQRT([.A25]/4)" office:value-type="float" office:value="0.192582403567252" calcext:value-type="float">
            <text:p>0,19</text:p>
          </table:table-cell>
          <table:table-cell table:style-name="ce2"/>
          <table:table-cell table:formula="of:=[.B25]*[.$H$1]" office:value-type="float" office:value="1980.39027185569" calcext:value-type="float">
            <text:p>1980</text:p>
          </table:table-cell>
          <table:table-cell table:number-columns-repeated="2"/>
        </table:table-row>
        <table:table-row table:style-name="ro1">
          <table:table-cell table:formula="of:=[.A25]+1" office:value-type="float" office:value="26" calcext:value-type="float">
            <text:p>26</text:p>
          </table:table-cell>
          <table:table-cell table:formula="of:=SQRT([.A26]+1)-SQRT([.A26])" office:value-type="float" office:value="0.0971329091138475" calcext:value-type="float">
            <text:p>0,10</text:p>
          </table:table-cell>
          <table:table-cell table:formula="of:=SQRT([.A26]/2+1)-SQRT([.A26]/2)" office:value-type="float" office:value="0.136106111309952" calcext:value-type="float">
            <text:p>0,14</text:p>
          </table:table-cell>
          <table:table-cell table:formula="of:=SQRT([.A26]/4+1)-SQRT([.A26]/4)" office:value-type="float" office:value="0.189103030729438" calcext:value-type="float">
            <text:p>0,19</text:p>
          </table:table-cell>
          <table:table-cell table:style-name="ce2"/>
          <table:table-cell table:formula="of:=[.B26]*[.$H$1]" office:value-type="float" office:value="1942.65818227695" calcext:value-type="float">
            <text:p>1943</text:p>
          </table:table-cell>
          <table:table-cell table:number-columns-repeated="2"/>
        </table:table-row>
        <table:table-row table:style-name="ro1">
          <table:table-cell table:formula="of:=[.A26]+1" office:value-type="float" office:value="27" calcext:value-type="float">
            <text:p>27</text:p>
          </table:table-cell>
          <table:table-cell table:formula="of:=SQRT([.A27]+1)-SQRT([.A27])" office:value-type="float" office:value="0.0953501994225494" calcext:value-type="float">
            <text:p>0,10</text:p>
          </table:table-cell>
          <table:table-cell table:formula="of:=SQRT([.A27]/2+1)-SQRT([.A27]/2)" office:value-type="float" office:value="0.133651938757187" calcext:value-type="float">
            <text:p>0,13</text:p>
          </table:table-cell>
          <table:table-cell table:formula="of:=SQRT([.A27]/4+1)-SQRT([.A27]/4)" office:value-type="float" office:value="0.185805970061695" calcext:value-type="float">
            <text:p>0,19</text:p>
          </table:table-cell>
          <table:table-cell table:style-name="ce2"/>
          <table:table-cell table:formula="of:=[.B27]*[.$H$1]" office:value-type="float" office:value="1907.00398845099" calcext:value-type="float">
            <text:p>1907</text:p>
          </table:table-cell>
          <table:table-cell table:number-columns-repeated="2"/>
        </table:table-row>
        <table:table-row table:style-name="ro1">
          <table:table-cell table:formula="of:=[.A27]+1" office:value-type="float" office:value="28" calcext:value-type="float">
            <text:p>28</text:p>
          </table:table-cell>
          <table:table-cell table:formula="of:=SQRT([.A28]+1)-SQRT([.A28])" office:value-type="float" office:value="0.0936621850053223" calcext:value-type="float">
            <text:p>0,09</text:p>
          </table:table-cell>
          <table:table-cell table:formula="of:=SQRT([.A28]/2+1)-SQRT([.A28]/2)" office:value-type="float" office:value="0.131325959433476" calcext:value-type="float">
            <text:p>0,13</text:p>
          </table:table-cell>
          <table:table-cell table:formula="of:=SQRT([.A28]/4+1)-SQRT([.A28]/4)" office:value-type="float" office:value="0.1826758136816" calcext:value-type="float">
            <text:p>0,18</text:p>
          </table:table-cell>
          <table:table-cell table:style-name="ce2"/>
          <table:table-cell table:formula="of:=[.B28]*[.$H$1]" office:value-type="float" office:value="1873.24370010645" calcext:value-type="float">
            <text:p>1873</text:p>
          </table:table-cell>
          <table:table-cell table:number-columns-repeated="2"/>
        </table:table-row>
        <table:table-row table:style-name="ro1">
          <table:table-cell table:formula="of:=[.A28]+1" office:value-type="float" office:value="29" calcext:value-type="float">
            <text:p>29</text:p>
          </table:table-cell>
          <table:table-cell table:formula="of:=SQRT([.A29]+1)-SQRT([.A29])" office:value-type="float" office:value="0.0920607679171575" calcext:value-type="float">
            <text:p>0,09</text:p>
          </table:table-cell>
          <table:table-cell table:formula="of:=SQRT([.A29]/2+1)-SQRT([.A29]/2)" office:value-type="float" office:value="0.129117384073951" calcext:value-type="float">
            <text:p>0,13</text:p>
          </table:table-cell>
          <table:table-cell table:formula="of:=SQRT([.A29]/4+1)-SQRT([.A29]/4)" office:value-type="float" office:value="0.179698919701762" calcext:value-type="float">
            <text:p>0,18</text:p>
          </table:table-cell>
          <table:table-cell table:style-name="ce2"/>
          <table:table-cell table:formula="of:=[.B29]*[.$H$1]" office:value-type="float" office:value="1841.21535834315" calcext:value-type="float">
            <text:p>1841</text:p>
          </table:table-cell>
          <table:table-cell table:number-columns-repeated="2"/>
        </table:table-row>
        <table:table-row table:style-name="ro1">
          <table:table-cell table:formula="of:=[.A29]+1" office:value-type="float" office:value="30" calcext:value-type="float">
            <text:p>30</text:p>
          </table:table-cell>
          <table:table-cell table:formula="of:=SQRT([.A30]+1)-SQRT([.A30])" office:value-type="float" office:value="0.0905387877783603" calcext:value-type="float">
            <text:p>0,09</text:p>
          </table:table-cell>
          <table:table-cell table:formula="of:=SQRT([.A30]/2+1)-SQRT([.A30]/2)" office:value-type="float" office:value="0.127016653792583" calcext:value-type="float">
            <text:p>0,13</text:p>
          </table:table-cell>
          <table:table-cell table:formula="of:=SQRT([.A30]/4+1)-SQRT([.A30]/4)" office:value-type="float" office:value="0.17686315989682" calcext:value-type="float">
            <text:p>0,18</text:p>
          </table:table-cell>
          <table:table-cell table:style-name="ce2"/>
          <table:table-cell table:formula="of:=[.B30]*[.$H$1]" office:value-type="float" office:value="1810.77575556721" calcext:value-type="float">
            <text:p>1811</text:p>
          </table:table-cell>
          <table:table-cell table:number-columns-repeated="2"/>
        </table:table-row>
        <table:table-row table:style-name="ro1">
          <table:table-cell table:formula="of:=[.A30]+1" office:value-type="float" office:value="31" calcext:value-type="float">
            <text:p>31</text:p>
          </table:table-cell>
          <table:table-cell table:formula="of:=SQRT([.A31]+1)-SQRT([.A31])" office:value-type="float" office:value="0.0890898866623591" calcext:value-type="float">
            <text:p>0,09</text:p>
          </table:table-cell>
          <table:table-cell table:formula="of:=SQRT([.A31]/2+1)-SQRT([.A31]/2)" office:value-type="float" office:value="0.125015265312075" calcext:value-type="float">
            <text:p>0,13</text:p>
          </table:table-cell>
          <table:table-cell table:formula="of:=SQRT([.A31]/4+1)-SQRT([.A31]/4)" office:value-type="float" office:value="0.174157710134797" calcext:value-type="float">
            <text:p>0,17</text:p>
          </table:table-cell>
          <table:table-cell table:style-name="ce2"/>
          <table:table-cell table:formula="of:=[.B31]*[.$H$1]" office:value-type="float" office:value="1781.79773324718" calcext:value-type="float">
            <text:p>1782</text:p>
          </table:table-cell>
          <table:table-cell table:number-columns-repeated="2"/>
        </table:table-row>
        <table:table-row table:style-name="ro1">
          <table:table-cell table:formula="of:=[.A31]+1" office:value-type="float" office:value="32" calcext:value-type="float">
            <text:p>32</text:p>
          </table:table-cell>
          <table:table-cell table:formula="of:=SQRT([.A32]+1)-SQRT([.A32])" office:value-type="float" office:value="0.087708397045648" calcext:value-type="float">
            <text:p>0,09</text:p>
          </table:table-cell>
          <table:table-cell table:formula="of:=SQRT([.A32]/2+1)-SQRT([.A32]/2)" office:value-type="float" office:value="0.123105625617661" calcext:value-type="float">
            <text:p>0,12</text:p>
          </table:table-cell>
          <table:table-cell table:formula="of:=SQRT([.A32]/4+1)-SQRT([.A32]/4)" office:value-type="float" office:value="0.17157287525381" calcext:value-type="float">
            <text:p>0,17</text:p>
          </table:table-cell>
          <table:table-cell table:style-name="ce2"/>
          <table:table-cell table:formula="of:=[.B32]*[.$H$1]" office:value-type="float" office:value="1754.16794091296" calcext:value-type="float">
            <text:p>1754</text:p>
          </table:table-cell>
          <table:table-cell table:number-columns-repeated="2"/>
        </table:table-row>
        <table:table-row table:style-name="ro1">
          <table:table-cell table:formula="of:=[.A32]+1" office:value-type="float" office:value="33" calcext:value-type="float">
            <text:p>33</text:p>
          </table:table-cell>
          <table:table-cell table:formula="of:=SQRT([.A33]+1)-SQRT([.A33])" office:value-type="float" office:value="0.0863892483072721" calcext:value-type="float">
            <text:p>0,09</text:p>
          </table:table-cell>
          <table:table-cell table:formula="of:=SQRT([.A33]/2+1)-SQRT([.A33]/2)" office:value-type="float" office:value="0.121280930352397" calcext:value-type="float">
            <text:p>0,12</text:p>
          </table:table-cell>
          <table:table-cell table:formula="of:=SQRT([.A33]/4+1)-SQRT([.A33]/4)" office:value-type="float" office:value="0.169099941880095" calcext:value-type="float">
            <text:p>0,17</text:p>
          </table:table-cell>
          <table:table-cell table:style-name="ce2"/>
          <table:table-cell table:formula="of:=[.B33]*[.$H$1]" office:value-type="float" office:value="1727.78496614544" calcext:value-type="float">
            <text:p>1728</text:p>
          </table:table-cell>
          <table:table-cell table:number-columns-repeated="2"/>
        </table:table-row>
        <table:table-row table:style-name="ro1">
          <table:table-cell table:formula="of:=[.A33]+1" office:value-type="float" office:value="34" calcext:value-type="float">
            <text:p>34</text:p>
          </table:table-cell>
          <table:table-cell table:formula="of:=SQRT([.A34]+1)-SQRT([.A34])" office:value-type="float" office:value="0.0851278882543154" calcext:value-type="float">
            <text:p>0,09</text:p>
          </table:table-cell>
          <table:table-cell table:formula="of:=SQRT([.A34]/2+1)-SQRT([.A34]/2)" office:value-type="float" office:value="0.119535061501624" calcext:value-type="float">
            <text:p>0,12</text:p>
          </table:table-cell>
          <table:table-cell table:formula="of:=SQRT([.A34]/4+1)-SQRT([.A34]/4)" office:value-type="float" office:value="0.166731054061838" calcext:value-type="float">
            <text:p>0,17</text:p>
          </table:table-cell>
          <table:table-cell table:style-name="ce2"/>
          <table:table-cell table:formula="of:=[.B34]*[.$H$1]" office:value-type="float" office:value="1702.55776508631" calcext:value-type="float">
            <text:p>1703</text:p>
          </table:table-cell>
          <table:table-cell table:number-columns-repeated="2"/>
        </table:table-row>
        <table:table-row table:style-name="ro1">
          <table:table-cell table:formula="of:=[.A34]+1" office:value-type="float" office:value="35" calcext:value-type="float">
            <text:p>35</text:p>
          </table:table-cell>
          <table:table-cell table:formula="of:=SQRT([.A35]+1)-SQRT([.A35])" office:value-type="float" office:value="0.0839202169003839" calcext:value-type="float">
            <text:p>0,08</text:p>
          </table:table-cell>
          <table:table-cell table:formula="of:=SQRT([.A35]/2+1)-SQRT([.A35]/2)" office:value-type="float" office:value="0.117862500850936" calcext:value-type="float">
            <text:p>0,12</text:p>
          </table:table-cell>
          <table:table-cell table:formula="of:=SQRT([.A35]/4+1)-SQRT([.A35]/4)" office:value-type="float" office:value="0.164459107649391" calcext:value-type="float">
            <text:p>0,16</text:p>
          </table:table-cell>
          <table:table-cell table:style-name="ce2"/>
          <table:table-cell table:formula="of:=[.B35]*[.$H$1]" office:value-type="float" office:value="1678.40433800768" calcext:value-type="float">
            <text:p>1678</text:p>
          </table:table-cell>
          <table:table-cell table:number-columns-repeated="2"/>
        </table:table-row>
        <table:table-row table:style-name="ro1">
          <table:table-cell table:formula="of:=[.A35]+1" office:value-type="float" office:value="36" calcext:value-type="float">
            <text:p>36</text:p>
          </table:table-cell>
          <table:table-cell table:formula="of:=SQRT([.A36]+1)-SQRT([.A36])" office:value-type="float" office:value="0.0827625302982193" calcext:value-type="float">
            <text:p>0,08</text:p>
          </table:table-cell>
          <table:table-cell table:formula="of:=SQRT([.A36]/2+1)-SQRT([.A36]/2)" office:value-type="float" office:value="0.116258256421389" calcext:value-type="float">
            <text:p>0,12</text:p>
          </table:table-cell>
          <table:table-cell table:formula="of:=SQRT([.A36]/4+1)-SQRT([.A36]/4)" office:value-type="float" office:value="0.16227766016838" calcext:value-type="float">
            <text:p>0,16</text:p>
          </table:table-cell>
          <table:table-cell table:style-name="ce2"/>
          <table:table-cell table:formula="of:=[.B36]*[.$H$1]" office:value-type="float" office:value="1655.25060596439" calcext:value-type="float">
            <text:p>1655</text:p>
          </table:table-cell>
          <table:table-cell table:number-columns-repeated="2"/>
        </table:table-row>
        <table:table-row table:style-name="ro1">
          <table:table-cell table:formula="of:=[.A36]+1" office:value-type="float" office:value="37" calcext:value-type="float">
            <text:p>37</text:p>
          </table:table-cell>
          <table:table-cell table:formula="of:=SQRT([.A37]+1)-SQRT([.A37])" office:value-type="float" office:value="0.0816514726707567" calcext:value-type="float">
            <text:p>0,08</text:p>
          </table:table-cell>
          <table:table-cell table:formula="of:=SQRT([.A37]/2+1)-SQRT([.A37]/2)" office:value-type="float" office:value="0.114717799642611" calcext:value-type="float">
            <text:p>0,11</text:p>
          </table:table-cell>
          <table:table-cell table:formula="of:=SQRT([.A37]/4+1)-SQRT([.A37]/4)" office:value-type="float" office:value="0.160180853567315" calcext:value-type="float">
            <text:p>0,16</text:p>
          </table:table-cell>
          <table:table-cell table:style-name="ce2"/>
          <table:table-cell table:formula="of:=[.B37]*[.$H$1]" office:value-type="float" office:value="1633.02945341513" calcext:value-type="float">
            <text:p>1633</text:p>
          </table:table-cell>
          <table:table-cell table:number-columns-repeated="2"/>
        </table:table-row>
        <table:table-row table:style-name="ro1">
          <table:table-cell table:formula="of:=[.A37]+1" office:value-type="float" office:value="38" calcext:value-type="float">
            <text:p>38</text:p>
          </table:table-cell>
          <table:table-cell table:formula="of:=SQRT([.A38]+1)-SQRT([.A38])" office:value-type="float" office:value="0.0805839954294223" calcext:value-type="float">
            <text:p>0,08</text:p>
          </table:table-cell>
          <table:table-cell table:formula="of:=SQRT([.A38]/2+1)-SQRT([.A38]/2)" office:value-type="float" office:value="0.113237011458906" calcext:value-type="float">
            <text:p>0,11</text:p>
          </table:table-cell>
          <table:table-cell table:formula="of:=SQRT([.A38]/4+1)-SQRT([.A38]/4)" office:value-type="float" office:value="0.158163347719442" calcext:value-type="float">
            <text:p>0,16</text:p>
          </table:table-cell>
          <table:table-cell table:style-name="ce2"/>
          <table:table-cell table:formula="of:=[.B38]*[.$H$1]" office:value-type="float" office:value="1611.67990858845" calcext:value-type="float">
            <text:p>1612</text:p>
          </table:table-cell>
          <table:table-cell table:number-columns-repeated="2"/>
        </table:table-row>
        <table:table-row table:style-name="ro1">
          <table:table-cell table:formula="of:=[.A38]+1" office:value-type="float" office:value="39" calcext:value-type="float">
            <text:p>39</text:p>
          </table:table-cell>
          <table:table-cell table:formula="of:=SQRT([.A39]+1)-SQRT([.A39])" office:value-type="float" office:value="0.0795573219383607" calcext:value-type="float">
            <text:p>0,08</text:p>
          </table:table-cell>
          <table:table-cell table:formula="of:=SQRT([.A39]/2+1)-SQRT([.A39]/2)" office:value-type="float" office:value="0.111812135904785" calcext:value-type="float">
            <text:p>0,11</text:p>
          </table:table-cell>
          <table:table-cell table:formula="of:=SQRT([.A39]/4+1)-SQRT([.A39]/4)" office:value-type="float" office:value="0.156220262951801" calcext:value-type="float">
            <text:p>0,16</text:p>
          </table:table-cell>
          <table:table-cell table:style-name="ce2"/>
          <table:table-cell table:formula="of:=[.B39]*[.$H$1]" office:value-type="float" office:value="1591.14643876721" calcext:value-type="float">
            <text:p>1591</text:p>
          </table:table-cell>
          <table:table-cell table:number-columns-repeated="2"/>
        </table:table-row>
        <table:table-row table:style-name="ro1">
          <table:table-cell table:formula="of:=[.A39]+1" office:value-type="float" office:value="40" calcext:value-type="float">
            <text:p>40</text:p>
          </table:table-cell>
          <table:table-cell table:formula="of:=SQRT([.A40]+1)-SQRT([.A40])" office:value-type="float" office:value="0.0785689170960895" calcext:value-type="float">
            <text:p>0,08</text:p>
          </table:table-cell>
          <table:table-cell table:formula="of:=SQRT([.A40]/2+1)-SQRT([.A40]/2)" office:value-type="float" office:value="0.11043973995626" calcext:value-type="float">
            <text:p>0,11</text:p>
          </table:table-cell>
          <table:table-cell table:formula="of:=SQRT([.A40]/4+1)-SQRT([.A40]/4)" office:value-type="float" office:value="0.15434713018702" calcext:value-type="float">
            <text:p>0,15</text:p>
          </table:table-cell>
          <table:table-cell table:style-name="ce2"/>
          <table:table-cell table:formula="of:=[.B40]*[.$H$1]" office:value-type="float" office:value="1571.37834192179" calcext:value-type="float">
            <text:p>1571</text:p>
          </table:table-cell>
          <table:table-cell table:number-columns-repeated="2"/>
        </table:table-row>
        <table:table-row table:style-name="ro1">
          <table:table-cell table:formula="of:=[.A40]+1" office:value-type="float" office:value="41" calcext:value-type="float">
            <text:p>41</text:p>
          </table:table-cell>
          <table:table-cell table:formula="of:=SQRT([.A41]+1)-SQRT([.A41])" office:value-type="float" office:value="0.0776164609750119" calcext:value-type="float">
            <text:p>0,08</text:p>
          </table:table-cell>
          <table:table-cell table:formula="of:=SQRT([.A41]/2+1)-SQRT([.A41]/2)" office:value-type="float" office:value="0.109116678679143" calcext:value-type="float">
            <text:p>0,11</text:p>
          </table:table-cell>
          <table:table-cell table:formula="of:=SQRT([.A41]/4+1)-SQRT([.A41]/4)" office:value-type="float" office:value="0.15253984753326" calcext:value-type="float">
            <text:p>0,15</text:p>
          </table:table-cell>
          <table:table-cell table:style-name="ce2"/>
          <table:table-cell table:formula="of:=[.B41]*[.$H$1]" office:value-type="float" office:value="1552.32921950024" calcext:value-type="float">
            <text:p>1552</text:p>
          </table:table-cell>
          <table:table-cell table:number-columns-repeated="2"/>
        </table:table-row>
        <table:table-row table:style-name="ro1">
          <table:table-cell table:formula="of:=[.A41]+1" office:value-type="float" office:value="42" calcext:value-type="float">
            <text:p>42</text:p>
          </table:table-cell>
          <table:table-cell table:formula="of:=SQRT([.A42]+1)-SQRT([.A42])" office:value-type="float" office:value="0.07669782589414" calcext:value-type="float">
            <text:p>0,08</text:p>
          </table:table-cell>
          <table:table-cell table:formula="of:=SQRT([.A42]/2+1)-SQRT([.A42]/2)" office:value-type="float" office:value="0.10784006486759" calcext:value-type="float">
            <text:p>0,11</text:p>
          </table:table-cell>
          <table:table-cell table:formula="of:=SQRT([.A42]/4+1)-SQRT([.A42]/4)" office:value-type="float" office:value="0.150794642358704" calcext:value-type="float">
            <text:p>0,15</text:p>
          </table:table-cell>
          <table:table-cell table:style-name="ce2"/>
          <table:table-cell table:formula="of:=[.B42]*[.$H$1]" office:value-type="float" office:value="1533.9565178828" calcext:value-type="float">
            <text:p>1534</text:p>
          </table:table-cell>
          <table:table-cell table:number-columns-repeated="2"/>
        </table:table-row>
        <table:table-row table:style-name="ro1">
          <table:table-cell table:formula="of:=[.A42]+1" office:value-type="float" office:value="43" calcext:value-type="float">
            <text:p>43</text:p>
          </table:table-cell>
          <table:table-cell table:formula="of:=SQRT([.A43]+1)-SQRT([.A43])" office:value-type="float" office:value="0.0758110564087993" calcext:value-type="float">
            <text:p>0,08</text:p>
          </table:table-cell>
          <table:table-cell table:formula="of:=SQRT([.A43]/2+1)-SQRT([.A43]/2)" office:value-type="float" office:value="0.106607242504717" calcext:value-type="float">
            <text:p>0,11</text:p>
          </table:table-cell>
          <table:table-cell table:formula="of:=SQRT([.A43]/4+1)-SQRT([.A43]/4)" office:value-type="float" office:value="0.149108038049522" calcext:value-type="float">
            <text:p>0,15</text:p>
          </table:table-cell>
          <table:table-cell table:style-name="ce2"/>
          <table:table-cell table:formula="of:=[.B43]*[.$H$1]" office:value-type="float" office:value="1516.22112817599" calcext:value-type="float">
            <text:p>1516</text:p>
          </table:table-cell>
          <table:table-cell table:number-columns-repeated="2"/>
        </table:table-row>
        <table:table-row table:style-name="ro1">
          <table:table-cell table:formula="of:=[.A43]+1" office:value-type="float" office:value="44" calcext:value-type="float">
            <text:p>44</text:p>
          </table:table-cell>
          <table:table-cell table:formula="of:=SQRT([.A44]+1)-SQRT([.A44])" office:value-type="float" office:value="0.0749543517885698" calcext:value-type="float">
            <text:p>0,07</text:p>
          </table:table-cell>
          <table:table-cell table:formula="of:=SQRT([.A44]/2+1)-SQRT([.A44]/2)" office:value-type="float" office:value="0.105415763489289" calcext:value-type="float">
            <text:p>0,11</text:p>
          </table:table-cell>
          <table:table-cell table:formula="of:=SQRT([.A44]/4+1)-SQRT([.A44]/4)" office:value-type="float" office:value="0.147476824782355" calcext:value-type="float">
            <text:p>0,15</text:p>
          </table:table-cell>
          <table:table-cell table:style-name="ce2"/>
          <table:table-cell table:formula="of:=[.B44]*[.$H$1]" office:value-type="float" office:value="1499.0870357714" calcext:value-type="float">
            <text:p>1499</text:p>
          </table:table-cell>
          <table:table-cell table:number-columns-repeated="2"/>
        </table:table-row>
        <table:table-row table:style-name="ro1">
          <table:table-cell table:formula="of:=[.A44]+1" office:value-type="float" office:value="45" calcext:value-type="float">
            <text:p>45</text:p>
          </table:table-cell>
          <table:table-cell table:formula="of:=SQRT([.A45]+1)-SQRT([.A45])" office:value-type="float" office:value="0.0741260506258987" calcext:value-type="float">
            <text:p>0,07</text:p>
          </table:table-cell>
          <table:table-cell table:formula="of:=SQRT([.A45]/2+1)-SQRT([.A45]/2)" office:value-type="float" office:value="0.10426336716376" calcext:value-type="float">
            <text:p>0,10</text:p>
          </table:table-cell>
          <table:table-cell table:formula="of:=SQRT([.A45]/4+1)-SQRT([.A45]/4)" office:value-type="float" office:value="0.145898033750315" calcext:value-type="float">
            <text:p>0,15</text:p>
          </table:table-cell>
          <table:table-cell table:style-name="ce2"/>
          <table:table-cell table:formula="of:=[.B45]*[.$H$1]" office:value-type="float" office:value="1482.52101251797" calcext:value-type="float">
            <text:p>1483</text:p>
          </table:table-cell>
          <table:table-cell table:number-columns-repeated="2"/>
        </table:table-row>
        <table:table-row table:style-name="ro1">
          <table:table-cell table:formula="of:=[.A45]+1" office:value-type="float" office:value="46" calcext:value-type="float">
            <text:p>46</text:p>
          </table:table-cell>
          <table:table-cell table:formula="of:=SQRT([.A46]+1)-SQRT([.A46])" office:value-type="float" office:value="0.0733246172757758" calcext:value-type="float">
            <text:p>0,07</text:p>
          </table:table-cell>
          <table:table-cell table:formula="of:=SQRT([.A46]/2+1)-SQRT([.A46]/2)" office:value-type="float" office:value="0.103147962253637" calcext:value-type="float">
            <text:p>0,10</text:p>
          </table:table-cell>
          <table:table-cell table:formula="of:=SQRT([.A46]/4+1)-SQRT([.A46]/4)" office:value-type="float" office:value="0.144368914370104" calcext:value-type="float">
            <text:p>0,14</text:p>
          </table:table-cell>
          <table:table-cell table:style-name="ce2"/>
          <table:table-cell table:formula="of:=[.B46]*[.$H$1]" office:value-type="float" office:value="1466.49234551552" calcext:value-type="float">
            <text:p>1466</text:p>
          </table:table-cell>
          <table:table-cell table:number-columns-repeated="2"/>
        </table:table-row>
        <table:table-row table:style-name="ro1">
          <table:table-cell table:formula="of:=[.A46]+1" office:value-type="float" office:value="47" calcext:value-type="float">
            <text:p>47</text:p>
          </table:table-cell>
          <table:table-cell table:formula="of:=SQRT([.A47]+1)-SQRT([.A47])" office:value-type="float" office:value="0.0725486298744649" calcext:value-type="float">
            <text:p>0,07</text:p>
          </table:table-cell>
          <table:table-cell table:formula="of:=SQRT([.A47]/2+1)-SQRT([.A47]/2)" office:value-type="float" office:value="0.102067610889503" calcext:value-type="float">
            <text:p>0,10</text:p>
          </table:table-cell>
          <table:table-cell table:formula="of:=SQRT([.A47]/4+1)-SQRT([.A47]/4)" office:value-type="float" office:value="0.142886914070903" calcext:value-type="float">
            <text:p>0,14</text:p>
          </table:table-cell>
          <table:table-cell table:style-name="ce2"/>
          <table:table-cell table:formula="of:=[.B47]*[.$H$1]" office:value-type="float" office:value="1450.9725974893" calcext:value-type="float">
            <text:p>1451</text:p>
          </table:table-cell>
          <table:table-cell table:number-columns-repeated="2"/>
        </table:table-row>
        <table:table-row table:style-name="ro1">
          <table:table-cell table:formula="of:=[.A47]+1" office:value-type="float" office:value="48" calcext:value-type="float">
            <text:p>48</text:p>
          </table:table-cell>
          <table:table-cell table:formula="of:=SQRT([.A48]+1)-SQRT([.A48])" office:value-type="float" office:value="0.0717967697244912" calcext:value-type="float">
            <text:p>0,07</text:p>
          </table:table-cell>
          <table:table-cell table:formula="of:=SQRT([.A48]/2+1)-SQRT([.A48]/2)" office:value-type="float" office:value="0.101020514433644" calcext:value-type="float">
            <text:p>0,10</text:p>
          </table:table-cell>
          <table:table-cell table:formula="of:=SQRT([.A48]/4+1)-SQRT([.A48]/4)" office:value-type="float" office:value="0.141449660326235" calcext:value-type="float">
            <text:p>0,14</text:p>
          </table:table-cell>
          <table:table-cell table:style-name="ce2"/>
          <table:table-cell table:formula="of:=[.B48]*[.$H$1]" office:value-type="float" office:value="1435.93539448982" calcext:value-type="float">
            <text:p>1436</text:p>
          </table:table-cell>
          <table:table-cell table:number-columns-repeated="2"/>
        </table:table-row>
        <table:table-row table:style-name="ro1">
          <table:table-cell table:formula="of:=[.A48]+1" office:value-type="float" office:value="49" calcext:value-type="float">
            <text:p>49</text:p>
          </table:table-cell>
          <table:table-cell table:formula="of:=SQRT([.A49]+1)-SQRT([.A49])" office:value-type="float" office:value="0.0710678118654755" calcext:value-type="float">
            <text:p>0,07</text:p>
          </table:table-cell>
          <table:table-cell table:formula="of:=SQRT([.A49]/2+1)-SQRT([.A49]/2)" office:value-type="float" office:value="0.100005000875206" calcext:value-type="float">
            <text:p>0,10</text:p>
          </table:table-cell>
          <table:table-cell table:formula="of:=SQRT([.A49]/4+1)-SQRT([.A49]/4)" office:value-type="float" office:value="0.140054944640259" calcext:value-type="float">
            <text:p>0,14</text:p>
          </table:table-cell>
          <table:table-cell table:style-name="ce2"/>
          <table:table-cell table:formula="of:=[.B49]*[.$H$1]" office:value-type="float" office:value="1421.35623730951" calcext:value-type="float">
            <text:p>1421</text:p>
          </table:table-cell>
          <table:table-cell table:number-columns-repeated="2"/>
        </table:table-row>
        <table:table-row table:style-name="ro1">
          <table:table-cell table:formula="of:=[.A49]+1" office:value-type="float" office:value="50" calcext:value-type="float">
            <text:p>50</text:p>
          </table:table-cell>
          <table:table-cell table:formula="of:=SQRT([.A50]+1)-SQRT([.A50])" office:value-type="float" office:value="0.0703606166773749" calcext:value-type="float">
            <text:p>0,07</text:p>
          </table:table-cell>
          <table:table-cell table:formula="of:=SQRT([.A50]/2+1)-SQRT([.A50]/2)" office:value-type="float" office:value="0.0990195135927845" calcext:value-type="float">
            <text:p>0,10</text:p>
          </table:table-cell>
          <table:table-cell table:formula="of:=SQRT([.A50]/4+1)-SQRT([.A50]/4)" office:value-type="float" office:value="0.13870070824203" calcext:value-type="float">
            <text:p>0,14</text:p>
          </table:table-cell>
          <table:table-cell table:style-name="ce2"/>
          <table:table-cell table:formula="of:=[.B50]*[.$H$1]" office:value-type="float" office:value="1407.2123335475" calcext:value-type="float">
            <text:p>1407</text:p>
          </table:table-cell>
          <table:table-cell table:number-columns-repeated="2"/>
        </table:table-row>
        <table:table-row table:style-name="ro1">
          <table:table-cell table:formula="of:=[.A50]+1" office:value-type="float" office:value="51" calcext:value-type="float">
            <text:p>51</text:p>
          </table:table-cell>
          <table:table-cell table:formula="of:=SQRT([.A51]+1)-SQRT([.A51])" office:value-type="float" office:value="0.0696741223851278" calcext:value-type="float">
            <text:p>0,07</text:p>
          </table:table-cell>
          <table:table-cell table:formula="of:=SQRT([.A51]/2+1)-SQRT([.A51]/2)" office:value-type="float" office:value="0.0980626013124617" calcext:value-type="float">
            <text:p>0,10</text:p>
          </table:table-cell>
          <table:table-cell table:formula="of:=SQRT([.A51]/4+1)-SQRT([.A51]/4)" office:value-type="float" office:value="0.137385029276406" calcext:value-type="float">
            <text:p>0,14</text:p>
          </table:table-cell>
          <table:table-cell table:style-name="ce2"/>
          <table:table-cell table:formula="of:=[.B51]*[.$H$1]" office:value-type="float" office:value="1393.48244770256" calcext:value-type="float">
            <text:p>1393</text:p>
          </table:table-cell>
          <table:table-cell table:number-columns-repeated="2"/>
        </table:table-row>
        <table:table-row table:style-name="ro1">
          <table:table-cell table:formula="of:=[.A51]+1" office:value-type="float" office:value="52" calcext:value-type="float">
            <text:p>52</text:p>
          </table:table-cell>
          <table:table-cell table:formula="of:=SQRT([.A52]+1)-SQRT([.A52])" office:value-type="float" office:value="0.0690073383525398" calcext:value-type="float">
            <text:p>0,07</text:p>
          </table:table-cell>
          <table:table-cell table:formula="of:=SQRT([.A52]/2+1)-SQRT([.A52]/2)" office:value-type="float" office:value="0.0971329091138475" calcext:value-type="float">
            <text:p>0,10</text:p>
          </table:table-cell>
          <table:table-cell table:formula="of:=SQRT([.A52]/4+1)-SQRT([.A52]/4)" office:value-type="float" office:value="0.136106111309952" calcext:value-type="float">
            <text:p>0,14</text:p>
          </table:table-cell>
          <table:table-cell table:style-name="ce2"/>
          <table:table-cell table:formula="of:=[.B52]*[.$H$1]" office:value-type="float" office:value="1380.1467670508" calcext:value-type="float">
            <text:p>1380</text:p>
          </table:table-cell>
          <table:table-cell table:number-columns-repeated="2"/>
        </table:table-row>
        <table:table-row table:style-name="ro1">
          <table:table-cell table:formula="of:=[.A52]+1" office:value-type="float" office:value="53" calcext:value-type="float">
            <text:p>53</text:p>
          </table:table-cell>
          <table:table-cell table:formula="of:=SQRT([.A53]+1)-SQRT([.A53])" office:value-type="float" office:value="0.0683593390690165" calcext:value-type="float">
            <text:p>0,07</text:p>
          </table:table-cell>
          <table:table-cell table:formula="of:=SQRT([.A53]/2+1)-SQRT([.A53]/2)" office:value-type="float" office:value="0.0962291703572573" calcext:value-type="float">
            <text:p>0,10</text:p>
          </table:table-cell>
          <table:table-cell table:formula="of:=SQRT([.A53]/4+1)-SQRT([.A53]/4)" office:value-type="float" office:value="0.134862272995116" calcext:value-type="float">
            <text:p>0,13</text:p>
          </table:table-cell>
          <table:table-cell table:style-name="ce2"/>
          <table:table-cell table:formula="of:=[.B53]*[.$H$1]" office:value-type="float" office:value="1367.18678138033" calcext:value-type="float">
            <text:p>1367</text:p>
          </table:table-cell>
          <table:table-cell table:number-columns-repeated="2"/>
        </table:table-row>
        <table:table-row table:style-name="ro1">
          <table:table-cell table:formula="of:=[.A53]+1" office:value-type="float" office:value="54" calcext:value-type="float">
            <text:p>54</text:p>
          </table:table-cell>
          <table:table-cell table:formula="of:=SQRT([.A54]+1)-SQRT([.A54])" office:value-type="float" office:value="0.0677292587461285" calcext:value-type="float">
            <text:p>0,07</text:p>
          </table:table-cell>
          <table:table-cell table:formula="of:=SQRT([.A54]/2+1)-SQRT([.A54]/2)" office:value-type="float" office:value="0.0953501994225494" calcext:value-type="float">
            <text:p>0,10</text:p>
          </table:table-cell>
          <table:table-cell table:formula="of:=SQRT([.A54]/4+1)-SQRT([.A54]/4)" office:value-type="float" office:value="0.133651938757187" calcext:value-type="float">
            <text:p>0,13</text:p>
          </table:table-cell>
          <table:table-cell table:style-name="ce2"/>
          <table:table-cell table:formula="of:=[.B54]*[.$H$1]" office:value-type="float" office:value="1354.58517492257" calcext:value-type="float">
            <text:p>1355</text:p>
          </table:table-cell>
          <table:table-cell table:number-columns-repeated="2"/>
        </table:table-row>
        <table:table-row table:style-name="ro1">
          <table:table-cell table:formula="of:=[.A54]+1" office:value-type="float" office:value="55" calcext:value-type="float">
            <text:p>55</text:p>
          </table:table-cell>
          <table:table-cell table:formula="of:=SQRT([.A55]+1)-SQRT([.A55])" office:value-type="float" office:value="0.0671162864522197" calcext:value-type="float">
            <text:p>0,07</text:p>
          </table:table-cell>
          <table:table-cell table:formula="of:=SQRT([.A55]/2+1)-SQRT([.A55]/2)" office:value-type="float" office:value="0.0944948851648979" calcext:value-type="float">
            <text:p>0,09</text:p>
          </table:table-cell>
          <table:table-cell table:formula="of:=SQRT([.A55]/4+1)-SQRT([.A55]/4)" office:value-type="float" office:value="0.132473630386472" calcext:value-type="float">
            <text:p>0,13</text:p>
          </table:table-cell>
          <table:table-cell table:style-name="ce2"/>
          <table:table-cell table:formula="of:=[.B55]*[.$H$1]" office:value-type="float" office:value="1342.32572904439" calcext:value-type="float">
            <text:p>1342</text:p>
          </table:table-cell>
          <table:table-cell table:number-columns-repeated="2"/>
        </table:table-row>
        <table:table-row table:style-name="ro1">
          <table:table-cell table:formula="of:=[.A55]+1" office:value-type="float" office:value="56" calcext:value-type="float">
            <text:p>56</text:p>
          </table:table-cell>
          <table:table-cell table:formula="of:=SQRT([.A56]+1)-SQRT([.A56])" office:value-type="float" office:value="0.0665196617228672" calcext:value-type="float">
            <text:p>0,07</text:p>
          </table:table-cell>
          <table:table-cell table:formula="of:=SQRT([.A56]/2+1)-SQRT([.A56]/2)" office:value-type="float" office:value="0.0936621850053223" calcext:value-type="float">
            <text:p>0,09</text:p>
          </table:table-cell>
          <table:table-cell table:formula="of:=SQRT([.A56]/4+1)-SQRT([.A56]/4)" office:value-type="float" office:value="0.131325959433476" calcext:value-type="float">
            <text:p>0,13</text:p>
          </table:table-cell>
          <table:table-cell table:style-name="ce2"/>
          <table:table-cell table:formula="of:=[.B56]*[.$H$1]" office:value-type="float" office:value="1330.39323445734" calcext:value-type="float">
            <text:p>1330</text:p>
          </table:table-cell>
          <table:table-cell table:number-columns-repeated="2"/>
        </table:table-row>
        <table:table-row table:style-name="ro1">
          <table:table-cell table:formula="of:=[.A56]+1" office:value-type="float" office:value="57" calcext:value-type="float">
            <text:p>57</text:p>
          </table:table-cell>
          <table:table-cell table:formula="of:=SQRT([.A57]+1)-SQRT([.A57])" office:value-type="float" office:value="0.0659386705931588" calcext:value-type="float">
            <text:p>0,07</text:p>
          </table:table-cell>
          <table:table-cell table:formula="of:=SQRT([.A57]/2+1)-SQRT([.A57]/2)" office:value-type="float" office:value="0.0928511195844521" calcext:value-type="float">
            <text:p>0,09</text:p>
          </table:table-cell>
          <table:table-cell table:formula="of:=SQRT([.A57]/4+1)-SQRT([.A57]/4)" office:value-type="float" office:value="0.130207620317952" calcext:value-type="float">
            <text:p>0,13</text:p>
          </table:table-cell>
          <table:table-cell table:style-name="ce2"/>
          <table:table-cell table:formula="of:=[.B57]*[.$H$1]" office:value-type="float" office:value="1318.77341186318" calcext:value-type="float">
            <text:p>1319</text:p>
          </table:table-cell>
          <table:table-cell table:number-columns-repeated="2"/>
        </table:table-row>
        <table:table-row table:style-name="ro1">
          <table:table-cell table:formula="of:=[.A57]+1" office:value-type="float" office:value="58" calcext:value-type="float">
            <text:p>58</text:p>
          </table:table-cell>
          <table:table-cell table:formula="of:=SQRT([.A58]+1)-SQRT([.A58])" office:value-type="float" office:value="0.0653726420046992" calcext:value-type="float">
            <text:p>0,07</text:p>
          </table:table-cell>
          <table:table-cell table:formula="of:=SQRT([.A58]/2+1)-SQRT([.A58]/2)" office:value-type="float" office:value="0.0920607679171575" calcext:value-type="float">
            <text:p>0,09</text:p>
          </table:table-cell>
          <table:table-cell table:formula="of:=SQRT([.A58]/4+1)-SQRT([.A58]/4)" office:value-type="float" office:value="0.129117384073951" calcext:value-type="float">
            <text:p>0,13</text:p>
          </table:table-cell>
          <table:table-cell table:style-name="ce2"/>
          <table:table-cell table:formula="of:=[.B58]*[.$H$1]" office:value-type="float" office:value="1307.45284009398" calcext:value-type="float">
            <text:p>1307</text:p>
          </table:table-cell>
          <table:table-cell table:number-columns-repeated="2"/>
        </table:table-row>
        <table:table-row table:style-name="ro1">
          <table:table-cell table:formula="of:=[.A58]+1" office:value-type="float" office:value="59" calcext:value-type="float">
            <text:p>59</text:p>
          </table:table-cell>
          <table:table-cell table:formula="of:=SQRT([.A59]+1)-SQRT([.A59])" office:value-type="float" office:value="0.0648209445462262" calcext:value-type="float">
            <text:p>0,06</text:p>
          </table:table-cell>
          <table:table-cell table:formula="of:=SQRT([.A59]/2+1)-SQRT([.A59]/2)" office:value-type="float" office:value="0.0912902629935228" calcext:value-type="float">
            <text:p>0,09</text:p>
          </table:table-cell>
          <table:table-cell table:formula="of:=SQRT([.A59]/4+1)-SQRT([.A59]/4)" office:value-type="float" office:value="0.128054092662582" calcext:value-type="float">
            <text:p>0,13</text:p>
          </table:table-cell>
          <table:table-cell table:style-name="ce2"/>
          <table:table-cell table:formula="of:=[.B59]*[.$H$1]" office:value-type="float" office:value="1296.41889092452" calcext:value-type="float">
            <text:p>1296</text:p>
          </table:table-cell>
          <table:table-cell table:number-columns-repeated="2"/>
        </table:table-row>
        <table:table-row table:style-name="ro1">
          <table:table-cell table:formula="of:=[.A59]+1" office:value-type="float" office:value="60" calcext:value-type="float">
            <text:p>60</text:p>
          </table:table-cell>
          <table:table-cell table:formula="of:=SQRT([.A60]+1)-SQRT([.A60])" office:value-type="float" office:value="0.0642829834918199" calcext:value-type="float">
            <text:p>0,06</text:p>
          </table:table-cell>
          <table:table-cell table:formula="of:=SQRT([.A60]/2+1)-SQRT([.A60]/2)" office:value-type="float" office:value="0.0905387877783603" calcext:value-type="float">
            <text:p>0,09</text:p>
          </table:table-cell>
          <table:table-cell table:formula="of:=SQRT([.A60]/4+1)-SQRT([.A60]/4)" office:value-type="float" office:value="0.127016653792583" calcext:value-type="float">
            <text:p>0,13</text:p>
          </table:table-cell>
          <table:table-cell table:style-name="ce2"/>
          <table:table-cell table:formula="of:=[.B60]*[.$H$1]" office:value-type="float" office:value="1285.6596698364" calcext:value-type="float">
            <text:p>1286</text:p>
          </table:table-cell>
          <table:table-cell table:number-columns-repeated="2"/>
        </table:table-row>
        <table:table-row table:style-name="ro1">
          <table:table-cell table:formula="of:=[.A60]+1" office:value-type="float" office:value="61" calcext:value-type="float">
            <text:p>61</text:p>
          </table:table-cell>
          <table:table-cell table:formula="of:=SQRT([.A61]+1)-SQRT([.A61])" office:value-type="float" office:value="0.0637581981051572" calcext:value-type="float">
            <text:p>0,06</text:p>
          </table:table-cell>
          <table:table-cell table:formula="of:=SQRT([.A61]/2+1)-SQRT([.A61]/2)" office:value-type="float" office:value="0.0898055715672816" calcext:value-type="float">
            <text:p>0,09</text:p>
          </table:table-cell>
          <table:table-cell table:formula="of:=SQRT([.A61]/4+1)-SQRT([.A61]/4)" office:value-type="float" office:value="0.126004036195948" calcext:value-type="float">
            <text:p>0,13</text:p>
          </table:table-cell>
          <table:table-cell table:style-name="ce2"/>
          <table:table-cell table:formula="of:=[.B61]*[.$H$1]" office:value-type="float" office:value="1275.16396210314" calcext:value-type="float">
            <text:p>1275</text:p>
          </table:table-cell>
          <table:table-cell table:number-columns-repeated="2"/>
        </table:table-row>
        <table:table-row table:style-name="ro1">
          <table:table-cell table:formula="of:=[.A61]+1" office:value-type="float" office:value="62" calcext:value-type="float">
            <text:p>62</text:p>
          </table:table-cell>
          <table:table-cell table:formula="of:=SQRT([.A62]+1)-SQRT([.A62])" office:value-type="float" office:value="0.063246059181961" calcext:value-type="float">
            <text:p>0,06</text:p>
          </table:table-cell>
          <table:table-cell table:formula="of:=SQRT([.A62]/2+1)-SQRT([.A62]/2)" office:value-type="float" office:value="0.0890898866623591" calcext:value-type="float">
            <text:p>0,09</text:p>
          </table:table-cell>
          <table:table-cell table:formula="of:=SQRT([.A62]/4+1)-SQRT([.A62]/4)" office:value-type="float" office:value="0.125015265312075" calcext:value-type="float">
            <text:p>0,13</text:p>
          </table:table-cell>
          <table:table-cell table:style-name="ce2"/>
          <table:table-cell table:formula="of:=[.B62]*[.$H$1]" office:value-type="float" office:value="1264.92118363922" calcext:value-type="float">
            <text:p>1265</text:p>
          </table:table-cell>
          <table:table-cell table:number-columns-repeated="2"/>
        </table:table-row>
        <table:table-row table:style-name="ro1">
          <table:table-cell table:formula="of:=[.A62]+1" office:value-type="float" office:value="63" calcext:value-type="float">
            <text:p>63</text:p>
          </table:table-cell>
          <table:table-cell table:formula="of:=SQRT([.A63]+1)-SQRT([.A63])" office:value-type="float" office:value="0.0627460668062279" calcext:value-type="float">
            <text:p>0,06</text:p>
          </table:table-cell>
          <table:table-cell table:formula="of:=SQRT([.A63]/2+1)-SQRT([.A63]/2)" office:value-type="float" office:value="0.0883910453347774" calcext:value-type="float">
            <text:p>0,09</text:p>
          </table:table-cell>
          <table:table-cell table:formula="of:=SQRT([.A63]/4+1)-SQRT([.A63]/4)" office:value-type="float" office:value="0.124049419339339" calcext:value-type="float">
            <text:p>0,12</text:p>
          </table:table-cell>
          <table:table-cell table:style-name="ce2"/>
          <table:table-cell table:formula="of:=[.B63]*[.$H$1]" office:value-type="float" office:value="1254.92133612456" calcext:value-type="float">
            <text:p>1255</text:p>
          </table:table-cell>
          <table:table-cell table:number-columns-repeated="2"/>
        </table:table-row>
        <table:table-row table:style-name="ro1">
          <table:table-cell table:formula="of:=[.A63]+1" office:value-type="float" office:value="64" calcext:value-type="float">
            <text:p>64</text:p>
          </table:table-cell>
          <table:table-cell table:formula="of:=SQRT([.A64]+1)-SQRT([.A64])" office:value-type="float" office:value="0.0622577482985491" calcext:value-type="float">
            <text:p>0,06</text:p>
          </table:table-cell>
          <table:table-cell table:formula="of:=SQRT([.A64]/2+1)-SQRT([.A64]/2)" office:value-type="float" office:value="0.087708397045648" calcext:value-type="float">
            <text:p>0,09</text:p>
          </table:table-cell>
          <table:table-cell table:formula="of:=SQRT([.A64]/4+1)-SQRT([.A64]/4)" office:value-type="float" office:value="0.123105625617661" calcext:value-type="float">
            <text:p>0,12</text:p>
          </table:table-cell>
          <table:table-cell table:style-name="ce2"/>
          <table:table-cell table:formula="of:=[.B64]*[.$H$1]" office:value-type="float" office:value="1245.15496597098" calcext:value-type="float">
            <text:p>1245</text:p>
          </table:table-cell>
          <table:table-cell table:number-columns-repeated="2"/>
        </table:table-row>
        <table:table-row table:style-name="ro1">
          <table:table-cell table:formula="of:=[.A64]+1" office:value-type="float" office:value="65" calcext:value-type="float">
            <text:p>65</text:p>
          </table:table-cell>
          <table:table-cell table:formula="of:=SQRT([.A65]+1)-SQRT([.A65])" office:value-type="float" office:value="0.0617806563374117" calcext:value-type="float">
            <text:p>0,06</text:p>
          </table:table-cell>
          <table:table-cell table:formula="of:=SQRT([.A65]/2+1)-SQRT([.A65]/2)" office:value-type="float" office:value="0.0870413258994232" calcext:value-type="float">
            <text:p>0,09</text:p>
          </table:table-cell>
          <table:table-cell table:formula="of:=SQRT([.A65]/4+1)-SQRT([.A65]/4)" office:value-type="float" office:value="0.122183057309763" calcext:value-type="float">
            <text:p>0,12</text:p>
          </table:table-cell>
          <table:table-cell table:style-name="ce2"/>
          <table:table-cell table:formula="of:=[.B65]*[.$H$1]" office:value-type="float" office:value="1235.61312674823" calcext:value-type="float">
            <text:p>1236</text:p>
          </table:table-cell>
          <table:table-cell table:number-columns-repeated="2"/>
        </table:table-row>
        <table:table-row table:style-name="ro1">
          <table:table-cell table:formula="of:=[.A65]+1" office:value-type="float" office:value="66" calcext:value-type="float">
            <text:p>66</text:p>
          </table:table-cell>
          <table:table-cell table:formula="of:=SQRT([.A66]+1)-SQRT([.A66])" office:value-type="float" office:value="0.0613143672364895" calcext:value-type="float">
            <text:p>0,06</text:p>
          </table:table-cell>
          <table:table-cell table:formula="of:=SQRT([.A66]/2+1)-SQRT([.A66]/2)" office:value-type="float" office:value="0.0863892483072721" calcext:value-type="float">
            <text:p>0,09</text:p>
          </table:table-cell>
          <table:table-cell table:formula="of:=SQRT([.A66]/4+1)-SQRT([.A66]/4)" office:value-type="float" office:value="0.121280930352397" calcext:value-type="float">
            <text:p>0,12</text:p>
          </table:table-cell>
          <table:table-cell table:style-name="ce2"/>
          <table:table-cell table:formula="of:=[.B66]*[.$H$1]" office:value-type="float" office:value="1226.28734472979" calcext:value-type="float">
            <text:p>1226</text:p>
          </table:table-cell>
          <table:table-cell table:number-columns-repeated="2"/>
        </table:table-row>
        <table:table-row table:style-name="ro1">
          <table:table-cell table:formula="of:=[.A66]+1" office:value-type="float" office:value="67" calcext:value-type="float">
            <text:p>67</text:p>
          </table:table-cell>
          <table:table-cell table:formula="of:=SQRT([.A67]+1)-SQRT([.A67])" office:value-type="float" office:value="0.0608584793628708" calcext:value-type="float">
            <text:p>0,06</text:p>
          </table:table-cell>
          <table:table-cell table:formula="of:=SQRT([.A67]/2+1)-SQRT([.A67]/2)" office:value-type="float" office:value="0.0857516108402523" calcext:value-type="float">
            <text:p>0,09</text:p>
          </table:table-cell>
          <table:table-cell table:formula="of:=SQRT([.A67]/4+1)-SQRT([.A67]/4)" office:value-type="float" office:value="0.120398500651954" calcext:value-type="float">
            <text:p>0,12</text:p>
          </table:table-cell>
          <table:table-cell table:style-name="ce2"/>
          <table:table-cell table:formula="of:=[.B67]*[.$H$1]" office:value-type="float" office:value="1217.16958725742" calcext:value-type="float">
            <text:p>1217</text:p>
          </table:table-cell>
          <table:table-cell table:number-columns-repeated="2"/>
        </table:table-row>
        <table:table-row table:style-name="ro1">
          <table:table-cell table:formula="of:=[.A67]+1" office:value-type="float" office:value="68" calcext:value-type="float">
            <text:p>68</text:p>
          </table:table-cell>
          <table:table-cell table:formula="of:=SQRT([.A68]+1)-SQRT([.A68])" office:value-type="float" office:value="0.0604126116827537" calcext:value-type="float">
            <text:p>0,06</text:p>
          </table:table-cell>
          <table:table-cell table:formula="of:=SQRT([.A68]/2+1)-SQRT([.A68]/2)" office:value-type="float" office:value="0.0851278882543154" calcext:value-type="float">
            <text:p>0,09</text:p>
          </table:table-cell>
          <table:table-cell table:formula="of:=SQRT([.A68]/4+1)-SQRT([.A68]/4)" office:value-type="float" office:value="0.119535061501624" calcext:value-type="float">
            <text:p>0,12</text:p>
          </table:table-cell>
          <table:table-cell table:style-name="ce2"/>
          <table:table-cell table:formula="of:=[.B68]*[.$H$1]" office:value-type="float" office:value="1208.25223365507" calcext:value-type="float">
            <text:p>1208</text:p>
          </table:table-cell>
          <table:table-cell table:number-columns-repeated="2"/>
        </table:table-row>
        <table:table-row table:style-name="ro1">
          <table:table-cell table:formula="of:=[.A68]+1" office:value-type="float" office:value="69" calcext:value-type="float">
            <text:p>69</text:p>
          </table:table-cell>
          <table:table-cell table:formula="of:=SQRT([.A69]+1)-SQRT([.A69])" office:value-type="float" office:value="0.0599764024226808" calcext:value-type="float">
            <text:p>0,06</text:p>
          </table:table-cell>
          <table:table-cell table:formula="of:=SQRT([.A69]/2+1)-SQRT([.A69]/2)" office:value-type="float" office:value="0.0845175816711272" calcext:value-type="float">
            <text:p>0,08</text:p>
          </table:table-cell>
          <table:table-cell table:formula="of:=SQRT([.A69]/4+1)-SQRT([.A69]/4)" office:value-type="float" office:value="0.118689941199728" calcext:value-type="float">
            <text:p>0,12</text:p>
          </table:table-cell>
          <table:table-cell table:style-name="ce2"/>
          <table:table-cell table:formula="of:=[.B69]*[.$H$1]" office:value-type="float" office:value="1199.52804845362" calcext:value-type="float">
            <text:p>1200</text:p>
          </table:table-cell>
          <table:table-cell table:number-columns-repeated="2"/>
        </table:table-row>
        <table:table-row table:style-name="ro1">
          <table:table-cell table:formula="of:=[.A69]+1" office:value-type="float" office:value="70" calcext:value-type="float">
            <text:p>70</text:p>
          </table:table-cell>
          <table:table-cell table:formula="of:=SQRT([.A70]+1)-SQRT([.A70])" office:value-type="float" office:value="0.0595495078356034" calcext:value-type="float">
            <text:p>0,06</text:p>
          </table:table-cell>
          <table:table-cell table:formula="of:=SQRT([.A70]/2+1)-SQRT([.A70]/2)" office:value-type="float" office:value="0.0839202169003839" calcext:value-type="float">
            <text:p>0,08</text:p>
          </table:table-cell>
          <table:table-cell table:formula="of:=SQRT([.A70]/4+1)-SQRT([.A70]/4)" office:value-type="float" office:value="0.117862500850936" calcext:value-type="float">
            <text:p>0,12</text:p>
          </table:table-cell>
          <table:table-cell table:style-name="ce2"/>
          <table:table-cell table:formula="of:=[.B70]*[.$H$1]" office:value-type="float" office:value="1190.99015671207" calcext:value-type="float">
            <text:p>1191</text:p>
          </table:table-cell>
          <table:table-cell table:number-columns-repeated="2"/>
        </table:table-row>
        <table:table-row table:style-name="ro1">
          <table:table-cell table:formula="of:=[.A70]+1" office:value-type="float" office:value="71" calcext:value-type="float">
            <text:p>71</text:p>
          </table:table-cell>
          <table:table-cell table:formula="of:=SQRT([.A71]+1)-SQRT([.A71])" office:value-type="float" office:value="0.0591316010622105" calcext:value-type="float">
            <text:p>0,06</text:p>
          </table:table-cell>
          <table:table-cell table:formula="of:=SQRT([.A71]/2+1)-SQRT([.A71]/2)" office:value-type="float" office:value="0.0833353428907939" calcext:value-type="float">
            <text:p>0,08</text:p>
          </table:table-cell>
          <table:table-cell table:formula="of:=SQRT([.A71]/4+1)-SQRT([.A71]/4)" office:value-type="float" office:value="0.117052132334014" calcext:value-type="float">
            <text:p>0,12</text:p>
          </table:table-cell>
          <table:table-cell table:style-name="ce2"/>
          <table:table-cell table:formula="of:=[.B71]*[.$H$1]" office:value-type="float" office:value="1182.63202124421" calcext:value-type="float">
            <text:p>1183</text:p>
          </table:table-cell>
          <table:table-cell table:number-columns-repeated="2"/>
        </table:table-row>
        <table:table-row table:style-name="ro1">
          <table:table-cell table:formula="of:=[.A71]+1" office:value-type="float" office:value="72" calcext:value-type="float">
            <text:p>72</text:p>
          </table:table-cell>
          <table:table-cell table:formula="of:=SQRT([.A72]+1)-SQRT([.A72])" office:value-type="float" office:value="0.0587223710789608" calcext:value-type="float">
            <text:p>0,06</text:p>
          </table:table-cell>
          <table:table-cell table:formula="of:=SQRT([.A72]/2+1)-SQRT([.A72]/2)" office:value-type="float" office:value="0.0827625302982193" calcext:value-type="float">
            <text:p>0,08</text:p>
          </table:table-cell>
          <table:table-cell table:formula="of:=SQRT([.A72]/4+1)-SQRT([.A72]/4)" office:value-type="float" office:value="0.116258256421389" calcext:value-type="float">
            <text:p>0,12</text:p>
          </table:table-cell>
          <table:table-cell table:style-name="ce2"/>
          <table:table-cell table:formula="of:=[.B72]*[.$H$1]" office:value-type="float" office:value="1174.44742157922" calcext:value-type="float">
            <text:p>1174</text:p>
          </table:table-cell>
          <table:table-cell table:number-columns-repeated="2"/>
        </table:table-row>
        <table:table-row table:style-name="ro1">
          <table:table-cell table:formula="of:=[.A72]+1" office:value-type="float" office:value="73" calcext:value-type="float">
            <text:p>73</text:p>
          </table:table-cell>
          <table:table-cell table:formula="of:=SQRT([.A73]+1)-SQRT([.A73])" office:value-type="float" office:value="0.0583215217250963" calcext:value-type="float">
            <text:p>0,06</text:p>
          </table:table-cell>
          <table:table-cell table:formula="of:=SQRT([.A73]/2+1)-SQRT([.A73]/2)" office:value-type="float" office:value="0.082201370160659" calcext:value-type="float">
            <text:p>0,08</text:p>
          </table:table-cell>
          <table:table-cell table:formula="of:=SQRT([.A73]/4+1)-SQRT([.A73]/4)" office:value-type="float" office:value="0.115480321037296" calcext:value-type="float">
            <text:p>0,12</text:p>
          </table:table-cell>
          <table:table-cell table:style-name="ce2"/>
          <table:table-cell table:formula="of:=[.B73]*[.$H$1]" office:value-type="float" office:value="1166.43043450193" calcext:value-type="float">
            <text:p>1166</text:p>
          </table:table-cell>
          <table:table-cell table:number-columns-repeated="2"/>
        </table:table-row>
        <table:table-row table:style-name="ro1">
          <table:table-cell table:formula="of:=[.A73]+1" office:value-type="float" office:value="74" calcext:value-type="float">
            <text:p>74</text:p>
          </table:table-cell>
          <table:table-cell table:formula="of:=SQRT([.A74]+1)-SQRT([.A74])" office:value-type="float" office:value="0.0579287708017606" calcext:value-type="float">
            <text:p>0,06</text:p>
          </table:table-cell>
          <table:table-cell table:formula="of:=SQRT([.A74]/2+1)-SQRT([.A74]/2)" office:value-type="float" office:value="0.0816514726707567" calcext:value-type="float">
            <text:p>0,08</text:p>
          </table:table-cell>
          <table:table-cell table:formula="of:=SQRT([.A74]/4+1)-SQRT([.A74]/4)" office:value-type="float" office:value="0.114717799642611" calcext:value-type="float">
            <text:p>0,11</text:p>
          </table:table-cell>
          <table:table-cell table:style-name="ce2"/>
          <table:table-cell table:formula="of:=[.B74]*[.$H$1]" office:value-type="float" office:value="1158.57541603521" calcext:value-type="float">
            <text:p>1159</text:p>
          </table:table-cell>
          <table:table-cell table:number-columns-repeated="2"/>
        </table:table-row>
        <table:table-row table:style-name="ro1">
          <table:table-cell table:formula="of:=[.A74]+1" office:value-type="float" office:value="75" calcext:value-type="float">
            <text:p>75</text:p>
          </table:table-cell>
          <table:table-cell table:formula="of:=SQRT([.A75]+1)-SQRT([.A75])" office:value-type="float" office:value="0.0575438492369607" calcext:value-type="float">
            <text:p>0,06</text:p>
          </table:table-cell>
          <table:table-cell table:formula="of:=SQRT([.A75]/2+1)-SQRT([.A75]/2)" office:value-type="float" office:value="0.0811124660374833" calcext:value-type="float">
            <text:p>0,08</text:p>
          </table:table-cell>
          <table:table-cell table:formula="of:=SQRT([.A75]/4+1)-SQRT([.A75]/4)" office:value-type="float" office:value="0.113970189735601" calcext:value-type="float">
            <text:p>0,11</text:p>
          </table:table-cell>
          <table:table-cell table:style-name="ce2"/>
          <table:table-cell table:formula="of:=[.B75]*[.$H$1]" office:value-type="float" office:value="1150.87698473921" calcext:value-type="float">
            <text:p>1151</text:p>
          </table:table-cell>
          <table:table-cell table:number-columns-repeated="2"/>
        </table:table-row>
        <table:table-row table:style-name="ro1">
          <table:table-cell table:formula="of:=[.A75]+1" office:value-type="float" office:value="76" calcext:value-type="float">
            <text:p>76</text:p>
          </table:table-cell>
          <table:table-cell table:formula="of:=SQRT([.A76]+1)-SQRT([.A76])" office:value-type="float" office:value="0.0571665003107746" calcext:value-type="float">
            <text:p>0,06</text:p>
          </table:table-cell>
          <table:table-cell table:formula="of:=SQRT([.A76]/2+1)-SQRT([.A76]/2)" office:value-type="float" office:value="0.0805839954294223" calcext:value-type="float">
            <text:p>0,08</text:p>
          </table:table-cell>
          <table:table-cell table:formula="of:=SQRT([.A76]/4+1)-SQRT([.A76]/4)" office:value-type="float" office:value="0.113237011458906" calcext:value-type="float">
            <text:p>0,11</text:p>
          </table:table-cell>
          <table:table-cell table:style-name="ce2"/>
          <table:table-cell table:formula="of:=[.B76]*[.$H$1]" office:value-type="float" office:value="1143.33000621549" calcext:value-type="float">
            <text:p>1143</text:p>
          </table:table-cell>
          <table:table-cell table:number-columns-repeated="2"/>
        </table:table-row>
        <table:table-row table:style-name="ro1">
          <table:table-cell table:formula="of:=[.A76]+1" office:value-type="float" office:value="77" calcext:value-type="float">
            <text:p>77</text:p>
          </table:table-cell>
          <table:table-cell table:formula="of:=SQRT([.A77]+1)-SQRT([.A77])" office:value-type="float" office:value="0.0567964789357252" calcext:value-type="float">
            <text:p>0,06</text:p>
          </table:table-cell>
          <table:table-cell table:formula="of:=SQRT([.A77]/2+1)-SQRT([.A77]/2)" office:value-type="float" office:value="0.0800657219928391" calcext:value-type="float">
            <text:p>0,08</text:p>
          </table:table-cell>
          <table:table-cell table:formula="of:=SQRT([.A77]/4+1)-SQRT([.A77]/4)" office:value-type="float" office:value="0.112517806303939" calcext:value-type="float">
            <text:p>0,11</text:p>
          </table:table-cell>
          <table:table-cell table:style-name="ce2"/>
          <table:table-cell table:formula="of:=[.B77]*[.$H$1]" office:value-type="float" office:value="1135.9295787145" calcext:value-type="float">
            <text:p>1136</text:p>
          </table:table-cell>
          <table:table-cell table:number-columns-repeated="2"/>
        </table:table-row>
        <table:table-row table:style-name="ro1">
          <table:table-cell table:formula="of:=[.A77]+1" office:value-type="float" office:value="78" calcext:value-type="float">
            <text:p>78</text:p>
          </table:table-cell>
          <table:table-cell table:formula="of:=SQRT([.A78]+1)-SQRT([.A78])" office:value-type="float" office:value="0.0564335509877409" calcext:value-type="float">
            <text:p>0,06</text:p>
          </table:table-cell>
          <table:table-cell table:formula="of:=SQRT([.A78]/2+1)-SQRT([.A78]/2)" office:value-type="float" office:value="0.0795573219383607" calcext:value-type="float">
            <text:p>0,08</text:p>
          </table:table-cell>
          <table:table-cell table:formula="of:=SQRT([.A78]/4+1)-SQRT([.A78]/4)" office:value-type="float" office:value="0.111812135904785" calcext:value-type="float">
            <text:p>0,11</text:p>
          </table:table-cell>
          <table:table-cell table:style-name="ce2"/>
          <table:table-cell table:formula="of:=[.B78]*[.$H$1]" office:value-type="float" office:value="1128.67101975482" calcext:value-type="float">
            <text:p>1129</text:p>
          </table:table-cell>
          <table:table-cell table:number-columns-repeated="2"/>
        </table:table-row>
        <table:table-row table:style-name="ro1">
          <table:table-cell table:formula="of:=[.A78]+1" office:value-type="float" office:value="79" calcext:value-type="float">
            <text:p>79</text:p>
          </table:table-cell>
          <table:table-cell table:formula="of:=SQRT([.A79]+1)-SQRT([.A79])" office:value-type="float" office:value="0.0560774926835705" calcext:value-type="float">
            <text:p>0,06</text:p>
          </table:table-cell>
          <table:table-cell table:formula="of:=SQRT([.A79]/2+1)-SQRT([.A79]/2)" office:value-type="float" office:value="0.07905848569066" calcext:value-type="float">
            <text:p>0,08</text:p>
          </table:table-cell>
          <table:table-cell table:formula="of:=SQRT([.A79]/4+1)-SQRT([.A79]/4)" office:value-type="float" office:value="0.111119580914355" calcext:value-type="float">
            <text:p>0,11</text:p>
          </table:table-cell>
          <table:table-cell table:style-name="ce2"/>
          <table:table-cell table:formula="of:=[.B79]*[.$H$1]" office:value-type="float" office:value="1121.54985367141" calcext:value-type="float">
            <text:p>1122</text:p>
          </table:table-cell>
          <table:table-cell table:number-columns-repeated="2"/>
        </table:table-row>
        <table:table-row table:style-name="ro1">
          <table:table-cell table:formula="of:=[.A79]+1" office:value-type="float" office:value="80" calcext:value-type="float">
            <text:p>80</text:p>
          </table:table-cell>
          <table:table-cell table:formula="of:=SQRT([.A80]+1)-SQRT([.A80])" office:value-type="float" office:value="0.0557280900008408" calcext:value-type="float">
            <text:p>0,06</text:p>
          </table:table-cell>
          <table:table-cell table:formula="of:=SQRT([.A80]/2+1)-SQRT([.A80]/2)" office:value-type="float" office:value="0.0785689170960895" calcext:value-type="float">
            <text:p>0,08</text:p>
          </table:table-cell>
          <table:table-cell table:formula="of:=SQRT([.A80]/4+1)-SQRT([.A80]/4)" office:value-type="float" office:value="0.11043973995626" calcext:value-type="float">
            <text:p>0,11</text:p>
          </table:table-cell>
          <table:table-cell table:style-name="ce2"/>
          <table:table-cell table:formula="of:=[.B80]*[.$H$1]" office:value-type="float" office:value="1114.56180001682" calcext:value-type="float">
            <text:p>1115</text:p>
          </table:table-cell>
          <table:table-cell table:number-columns-repeated="2"/>
        </table:table-row>
        <table:table-row table:style-name="ro1">
          <table:table-cell table:formula="of:=[.A80]+1" office:value-type="float" office:value="81" calcext:value-type="float">
            <text:p>81</text:p>
          </table:table-cell>
          <table:table-cell table:formula="of:=SQRT([.A81]+1)-SQRT([.A81])" office:value-type="float" office:value="0.0553851381374173" calcext:value-type="float">
            <text:p>0,06</text:p>
          </table:table-cell>
          <table:table-cell table:formula="of:=SQRT([.A81]/2+1)-SQRT([.A81]/2)" office:value-type="float" office:value="0.0780883326836355" calcext:value-type="float">
            <text:p>0,08</text:p>
          </table:table-cell>
          <table:table-cell table:formula="of:=SQRT([.A81]/4+1)-SQRT([.A81]/4)" office:value-type="float" office:value="0.109772228646444" calcext:value-type="float">
            <text:p>0,11</text:p>
          </table:table-cell>
          <table:table-cell table:style-name="ce2"/>
          <table:table-cell table:formula="of:=[.B81]*[.$H$1]" office:value-type="float" office:value="1107.70276274835" calcext:value-type="float">
            <text:p>1108</text:p>
          </table:table-cell>
          <table:table-cell table:number-columns-repeated="2"/>
        </table:table-row>
        <table:table-row table:style-name="ro1">
          <table:table-cell table:formula="of:=[.A81]+1" office:value-type="float" office:value="82" calcext:value-type="float">
            <text:p>82</text:p>
          </table:table-cell>
          <table:table-cell table:formula="of:=SQRT([.A82]+1)-SQRT([.A82])" office:value-type="float" office:value="0.0550484410068819" calcext:value-type="float">
            <text:p>0,06</text:p>
          </table:table-cell>
          <table:table-cell table:formula="of:=SQRT([.A82]/2+1)-SQRT([.A82]/2)" office:value-type="float" office:value="0.0776164609750119" calcext:value-type="float">
            <text:p>0,08</text:p>
          </table:table-cell>
          <table:table-cell table:formula="of:=SQRT([.A82]/4+1)-SQRT([.A82]/4)" office:value-type="float" office:value="0.109116678679143" calcext:value-type="float">
            <text:p>0,11</text:p>
          </table:table-cell>
          <table:table-cell table:style-name="ce2"/>
          <table:table-cell table:formula="of:=[.B82]*[.$H$1]" office:value-type="float" office:value="1100.96882013764" calcext:value-type="float">
            <text:p>1101</text:p>
          </table:table-cell>
          <table:table-cell table:number-columns-repeated="2"/>
        </table:table-row>
        <table:table-row table:style-name="ro1">
          <table:table-cell table:formula="of:=[.A82]+1" office:value-type="float" office:value="83" calcext:value-type="float">
            <text:p>83</text:p>
          </table:table-cell>
          <table:table-cell table:formula="of:=SQRT([.A83]+1)-SQRT([.A83])" office:value-type="float" office:value="0.0547178107673805" calcext:value-type="float">
            <text:p>0,05</text:p>
          </table:table-cell>
          <table:table-cell table:formula="of:=SQRT([.A83]/2+1)-SQRT([.A83]/2)" office:value-type="float" office:value="0.0771530418400861" calcext:value-type="float">
            <text:p>0,08</text:p>
          </table:table-cell>
          <table:table-cell table:formula="of:=SQRT([.A83]/4+1)-SQRT([.A83]/4)" office:value-type="float" office:value="0.108472736972258" calcext:value-type="float">
            <text:p>0,11</text:p>
          </table:table-cell>
          <table:table-cell table:style-name="ce2"/>
          <table:table-cell table:formula="of:=[.B83]*[.$H$1]" office:value-type="float" office:value="1094.35621534761" calcext:value-type="float">
            <text:p>1094</text:p>
          </table:table-cell>
          <table:table-cell table:number-columns-repeated="2"/>
        </table:table-row>
        <table:table-row table:style-name="ro1">
          <table:table-cell table:formula="of:=[.A83]+1" office:value-type="float" office:value="84" calcext:value-type="float">
            <text:p>84</text:p>
          </table:table-cell>
          <table:table-cell table:formula="of:=SQRT([.A84]+1)-SQRT([.A84])" office:value-type="float" office:value="0.0543930673812074" calcext:value-type="float">
            <text:p>0,05</text:p>
          </table:table-cell>
          <table:table-cell table:formula="of:=SQRT([.A84]/2+1)-SQRT([.A84]/2)" office:value-type="float" office:value="0.07669782589414" calcext:value-type="float">
            <text:p>0,08</text:p>
          </table:table-cell>
          <table:table-cell table:formula="of:=SQRT([.A84]/4+1)-SQRT([.A84]/4)" office:value-type="float" office:value="0.10784006486759" calcext:value-type="float">
            <text:p>0,11</text:p>
          </table:table-cell>
          <table:table-cell table:style-name="ce2"/>
          <table:table-cell table:formula="of:=[.B84]*[.$H$1]" office:value-type="float" office:value="1087.86134762415" calcext:value-type="float">
            <text:p>1088</text:p>
          </table:table-cell>
          <table:table-cell table:number-columns-repeated="2"/>
        </table:table-row>
        <table:table-row table:style-name="ro1">
          <table:table-cell table:formula="of:=[.A84]+1" office:value-type="float" office:value="85" calcext:value-type="float">
            <text:p>85</text:p>
          </table:table-cell>
          <table:table-cell table:formula="of:=SQRT([.A85]+1)-SQRT([.A85])" office:value-type="float" office:value="0.0540740382028169" calcext:value-type="float">
            <text:p>0,05</text:p>
          </table:table-cell>
          <table:table-cell table:formula="of:=SQRT([.A85]/2+1)-SQRT([.A85]/2)" office:value-type="float" office:value="0.0762505739338106" calcext:value-type="float">
            <text:p>0,08</text:p>
          </table:table-cell>
          <table:table-cell table:formula="of:=SQRT([.A85]/4+1)-SQRT([.A85]/4)" office:value-type="float" office:value="0.107218337381858" calcext:value-type="float">
            <text:p>0,11</text:p>
          </table:table-cell>
          <table:table-cell table:style-name="ce2"/>
          <table:table-cell table:formula="of:=[.B85]*[.$H$1]" office:value-type="float" office:value="1081.48076405634" calcext:value-type="float">
            <text:p>1081</text:p>
          </table:table-cell>
          <table:table-cell table:number-columns-repeated="2"/>
        </table:table-row>
        <table:table-row table:style-name="ro1">
          <table:table-cell table:formula="of:=[.A85]+1" office:value-type="float" office:value="86" calcext:value-type="float">
            <text:p>86</text:p>
          </table:table-cell>
          <table:table-cell table:formula="of:=SQRT([.A86]+1)-SQRT([.A86])" office:value-type="float" office:value="0.0537605575931117" calcext:value-type="float">
            <text:p>0,05</text:p>
          </table:table-cell>
          <table:table-cell table:formula="of:=SQRT([.A86]/2+1)-SQRT([.A86]/2)" office:value-type="float" office:value="0.0758110564087993" calcext:value-type="float">
            <text:p>0,08</text:p>
          </table:table-cell>
          <table:table-cell table:formula="of:=SQRT([.A86]/4+1)-SQRT([.A86]/4)" office:value-type="float" office:value="0.106607242504717" calcext:value-type="float">
            <text:p>0,11</text:p>
          </table:table-cell>
          <table:table-cell table:style-name="ce2"/>
          <table:table-cell table:formula="of:=[.B86]*[.$H$1]" office:value-type="float" office:value="1075.21115186223" calcext:value-type="float">
            <text:p>1075</text:p>
          </table:table-cell>
          <table:table-cell table:number-columns-repeated="2"/>
        </table:table-row>
        <table:table-row table:style-name="ro1">
          <table:table-cell table:formula="of:=[.A86]+1" office:value-type="float" office:value="87" calcext:value-type="float">
            <text:p>87</text:p>
          </table:table-cell>
          <table:table-cell table:formula="of:=SQRT([.A87]+1)-SQRT([.A87])" office:value-type="float" office:value="0.0534524665580438" calcext:value-type="float">
            <text:p>0,05</text:p>
          </table:table-cell>
          <table:table-cell table:formula="of:=SQRT([.A87]/2+1)-SQRT([.A87]/2)" office:value-type="float" office:value="0.0753790529267073" calcext:value-type="float">
            <text:p>0,08</text:p>
          </table:table-cell>
          <table:table-cell table:formula="of:=SQRT([.A87]/4+1)-SQRT([.A87]/4)" office:value-type="float" office:value="0.10600648054032" calcext:value-type="float">
            <text:p>0,11</text:p>
          </table:table-cell>
          <table:table-cell table:style-name="ce2"/>
          <table:table-cell table:formula="of:=[.B87]*[.$H$1]" office:value-type="float" office:value="1069.04933116088" calcext:value-type="float">
            <text:p>1069</text:p>
          </table:table-cell>
          <table:table-cell table:number-columns-repeated="2"/>
        </table:table-row>
        <table:table-row table:style-name="ro1">
          <table:table-cell table:formula="of:=[.A87]+1" office:value-type="float" office:value="88" calcext:value-type="float">
            <text:p>88</text:p>
          </table:table-cell>
          <table:table-cell table:formula="of:=SQRT([.A88]+1)-SQRT([.A88])" office:value-type="float" office:value="0.0531496124097437" calcext:value-type="float">
            <text:p>0,05</text:p>
          </table:table-cell>
          <table:table-cell table:formula="of:=SQRT([.A88]/2+1)-SQRT([.A88]/2)" office:value-type="float" office:value="0.0749543517885698" calcext:value-type="float">
            <text:p>0,07</text:p>
          </table:table-cell>
          <table:table-cell table:formula="of:=SQRT([.A88]/4+1)-SQRT([.A88]/4)" office:value-type="float" office:value="0.105415763489289" calcext:value-type="float">
            <text:p>0,11</text:p>
          </table:table-cell>
          <table:table-cell table:style-name="ce2"/>
          <table:table-cell table:formula="of:=[.B88]*[.$H$1]" office:value-type="float" office:value="1062.99224819487" calcext:value-type="float">
            <text:p>1063</text:p>
          </table:table-cell>
          <table:table-cell table:number-columns-repeated="2"/>
        </table:table-row>
        <table:table-row table:style-name="ro1">
          <table:table-cell table:formula="of:=[.A88]+1" office:value-type="float" office:value="89" calcext:value-type="float">
            <text:p>89</text:p>
          </table:table-cell>
          <table:table-cell table:formula="of:=SQRT([.A89]+1)-SQRT([.A89])" office:value-type="float" office:value="0.052851848448535" calcext:value-type="float">
            <text:p>0,05</text:p>
          </table:table-cell>
          <table:table-cell table:formula="of:=SQRT([.A89]/2+1)-SQRT([.A89]/2)" office:value-type="float" office:value="0.0745367495528537" calcext:value-type="float">
            <text:p>0,07</text:p>
          </table:table-cell>
          <table:table-cell table:formula="of:=SQRT([.A89]/4+1)-SQRT([.A89]/4)" office:value-type="float" office:value="0.104834814468176" calcext:value-type="float">
            <text:p>0,10</text:p>
          </table:table-cell>
          <table:table-cell table:style-name="ce2"/>
          <table:table-cell table:formula="of:=[.B89]*[.$H$1]" office:value-type="float" office:value="1057.0369689707" calcext:value-type="float">
            <text:p>1057</text:p>
          </table:table-cell>
          <table:table-cell table:number-columns-repeated="2"/>
        </table:table-row>
        <table:table-row table:style-name="ro1">
          <table:table-cell table:formula="of:=[.A89]+1" office:value-type="float" office:value="90" calcext:value-type="float">
            <text:p>90</text:p>
          </table:table-cell>
          <table:table-cell table:formula="of:=SQRT([.A90]+1)-SQRT([.A90])" office:value-type="float" office:value="0.052559033664318" calcext:value-type="float">
            <text:p>0,05</text:p>
          </table:table-cell>
          <table:table-cell table:formula="of:=SQRT([.A90]/2+1)-SQRT([.A90]/2)" office:value-type="float" office:value="0.0741260506258987" calcext:value-type="float">
            <text:p>0,07</text:p>
          </table:table-cell>
          <table:table-cell table:formula="of:=SQRT([.A90]/4+1)-SQRT([.A90]/4)" office:value-type="float" office:value="0.10426336716376" calcext:value-type="float">
            <text:p>0,10</text:p>
          </table:table-cell>
          <table:table-cell table:style-name="ce2"/>
          <table:table-cell table:formula="of:=[.B90]*[.$H$1]" office:value-type="float" office:value="1051.18067328636" calcext:value-type="float">
            <text:p>1051</text:p>
          </table:table-cell>
          <table:table-cell table:number-columns-repeated="2"/>
        </table:table-row>
        <table:table-row table:style-name="ro1">
          <table:table-cell table:formula="of:=[.A90]+1" office:value-type="float" office:value="91" calcext:value-type="float">
            <text:p>91</text:p>
          </table:table-cell>
          <table:table-cell table:formula="of:=SQRT([.A91]+1)-SQRT([.A91])" office:value-type="float" office:value="0.0522710324559821" calcext:value-type="float">
            <text:p>0,05</text:p>
          </table:table-cell>
          <table:table-cell table:formula="of:=SQRT([.A91]/2+1)-SQRT([.A91]/2)" office:value-type="float" office:value="0.0737220668769067" calcext:value-type="float">
            <text:p>0,07</text:p>
          </table:table-cell>
          <table:table-cell table:formula="of:=SQRT([.A91]/4+1)-SQRT([.A91]/4)" office:value-type="float" office:value="0.103701165319753" calcext:value-type="float">
            <text:p>0,10</text:p>
          </table:table-cell>
          <table:table-cell table:style-name="ce2"/>
          <table:table-cell table:formula="of:=[.B91]*[.$H$1]" office:value-type="float" office:value="1045.42064911964" calcext:value-type="float">
            <text:p>1045</text:p>
          </table:table-cell>
          <table:table-cell table:number-columns-repeated="2"/>
        </table:table-row>
        <table:table-row table:style-name="ro1">
          <table:table-cell table:formula="of:=[.A91]+1" office:value-type="float" office:value="92" calcext:value-type="float">
            <text:p>92</text:p>
          </table:table-cell>
          <table:table-cell table:formula="of:=SQRT([.A92]+1)-SQRT([.A92])" office:value-type="float" office:value="0.0519877143675167" calcext:value-type="float">
            <text:p>0,05</text:p>
          </table:table-cell>
          <table:table-cell table:formula="of:=SQRT([.A92]/2+1)-SQRT([.A92]/2)" office:value-type="float" office:value="0.0733246172757758" calcext:value-type="float">
            <text:p>0,07</text:p>
          </table:table-cell>
          <table:table-cell table:formula="of:=SQRT([.A92]/4+1)-SQRT([.A92]/4)" office:value-type="float" office:value="0.103147962253637" calcext:value-type="float">
            <text:p>0,10</text:p>
          </table:table-cell>
          <table:table-cell table:style-name="ce2"/>
          <table:table-cell table:formula="of:=[.B92]*[.$H$1]" office:value-type="float" office:value="1039.75428735033" calcext:value-type="float">
            <text:p>1040</text:p>
          </table:table-cell>
          <table:table-cell table:number-columns-repeated="2"/>
        </table:table-row>
        <table:table-row table:style-name="ro1">
          <table:table-cell table:formula="of:=[.A92]+1" office:value-type="float" office:value="93" calcext:value-type="float">
            <text:p>93</text:p>
          </table:table-cell>
          <table:table-cell table:formula="of:=SQRT([.A93]+1)-SQRT([.A93])" office:value-type="float" office:value="0.0517089538397038" calcext:value-type="float">
            <text:p>0,05</text:p>
          </table:table-cell>
          <table:table-cell table:formula="of:=SQRT([.A93]/2+1)-SQRT([.A93]/2)" office:value-type="float" office:value="0.0729335275521832" calcext:value-type="float">
            <text:p>0,07</text:p>
          </table:table-cell>
          <table:table-cell table:formula="of:=SQRT([.A93]/4+1)-SQRT([.A93]/4)" office:value-type="float" office:value="0.102603520401575" calcext:value-type="float">
            <text:p>0,10</text:p>
          </table:table-cell>
          <table:table-cell table:style-name="ce2"/>
          <table:table-cell table:formula="of:=[.B93]*[.$H$1]" office:value-type="float" office:value="1034.17907679408" calcext:value-type="float">
            <text:p>1034</text:p>
          </table:table-cell>
          <table:table-cell table:number-columns-repeated="2"/>
        </table:table-row>
        <table:table-row table:style-name="ro1">
          <table:table-cell table:formula="of:=[.A93]+1" office:value-type="float" office:value="94" calcext:value-type="float">
            <text:p>94</text:p>
          </table:table-cell>
          <table:table-cell table:formula="of:=SQRT([.A94]+1)-SQRT([.A94])" office:value-type="float" office:value="0.0514346299763044" calcext:value-type="float">
            <text:p>0,05</text:p>
          </table:table-cell>
          <table:table-cell table:formula="of:=SQRT([.A94]/2+1)-SQRT([.A94]/2)" office:value-type="float" office:value="0.0725486298744649" calcext:value-type="float">
            <text:p>0,07</text:p>
          </table:table-cell>
          <table:table-cell table:formula="of:=SQRT([.A94]/4+1)-SQRT([.A94]/4)" office:value-type="float" office:value="0.102067610889503" calcext:value-type="float">
            <text:p>0,10</text:p>
          </table:table-cell>
          <table:table-cell table:style-name="ce2"/>
          <table:table-cell table:formula="of:=[.B94]*[.$H$1]" office:value-type="float" office:value="1028.69259952609" calcext:value-type="float">
            <text:p>1029</text:p>
          </table:table-cell>
          <table:table-cell table:number-columns-repeated="2"/>
        </table:table-row>
        <table:table-row table:style-name="ro1">
          <table:table-cell table:formula="of:=[.A94]+1" office:value-type="float" office:value="95" calcext:value-type="float">
            <text:p>95</text:p>
          </table:table-cell>
          <table:table-cell table:formula="of:=SQRT([.A95]+1)-SQRT([.A95])" office:value-type="float" office:value="0.0511646263237484" calcext:value-type="float">
            <text:p>0,05</text:p>
          </table:table-cell>
          <table:table-cell table:formula="of:=SQRT([.A95]/2+1)-SQRT([.A95]/2)" office:value-type="float" office:value="0.0721697625469488" calcext:value-type="float">
            <text:p>0,07</text:p>
          </table:table-cell>
          <table:table-cell table:formula="of:=SQRT([.A95]/4+1)-SQRT([.A95]/4)" office:value-type="float" office:value="0.101540013128618" calcext:value-type="float">
            <text:p>0,10</text:p>
          </table:table-cell>
          <table:table-cell table:style-name="ce2"/>
          <table:table-cell table:formula="of:=[.B95]*[.$H$1]" office:value-type="float" office:value="1023.29252647497" calcext:value-type="float">
            <text:p>1023</text:p>
          </table:table-cell>
          <table:table-cell table:number-columns-repeated="2"/>
        </table:table-row>
        <table:table-row table:style-name="ro1">
          <table:table-cell table:formula="of:=[.A95]+1" office:value-type="float" office:value="96" calcext:value-type="float">
            <text:p>96</text:p>
          </table:table-cell>
          <table:table-cell table:formula="of:=SQRT([.A96]+1)-SQRT([.A96])" office:value-type="float" office:value="0.0508988306633924" calcext:value-type="float">
            <text:p>0,05</text:p>
          </table:table-cell>
          <table:table-cell table:formula="of:=SQRT([.A96]/2+1)-SQRT([.A96]/2)" office:value-type="float" office:value="0.0717967697244912" calcext:value-type="float">
            <text:p>0,07</text:p>
          </table:table-cell>
          <table:table-cell table:formula="of:=SQRT([.A96]/4+1)-SQRT([.A96]/4)" office:value-type="float" office:value="0.101020514433644" calcext:value-type="float">
            <text:p>0,10</text:p>
          </table:table-cell>
          <table:table-cell table:style-name="ce2"/>
          <table:table-cell table:formula="of:=[.B96]*[.$H$1]" office:value-type="float" office:value="1017.97661326785" calcext:value-type="float">
            <text:p>1018</text:p>
          </table:table-cell>
          <table:table-cell table:number-columns-repeated="2"/>
        </table:table-row>
        <table:table-row table:style-name="ro1">
          <table:table-cell table:formula="of:=[.A96]+1" office:value-type="float" office:value="97" calcext:value-type="float">
            <text:p>97</text:p>
          </table:table-cell>
          <table:table-cell table:formula="of:=SQRT([.A97]+1)-SQRT([.A97])" office:value-type="float" office:value="0.0506371348155614" calcext:value-type="float">
            <text:p>0,05</text:p>
          </table:table-cell>
          <table:table-cell table:formula="of:=SQRT([.A97]/2+1)-SQRT([.A97]/2)" office:value-type="float" office:value="0.0714295011430846" calcext:value-type="float">
            <text:p>0,07</text:p>
          </table:table-cell>
          <table:table-cell table:formula="of:=SQRT([.A97]/4+1)-SQRT([.A97]/4)" office:value-type="float" office:value="0.100508909662393" calcext:value-type="float">
            <text:p>0,10</text:p>
          </table:table-cell>
          <table:table-cell table:style-name="ce2"/>
          <table:table-cell table:formula="of:=[.B97]*[.$H$1]" office:value-type="float" office:value="1012.74269631123" calcext:value-type="float">
            <text:p>1013</text:p>
          </table:table-cell>
          <table:table-cell table:number-columns-repeated="2"/>
        </table:table-row>
        <table:table-row table:style-name="ro1">
          <table:table-cell table:formula="of:=[.A97]+1" office:value-type="float" office:value="98" calcext:value-type="float">
            <text:p>98</text:p>
          </table:table-cell>
          <table:table-cell table:formula="of:=SQRT([.A98]+1)-SQRT([.A98])" office:value-type="float" office:value="0.0503794344545341" calcext:value-type="float">
            <text:p>0,05</text:p>
          </table:table-cell>
          <table:table-cell table:formula="of:=SQRT([.A98]/2+1)-SQRT([.A98]/2)" office:value-type="float" office:value="0.0710678118654755" calcext:value-type="float">
            <text:p>0,07</text:p>
          </table:table-cell>
          <table:table-cell table:formula="of:=SQRT([.A98]/4+1)-SQRT([.A98]/4)" office:value-type="float" office:value="0.100005000875206" calcext:value-type="float">
            <text:p>0,10</text:p>
          </table:table-cell>
          <table:table-cell table:style-name="ce2"/>
          <table:table-cell table:formula="of:=[.B98]*[.$H$1]" office:value-type="float" office:value="1007.58868909068" calcext:value-type="float">
            <text:p>1008</text:p>
          </table:table-cell>
          <table:table-cell table:number-columns-repeated="2"/>
        </table:table-row>
        <table:table-row table:style-name="ro1">
          <table:table-cell table:formula="of:=[.A98]+1" office:value-type="float" office:value="99" calcext:value-type="float">
            <text:p>99</text:p>
          </table:table-cell>
          <table:table-cell table:formula="of:=SQRT([.A99]+1)-SQRT([.A99])" office:value-type="float" office:value="0.0501256289338006" calcext:value-type="float">
            <text:p>0,05</text:p>
          </table:table-cell>
          <table:table-cell table:formula="of:=SQRT([.A99]/2+1)-SQRT([.A99]/2)" office:value-type="float" office:value="0.0707115620408034" calcext:value-type="float">
            <text:p>0,07</text:p>
          </table:table-cell>
          <table:table-cell table:formula="of:=SQRT([.A99]/4+1)-SQRT([.A99]/4)" office:value-type="float" office:value="0.0995085970130099" calcext:value-type="float">
            <text:p>0,10</text:p>
          </table:table-cell>
          <table:table-cell table:style-name="ce2"/>
          <table:table-cell table:formula="of:=[.B99]*[.$H$1]" office:value-type="float" office:value="1002.51257867601" calcext:value-type="float">
            <text:p>1003</text:p>
          </table:table-cell>
          <table:table-cell table:number-columns-repeated="2"/>
        </table:table-row>
        <table:table-row table:style-name="ro1">
          <table:table-cell table:formula="of:=[.A99]+1" office:value-type="float" office:value="100" calcext:value-type="float">
            <text:p>100</text:p>
          </table:table-cell>
          <table:table-cell table:formula="of:=SQRT([.A100]+1)-SQRT([.A100])" office:value-type="float" office:value="0.0498756211208899" calcext:value-type="float">
            <text:p>0,05</text:p>
          </table:table-cell>
          <table:table-cell table:formula="of:=SQRT([.A100]/2+1)-SQRT([.A100]/2)" office:value-type="float" office:value="0.0703606166773749" calcext:value-type="float">
            <text:p>0,07</text:p>
          </table:table-cell>
          <table:table-cell table:formula="of:=SQRT([.A100]/4+1)-SQRT([.A100]/4)" office:value-type="float" office:value="0.0990195135927845" calcext:value-type="float">
            <text:p>0,10</text:p>
          </table:table-cell>
          <table:table-cell table:style-name="ce2"/>
          <table:table-cell table:formula="of:=[.B100]*[.$H$1]" office:value-type="float" office:value="997.512422417798" calcext:value-type="float">
            <text:p>998</text:p>
          </table:table-cell>
          <table:table-cell table:number-columns-repeated="2"/>
        </table:table-row>
        <table:table-row table:style-name="ro1">
          <table:table-cell table:formula="of:=[.A100]+1" office:value-type="float" office:value="101" calcext:value-type="float">
            <text:p>101</text:p>
          </table:table-cell>
          <table:table-cell table:formula="of:=SQRT([.A101]+1)-SQRT([.A101])" office:value-type="float" office:value="0.0496293172411875" calcext:value-type="float">
            <text:p>0,05</text:p>
          </table:table-cell>
          <table:table-cell table:formula="of:=SQRT([.A101]/2+1)-SQRT([.A101]/2)" office:value-type="float" office:value="0.0700148454277141" calcext:value-type="float">
            <text:p>0,07</text:p>
          </table:table-cell>
          <table:table-cell table:formula="of:=SQRT([.A101]/4+1)-SQRT([.A101]/4)" office:value-type="float" office:value="0.098537572419354" calcext:value-type="float">
            <text:p>0,10</text:p>
          </table:table-cell>
          <table:table-cell table:style-name="ce2"/>
          <table:table-cell table:formula="of:=[.B101]*[.$H$1]" office:value-type="float" office:value="992.58634482375" calcext:value-type="float">
            <text:p>993</text:p>
          </table:table-cell>
          <table:table-cell table:number-columns-repeated="2"/>
        </table:table-row>
        <table:table-row table:style-name="ro1">
          <table:table-cell table:formula="of:=[.A101]+1" office:value-type="float" office:value="102" calcext:value-type="float">
            <text:p>102</text:p>
          </table:table-cell>
          <table:table-cell table:formula="of:=SQRT([.A102]+1)-SQRT([.A102])" office:value-type="float" office:value="0.0493866267301417" calcext:value-type="float">
            <text:p>0,05</text:p>
          </table:table-cell>
          <table:table-cell table:formula="of:=SQRT([.A102]/2+1)-SQRT([.A102]/2)" office:value-type="float" office:value="0.0696741223851278" calcext:value-type="float">
            <text:p>0,07</text:p>
          </table:table-cell>
          <table:table-cell table:formula="of:=SQRT([.A102]/4+1)-SQRT([.A102]/4)" office:value-type="float" office:value="0.0980626013124617" calcext:value-type="float">
            <text:p>0,10</text:p>
          </table:table-cell>
          <table:table-cell table:style-name="ce2"/>
          <table:table-cell table:formula="of:=[.B102]*[.$H$1]" office:value-type="float" office:value="987.732534602834" calcext:value-type="float">
            <text:p>988</text:p>
          </table:table-cell>
          <table:table-cell table:number-columns-repeated="2"/>
        </table:table-row>
        <table:table-row table:style-name="ro1">
          <table:table-cell table:formula="of:=[.A102]+1" office:value-type="float" office:value="103" calcext:value-type="float">
            <text:p>103</text:p>
          </table:table-cell>
          <table:table-cell table:formula="of:=SQRT([.A103]+1)-SQRT([.A103])" office:value-type="float" office:value="0.0491474620933499" calcext:value-type="float">
            <text:p>0,05</text:p>
          </table:table-cell>
          <table:table-cell table:formula="of:=SQRT([.A103]/2+1)-SQRT([.A103]/2)" office:value-type="float" office:value="0.0693383258910574" calcext:value-type="float">
            <text:p>0,07</text:p>
          </table:table-cell>
          <table:table-cell table:formula="of:=SQRT([.A103]/4+1)-SQRT([.A103]/4)" office:value-type="float" office:value="0.0975944338481911" calcext:value-type="float">
            <text:p>0,10</text:p>
          </table:table-cell>
          <table:table-cell table:style-name="ce2"/>
          <table:table-cell table:formula="of:=[.B103]*[.$H$1]" office:value-type="float" office:value="982.949241866998" calcext:value-type="float">
            <text:p>983</text:p>
          </table:table-cell>
          <table:table-cell table:number-columns-repeated="2"/>
        </table:table-row>
        <table:table-row table:style-name="ro1">
          <table:table-cell table:formula="of:=[.A103]+1" office:value-type="float" office:value="104" calcext:value-type="float">
            <text:p>104</text:p>
          </table:table-cell>
          <table:table-cell table:formula="of:=SQRT([.A104]+1)-SQRT([.A104])" office:value-type="float" office:value="0.048911738774029" calcext:value-type="float">
            <text:p>0,05</text:p>
          </table:table-cell>
          <table:table-cell table:formula="of:=SQRT([.A104]/2+1)-SQRT([.A104]/2)" office:value-type="float" office:value="0.0690073383525398" calcext:value-type="float">
            <text:p>0,07</text:p>
          </table:table-cell>
          <table:table-cell table:formula="of:=SQRT([.A104]/4+1)-SQRT([.A104]/4)" office:value-type="float" office:value="0.0971329091138475" calcext:value-type="float">
            <text:p>0,10</text:p>
          </table:table-cell>
          <table:table-cell table:style-name="ce2"/>
          <table:table-cell table:formula="of:=[.B104]*[.$H$1]" office:value-type="float" office:value="978.23477548058" calcext:value-type="float">
            <text:p>978</text:p>
          </table:table-cell>
          <table:table-cell table:number-columns-repeated="2"/>
        </table:table-row>
        <table:table-row table:style-name="ro1">
          <table:table-cell table:formula="of:=[.A104]+1" office:value-type="float" office:value="105" calcext:value-type="float">
            <text:p>105</text:p>
          </table:table-cell>
          <table:table-cell table:formula="of:=SQRT([.A105]+1)-SQRT([.A105])" office:value-type="float" office:value="0.0486793750274028" calcext:value-type="float">
            <text:p>0,05</text:p>
          </table:table-cell>
          <table:table-cell table:formula="of:=SQRT([.A105]/2+1)-SQRT([.A105]/2)" office:value-type="float" office:value="0.0686810460691776" calcext:value-type="float">
            <text:p>0,07</text:p>
          </table:table-cell>
          <table:table-cell table:formula="of:=SQRT([.A105]/4+1)-SQRT([.A105]/4)" office:value-type="float" office:value="0.0966778714754764" calcext:value-type="float">
            <text:p>0,10</text:p>
          </table:table-cell>
          <table:table-cell table:style-name="ce2"/>
          <table:table-cell table:formula="of:=[.B105]*[.$H$1]" office:value-type="float" office:value="973.587500548056" calcext:value-type="float">
            <text:p>974</text:p>
          </table:table-cell>
          <table:table-cell table:number-columns-repeated="2"/>
        </table:table-row>
        <table:table-row table:style-name="ro1">
          <table:table-cell table:formula="of:=[.A105]+1" office:value-type="float" office:value="106" calcext:value-type="float">
            <text:p>106</text:p>
          </table:table-cell>
          <table:table-cell table:formula="of:=SQRT([.A106]+1)-SQRT([.A106])" office:value-type="float" office:value="0.0484502918016005" calcext:value-type="float">
            <text:p>0,05</text:p>
          </table:table-cell>
          <table:table-cell table:formula="of:=SQRT([.A106]/2+1)-SQRT([.A106]/2)" office:value-type="float" office:value="0.0683593390690165" calcext:value-type="float">
            <text:p>0,07</text:p>
          </table:table-cell>
          <table:table-cell table:formula="of:=SQRT([.A106]/4+1)-SQRT([.A106]/4)" office:value-type="float" office:value="0.0962291703572573" calcext:value-type="float">
            <text:p>0,10</text:p>
          </table:table-cell>
          <table:table-cell table:style-name="ce2"/>
          <table:table-cell table:formula="of:=[.B106]*[.$H$1]" office:value-type="float" office:value="969.00583603201" calcext:value-type="float">
            <text:p>969</text:p>
          </table:table-cell>
          <table:table-cell table:number-columns-repeated="2"/>
        </table:table-row>
        <table:table-row table:style-name="ro1">
          <table:table-cell table:formula="of:=[.A106]+1" office:value-type="float" office:value="107" calcext:value-type="float">
            <text:p>107</text:p>
          </table:table-cell>
          <table:table-cell table:formula="of:=SQRT([.A107]+1)-SQRT([.A107])" office:value-type="float" office:value="0.0482244126246627" calcext:value-type="float">
            <text:p>0,05</text:p>
          </table:table-cell>
          <table:table-cell table:formula="of:=SQRT([.A107]/2+1)-SQRT([.A107]/2)" office:value-type="float" office:value="0.0680421109528036" calcext:value-type="float">
            <text:p>0,07</text:p>
          </table:table-cell>
          <table:table-cell table:formula="of:=SQRT([.A107]/4+1)-SQRT([.A107]/4)" office:value-type="float" office:value="0.0957866600320685" calcext:value-type="float">
            <text:p>0,10</text:p>
          </table:table-cell>
          <table:table-cell table:style-name="ce2"/>
          <table:table-cell table:formula="of:=[.B107]*[.$H$1]" office:value-type="float" office:value="964.488252493254" calcext:value-type="float">
            <text:p>964</text:p>
          </table:table-cell>
          <table:table-cell table:number-columns-repeated="2"/>
        </table:table-row>
        <table:table-row table:style-name="ro1">
          <table:table-cell table:formula="of:=[.A107]+1" office:value-type="float" office:value="108" calcext:value-type="float">
            <text:p>108</text:p>
          </table:table-cell>
          <table:table-cell table:formula="of:=SQRT([.A108]+1)-SQRT([.A108])" office:value-type="float" office:value="0.0480016634972866" calcext:value-type="float">
            <text:p>0,05</text:p>
          </table:table-cell>
          <table:table-cell table:formula="of:=SQRT([.A108]/2+1)-SQRT([.A108]/2)" office:value-type="float" office:value="0.0677292587461285" calcext:value-type="float">
            <text:p>0,07</text:p>
          </table:table-cell>
          <table:table-cell table:formula="of:=SQRT([.A108]/4+1)-SQRT([.A108]/4)" office:value-type="float" office:value="0.0953501994225494" calcext:value-type="float">
            <text:p>0,10</text:p>
          </table:table-cell>
          <table:table-cell table:style-name="ce2"/>
          <table:table-cell table:formula="of:=[.B108]*[.$H$1]" office:value-type="float" office:value="960.033269945732" calcext:value-type="float">
            <text:p>960</text:p>
          </table:table-cell>
          <table:table-cell table:number-columns-repeated="2"/>
        </table:table-row>
        <table:table-row table:style-name="ro1">
          <table:table-cell table:formula="of:=[.A108]+1" office:value-type="float" office:value="109" calcext:value-type="float">
            <text:p>109</text:p>
          </table:table-cell>
          <table:table-cell table:formula="of:=SQRT([.A109]+1)-SQRT([.A109])" office:value-type="float" office:value="0.0477819727909647" calcext:value-type="float">
            <text:p>0,05</text:p>
          </table:table-cell>
          <table:table-cell table:formula="of:=SQRT([.A109]/2+1)-SQRT([.A109]/2)" office:value-type="float" office:value="0.0674206827589696" calcext:value-type="float">
            <text:p>0,07</text:p>
          </table:table-cell>
          <table:table-cell table:formula="of:=SQRT([.A109]/4+1)-SQRT([.A109]/4)" office:value-type="float" office:value="0.0949196519120497" calcext:value-type="float">
            <text:p>0,09</text:p>
          </table:table-cell>
          <table:table-cell table:style-name="ce2"/>
          <table:table-cell table:formula="of:=[.B109]*[.$H$1]" office:value-type="float" office:value="955.639455819294" calcext:value-type="float">
            <text:p>956</text:p>
          </table:table-cell>
          <table:table-cell table:number-columns-repeated="2"/>
        </table:table-row>
        <table:table-row table:style-name="ro1">
          <table:table-cell table:formula="of:=[.A109]+1" office:value-type="float" office:value="110" calcext:value-type="float">
            <text:p>110</text:p>
          </table:table-cell>
          <table:table-cell table:formula="of:=SQRT([.A110]+1)-SQRT([.A110])" office:value-type="float" office:value="0.0475652711512229" calcext:value-type="float">
            <text:p>0,05</text:p>
          </table:table-cell>
          <table:table-cell table:formula="of:=SQRT([.A110]/2+1)-SQRT([.A110]/2)" office:value-type="float" office:value="0.0671162864522197" calcext:value-type="float">
            <text:p>0,07</text:p>
          </table:table-cell>
          <table:table-cell table:formula="of:=SQRT([.A110]/4+1)-SQRT([.A110]/4)" office:value-type="float" office:value="0.0944948851648979" calcext:value-type="float">
            <text:p>0,09</text:p>
          </table:table-cell>
          <table:table-cell table:style-name="ce2"/>
          <table:table-cell table:formula="of:=[.B110]*[.$H$1]" office:value-type="float" office:value="951.305423024458" calcext:value-type="float">
            <text:p>951</text:p>
          </table:table-cell>
          <table:table-cell table:number-columns-repeated="2"/>
        </table:table-row>
        <table:table-row table:style-name="ro1">
          <table:table-cell table:formula="of:=[.A110]+1" office:value-type="float" office:value="111" calcext:value-type="float">
            <text:p>111</text:p>
          </table:table-cell>
          <table:table-cell table:formula="of:=SQRT([.A111]+1)-SQRT([.A111])" office:value-type="float" office:value="0.0473514914056246" calcext:value-type="float">
            <text:p>0,05</text:p>
          </table:table-cell>
          <table:table-cell table:formula="of:=SQRT([.A111]/2+1)-SQRT([.A111]/2)" office:value-type="float" office:value="0.0668159763107843" calcext:value-type="float">
            <text:p>0,07</text:p>
          </table:table-cell>
          <table:table-cell table:formula="of:=SQRT([.A111]/4+1)-SQRT([.A111]/4)" office:value-type="float" office:value="0.0940757709554347" calcext:value-type="float">
            <text:p>0,09</text:p>
          </table:table-cell>
          <table:table-cell table:style-name="ce2"/>
          <table:table-cell table:formula="of:=[.B111]*[.$H$1]" office:value-type="float" office:value="947.029828112492" calcext:value-type="float">
            <text:p>947</text:p>
          </table:table-cell>
          <table:table-cell table:number-columns-repeated="2"/>
        </table:table-row>
        <table:table-row table:style-name="ro1">
          <table:table-cell table:formula="of:=[.A111]+1" office:value-type="float" office:value="112" calcext:value-type="float">
            <text:p>112</text:p>
          </table:table-cell>
          <table:table-cell table:formula="of:=SQRT([.A112]+1)-SQRT([.A112])" office:value-type="float" office:value="0.0471405684762871" calcext:value-type="float">
            <text:p>0,05</text:p>
          </table:table-cell>
          <table:table-cell table:formula="of:=SQRT([.A112]/2+1)-SQRT([.A112]/2)" office:value-type="float" office:value="0.0665196617228672" calcext:value-type="float">
            <text:p>0,07</text:p>
          </table:table-cell>
          <table:table-cell table:formula="of:=SQRT([.A112]/4+1)-SQRT([.A112]/4)" office:value-type="float" office:value="0.0936621850053223" calcext:value-type="float">
            <text:p>0,09</text:p>
          </table:table-cell>
          <table:table-cell table:style-name="ce2"/>
          <table:table-cell table:formula="of:=[.B112]*[.$H$1]" office:value-type="float" office:value="942.811369525742" calcext:value-type="float">
            <text:p>943</text:p>
          </table:table-cell>
          <table:table-cell table:number-columns-repeated="2"/>
        </table:table-row>
        <table:table-row table:style-name="ro1">
          <table:table-cell table:formula="of:=[.A112]+1" office:value-type="float" office:value="113" calcext:value-type="float">
            <text:p>113</text:p>
          </table:table-cell>
          <table:table-cell table:formula="of:=SQRT([.A113]+1)-SQRT([.A113])" office:value-type="float" office:value="0.0469324392966612" calcext:value-type="float">
            <text:p>0,05</text:p>
          </table:table-cell>
          <table:table-cell table:formula="of:=SQRT([.A113]/2+1)-SQRT([.A113]/2)" office:value-type="float" office:value="0.0662272548650966" calcext:value-type="float">
            <text:p>0,07</text:p>
          </table:table-cell>
          <table:table-cell table:formula="of:=SQRT([.A113]/4+1)-SQRT([.A113]/4)" office:value-type="float" office:value="0.0932540068286594" calcext:value-type="float">
            <text:p>0,09</text:p>
          </table:table-cell>
          <table:table-cell table:style-name="ce2"/>
          <table:table-cell table:formula="of:=[.B113]*[.$H$1]" office:value-type="float" office:value="938.648785933224" calcext:value-type="float">
            <text:p>939</text:p>
          </table:table-cell>
          <table:table-cell table:number-columns-repeated="2"/>
        </table:table-row>
        <table:table-row table:style-name="ro1">
          <table:table-cell table:formula="of:=[.A113]+1" office:value-type="float" office:value="114" calcext:value-type="float">
            <text:p>114</text:p>
          </table:table-cell>
          <table:table-cell table:formula="of:=SQRT([.A114]+1)-SQRT([.A114])" office:value-type="float" office:value="0.0467270427322966" calcext:value-type="float">
            <text:p>0,05</text:p>
          </table:table-cell>
          <table:table-cell table:formula="of:=SQRT([.A114]/2+1)-SQRT([.A114]/2)" office:value-type="float" office:value="0.0659386705931588" calcext:value-type="float">
            <text:p>0,07</text:p>
          </table:table-cell>
          <table:table-cell table:formula="of:=SQRT([.A114]/4+1)-SQRT([.A114]/4)" office:value-type="float" office:value="0.0928511195844521" calcext:value-type="float">
            <text:p>0,09</text:p>
          </table:table-cell>
          <table:table-cell table:style-name="ce2"/>
          <table:table-cell table:formula="of:=[.B114]*[.$H$1]" office:value-type="float" office:value="934.540854645932" calcext:value-type="float">
            <text:p>935</text:p>
          </table:table-cell>
          <table:table-cell table:number-columns-repeated="2"/>
        </table:table-row>
        <table:table-row table:style-name="ro1">
          <table:table-cell table:formula="of:=[.A114]+1" office:value-type="float" office:value="115" calcext:value-type="float">
            <text:p>115</text:p>
          </table:table-cell>
          <table:table-cell table:formula="of:=SQRT([.A115]+1)-SQRT([.A115])" office:value-type="float" office:value="0.0465243195053997" calcext:value-type="float">
            <text:p>0,05</text:p>
          </table:table-cell>
          <table:table-cell table:formula="of:=SQRT([.A115]/2+1)-SQRT([.A115]/2)" office:value-type="float" office:value="0.065653826337627" calcext:value-type="float">
            <text:p>0,07</text:p>
          </table:table-cell>
          <table:table-cell table:formula="of:=SQRT([.A115]/4+1)-SQRT([.A115]/4)" office:value-type="float" office:value="0.092453409936053" calcext:value-type="float">
            <text:p>0,09</text:p>
          </table:table-cell>
          <table:table-cell table:style-name="ce2"/>
          <table:table-cell table:formula="of:=[.B115]*[.$H$1]" office:value-type="float" office:value="930.486390107994" calcext:value-type="float">
            <text:p>930</text:p>
          </table:table-cell>
          <table:table-cell table:number-columns-repeated="2"/>
        </table:table-row>
        <table:table-row table:style-name="ro1">
          <table:table-cell table:formula="of:=[.A115]+1" office:value-type="float" office:value="116" calcext:value-type="float">
            <text:p>116</text:p>
          </table:table-cell>
          <table:table-cell table:formula="of:=SQRT([.A116]+1)-SQRT([.A116])" office:value-type="float" office:value="0.0463242121229612" calcext:value-type="float">
            <text:p>0,05</text:p>
          </table:table-cell>
          <table:table-cell table:formula="of:=SQRT([.A116]/2+1)-SQRT([.A116]/2)" office:value-type="float" office:value="0.0653726420046992" calcext:value-type="float">
            <text:p>0,07</text:p>
          </table:table-cell>
          <table:table-cell table:formula="of:=SQRT([.A116]/4+1)-SQRT([.A116]/4)" office:value-type="float" office:value="0.0920607679171575" calcext:value-type="float">
            <text:p>0,09</text:p>
          </table:table-cell>
          <table:table-cell table:style-name="ce2"/>
          <table:table-cell table:formula="of:=[.B116]*[.$H$1]" office:value-type="float" office:value="926.484242459224" calcext:value-type="float">
            <text:p>926</text:p>
          </table:table-cell>
          <table:table-cell table:number-columns-repeated="2"/>
        </table:table-row>
        <table:table-row table:style-name="ro1">
          <table:table-cell table:formula="of:=[.A116]+1" office:value-type="float" office:value="117" calcext:value-type="float">
            <text:p>117</text:p>
          </table:table-cell>
          <table:table-cell table:formula="of:=SQRT([.A117]+1)-SQRT([.A117])" office:value-type="float" office:value="0.0461266648082468" calcext:value-type="float">
            <text:p>0,05</text:p>
          </table:table-cell>
          <table:table-cell table:formula="of:=SQRT([.A117]/2+1)-SQRT([.A117]/2)" office:value-type="float" office:value="0.0650950398815784" calcext:value-type="float">
            <text:p>0,07</text:p>
          </table:table-cell>
          <table:table-cell table:formula="of:=SQRT([.A117]/4+1)-SQRT([.A117]/4)" office:value-type="float" office:value="0.0916730868040156" calcext:value-type="float">
            <text:p>0,09</text:p>
          </table:table-cell>
          <table:table-cell table:style-name="ce2"/>
          <table:table-cell table:formula="of:=[.B117]*[.$H$1]" office:value-type="float" office:value="922.533296164936" calcext:value-type="float">
            <text:p>923</text:p>
          </table:table-cell>
          <table:table-cell table:number-columns-repeated="2"/>
        </table:table-row>
        <table:table-row table:style-name="ro1">
          <table:table-cell table:formula="of:=[.A117]+1" office:value-type="float" office:value="118" calcext:value-type="float">
            <text:p>118</text:p>
          </table:table-cell>
          <table:table-cell table:formula="of:=SQRT([.A118]+1)-SQRT([.A118])" office:value-type="float" office:value="0.0459316234354983" calcext:value-type="float">
            <text:p>0,05</text:p>
          </table:table-cell>
          <table:table-cell table:formula="of:=SQRT([.A118]/2+1)-SQRT([.A118]/2)" office:value-type="float" office:value="0.0648209445462262" calcext:value-type="float">
            <text:p>0,06</text:p>
          </table:table-cell>
          <table:table-cell table:formula="of:=SQRT([.A118]/4+1)-SQRT([.A118]/4)" office:value-type="float" office:value="0.0912902629935228" calcext:value-type="float">
            <text:p>0,09</text:p>
          </table:table-cell>
          <table:table-cell table:style-name="ce2"/>
          <table:table-cell table:formula="of:=[.B118]*[.$H$1]" office:value-type="float" office:value="918.632468709966" calcext:value-type="float">
            <text:p>919</text:p>
          </table:table-cell>
          <table:table-cell table:number-columns-repeated="2"/>
        </table:table-row>
        <table:table-row table:style-name="ro1">
          <table:table-cell table:formula="of:=[.A118]+1" office:value-type="float" office:value="119" calcext:value-type="float">
            <text:p>119</text:p>
          </table:table-cell>
          <table:table-cell table:formula="of:=SQRT([.A119]+1)-SQRT([.A119])" office:value-type="float" office:value="0.0457390354676086" calcext:value-type="float">
            <text:p>0,05</text:p>
          </table:table-cell>
          <table:table-cell table:formula="of:=SQRT([.A119]/2+1)-SQRT([.A119]/2)" office:value-type="float" office:value="0.0645502827812665" calcext:value-type="float">
            <text:p>0,06</text:p>
          </table:table-cell>
          <table:table-cell table:formula="of:=SQRT([.A119]/4+1)-SQRT([.A119]/4)" office:value-type="float" office:value="0.090912195886852" calcext:value-type="float">
            <text:p>0,09</text:p>
          </table:table-cell>
          <table:table-cell table:style-name="ce2"/>
          <table:table-cell table:formula="of:=[.B119]*[.$H$1]" office:value-type="float" office:value="914.780709352172" calcext:value-type="float">
            <text:p>915</text:p>
          </table:table-cell>
          <table:table-cell table:number-columns-repeated="2"/>
        </table:table-row>
        <table:table-row table:style-name="ro1">
          <table:table-cell table:formula="of:=[.A119]+1" office:value-type="float" office:value="120" calcext:value-type="float">
            <text:p>120</text:p>
          </table:table-cell>
          <table:table-cell table:formula="of:=SQRT([.A120]+1)-SQRT([.A120])" office:value-type="float" office:value="0.0455488498966776" calcext:value-type="float">
            <text:p>0,05</text:p>
          </table:table-cell>
          <table:table-cell table:formula="of:=SQRT([.A120]/2+1)-SQRT([.A120]/2)" office:value-type="float" office:value="0.0642829834918199" calcext:value-type="float">
            <text:p>0,06</text:p>
          </table:table-cell>
          <table:table-cell table:formula="of:=SQRT([.A120]/4+1)-SQRT([.A120]/4)" office:value-type="float" office:value="0.0905387877783603" calcext:value-type="float">
            <text:p>0,09</text:p>
          </table:table-cell>
          <table:table-cell table:style-name="ce2"/>
          <table:table-cell table:formula="of:=[.B120]*[.$H$1]" office:value-type="float" office:value="910.976997933552" calcext:value-type="float">
            <text:p>911</text:p>
          </table:table-cell>
          <table:table-cell table:number-columns-repeated="2"/>
        </table:table-row>
        <table:table-row table:style-name="ro1">
          <table:table-cell table:formula="of:=[.A120]+1" office:value-type="float" office:value="121" calcext:value-type="float">
            <text:p>121</text:p>
          </table:table-cell>
          <table:table-cell table:formula="of:=SQRT([.A121]+1)-SQRT([.A121])" office:value-type="float" office:value="0.0453610171872612" calcext:value-type="float">
            <text:p>0,05</text:p>
          </table:table-cell>
          <table:table-cell table:formula="of:=SQRT([.A121]/2+1)-SQRT([.A121]/2)" office:value-type="float" office:value="0.0640189776270388" calcext:value-type="float">
            <text:p>0,06</text:p>
          </table:table-cell>
          <table:table-cell table:formula="of:=SQRT([.A121]/4+1)-SQRT([.A121]/4)" office:value-type="float" office:value="0.0901699437494745" calcext:value-type="float">
            <text:p>0,09</text:p>
          </table:table-cell>
          <table:table-cell table:style-name="ce2"/>
          <table:table-cell table:formula="of:=[.B121]*[.$H$1]" office:value-type="float" office:value="907.220343745224" calcext:value-type="float">
            <text:p>907</text:p>
          </table:table-cell>
          <table:table-cell table:number-columns-repeated="2"/>
        </table:table-row>
        <table:table-row table:style-name="ro1">
          <table:table-cell table:formula="of:=[.A121]+1" office:value-type="float" office:value="122" calcext:value-type="float">
            <text:p>122</text:p>
          </table:table-cell>
          <table:table-cell table:formula="of:=SQRT([.A122]+1)-SQRT([.A122])" office:value-type="float" office:value="0.0451754892221565" calcext:value-type="float">
            <text:p>0,05</text:p>
          </table:table-cell>
          <table:table-cell table:formula="of:=SQRT([.A122]/2+1)-SQRT([.A122]/2)" office:value-type="float" office:value="0.0637581981051572" calcext:value-type="float">
            <text:p>0,06</text:p>
          </table:table-cell>
          <table:table-cell table:formula="of:=SQRT([.A122]/4+1)-SQRT([.A122]/4)" office:value-type="float" office:value="0.0898055715672816" calcext:value-type="float">
            <text:p>0,09</text:p>
          </table:table-cell>
          <table:table-cell table:style-name="ce2"/>
          <table:table-cell table:formula="of:=[.B122]*[.$H$1]" office:value-type="float" office:value="903.50978444313" calcext:value-type="float">
            <text:p>904</text:p>
          </table:table-cell>
          <table:table-cell table:number-columns-repeated="2"/>
        </table:table-row>
        <table:table-row table:style-name="ro1">
          <table:table-cell table:formula="of:=[.A122]+1" office:value-type="float" office:value="123" calcext:value-type="float">
            <text:p>123</text:p>
          </table:table-cell>
          <table:table-cell table:formula="of:=SQRT([.A123]+1)-SQRT([.A123])" office:value-type="float" office:value="0.0449922192506254" calcext:value-type="float">
            <text:p>0,04</text:p>
          </table:table-cell>
          <table:table-cell table:formula="of:=SQRT([.A123]/2+1)-SQRT([.A123]/2)" office:value-type="float" office:value="0.0635005797418868" calcext:value-type="float">
            <text:p>0,06</text:p>
          </table:table-cell>
          <table:table-cell table:formula="of:=SQRT([.A123]/4+1)-SQRT([.A123]/4)" office:value-type="float" office:value="0.0894455815876132" calcext:value-type="float">
            <text:p>0,09</text:p>
          </table:table-cell>
          <table:table-cell table:style-name="ce2"/>
          <table:table-cell table:formula="of:=[.B123]*[.$H$1]" office:value-type="float" office:value="899.844385012508" calcext:value-type="float">
            <text:p>900</text:p>
          </table:table-cell>
          <table:table-cell table:number-columns-repeated="2"/>
        </table:table-row>
        <table:table-row table:style-name="ro1">
          <table:table-cell table:formula="of:=[.A123]+1" office:value-type="float" office:value="124" calcext:value-type="float">
            <text:p>124</text:p>
          </table:table-cell>
          <table:table-cell table:formula="of:=SQRT([.A124]+1)-SQRT([.A124])" office:value-type="float" office:value="0.044811161838906" calcext:value-type="float">
            <text:p>0,04</text:p>
          </table:table-cell>
          <table:table-cell table:formula="of:=SQRT([.A124]/2+1)-SQRT([.A124]/2)" office:value-type="float" office:value="0.063246059181961" calcext:value-type="float">
            <text:p>0,06</text:p>
          </table:table-cell>
          <table:table-cell table:formula="of:=SQRT([.A124]/4+1)-SQRT([.A124]/4)" office:value-type="float" office:value="0.0890898866623591" calcext:value-type="float">
            <text:p>0,09</text:p>
          </table:table-cell>
          <table:table-cell table:style-name="ce2"/>
          <table:table-cell table:formula="of:=[.B124]*[.$H$1]" office:value-type="float" office:value="896.22323677812" calcext:value-type="float">
            <text:p>896</text:p>
          </table:table-cell>
          <table:table-cell table:number-columns-repeated="2"/>
        </table:table-row>
        <table:table-row table:style-name="ro1">
          <table:table-cell table:formula="of:=[.A124]+1" office:value-type="float" office:value="125" calcext:value-type="float">
            <text:p>125</text:p>
          </table:table-cell>
          <table:table-cell table:formula="of:=SQRT([.A125]+1)-SQRT([.A125])" office:value-type="float" office:value="0.0446322728228754" calcext:value-type="float">
            <text:p>0,04</text:p>
          </table:table-cell>
          <table:table-cell table:formula="of:=SQRT([.A125]/2+1)-SQRT([.A125]/2)" office:value-type="float" office:value="0.0629945748336658" calcext:value-type="float">
            <text:p>0,06</text:p>
          </table:table-cell>
          <table:table-cell table:formula="of:=SQRT([.A125]/4+1)-SQRT([.A125]/4)" office:value-type="float" office:value="0.0887384020507991" calcext:value-type="float">
            <text:p>0,09</text:p>
          </table:table-cell>
          <table:table-cell table:style-name="ce2"/>
          <table:table-cell table:formula="of:=[.B125]*[.$H$1]" office:value-type="float" office:value="892.645456457508" calcext:value-type="float">
            <text:p>893</text:p>
          </table:table-cell>
          <table:table-cell table:number-columns-repeated="2"/>
        </table:table-row>
        <table:table-row table:style-name="ro1">
          <table:table-cell table:formula="of:=[.A125]+1" office:value-type="float" office:value="126" calcext:value-type="float">
            <text:p>126</text:p>
          </table:table-cell>
          <table:table-cell table:formula="of:=SQRT([.A126]+1)-SQRT([.A126])" office:value-type="float" office:value="0.0444555092628196" calcext:value-type="float">
            <text:p>0,04</text:p>
          </table:table-cell>
          <table:table-cell table:formula="of:=SQRT([.A126]/2+1)-SQRT([.A126]/2)" office:value-type="float" office:value="0.0627460668062279" calcext:value-type="float">
            <text:p>0,06</text:p>
          </table:table-cell>
          <table:table-cell table:formula="of:=SQRT([.A126]/4+1)-SQRT([.A126]/4)" office:value-type="float" office:value="0.0883910453347774" calcext:value-type="float">
            <text:p>0,09</text:p>
          </table:table-cell>
          <table:table-cell table:style-name="ce2"/>
          <table:table-cell table:formula="of:=[.B126]*[.$H$1]" office:value-type="float" office:value="889.110185256392" calcext:value-type="float">
            <text:p>889</text:p>
          </table:table-cell>
          <table:table-cell table:number-columns-repeated="2"/>
        </table:table-row>
        <table:table-row table:style-name="ro1">
          <table:table-cell table:formula="of:=[.A126]+1" office:value-type="float" office:value="127" calcext:value-type="float">
            <text:p>127</text:p>
          </table:table-cell>
          <table:table-cell table:formula="of:=SQRT([.A127]+1)-SQRT([.A127])" office:value-type="float" office:value="0.0442808294001171" calcext:value-type="float">
            <text:p>0,04</text:p>
          </table:table-cell>
          <table:table-cell table:formula="of:=SQRT([.A127]/2+1)-SQRT([.A127]/2)" office:value-type="float" office:value="0.0625004768498911" calcext:value-type="float">
            <text:p>0,06</text:p>
          </table:table-cell>
          <table:table-cell table:formula="of:=SQRT([.A127]/4+1)-SQRT([.A127]/4)" office:value-type="float" office:value="0.0880477363374768" calcext:value-type="float">
            <text:p>0,09</text:p>
          </table:table-cell>
          <table:table-cell table:style-name="ce2"/>
          <table:table-cell table:formula="of:=[.B127]*[.$H$1]" office:value-type="float" office:value="885.616588002342" calcext:value-type="float">
            <text:p>886</text:p>
          </table:table-cell>
          <table:table-cell table:number-columns-repeated="2"/>
        </table:table-row>
        <table:table-row table:style-name="ro1">
          <table:table-cell table:formula="of:=[.A127]+1" office:value-type="float" office:value="128" calcext:value-type="float">
            <text:p>128</text:p>
          </table:table-cell>
          <table:table-cell table:formula="of:=SQRT([.A128]+1)-SQRT([.A128])" office:value-type="float" office:value="0.044108192615786" calcext:value-type="float">
            <text:p>0,04</text:p>
          </table:table-cell>
          <table:table-cell table:formula="of:=SQRT([.A128]/2+1)-SQRT([.A128]/2)" office:value-type="float" office:value="0.0622577482985491" calcext:value-type="float">
            <text:p>0,06</text:p>
          </table:table-cell>
          <table:table-cell table:formula="of:=SQRT([.A128]/4+1)-SQRT([.A128]/4)" office:value-type="float" office:value="0.087708397045648" calcext:value-type="float">
            <text:p>0,09</text:p>
          </table:table-cell>
          <table:table-cell table:style-name="ce2"/>
          <table:table-cell table:formula="of:=[.B128]*[.$H$1]" office:value-type="float" office:value="882.16385231572" calcext:value-type="float">
            <text:p>882</text:p>
          </table:table-cell>
          <table:table-cell table:number-columns-repeated="2"/>
        </table:table-row>
        <table:table-row table:style-name="ro1">
          <table:table-cell table:formula="of:=[.A128]+1" office:value-type="float" office:value="129" calcext:value-type="float">
            <text:p>129</text:p>
          </table:table-cell>
          <table:table-cell table:formula="of:=SQRT([.A129]+1)-SQRT([.A129])" office:value-type="float" office:value="0.043937559390832" calcext:value-type="float">
            <text:p>0,04</text:p>
          </table:table-cell>
          <table:table-cell table:formula="of:=SQRT([.A129]/2+1)-SQRT([.A129]/2)" office:value-type="float" office:value="0.0620178260148183" calcext:value-type="float">
            <text:p>0,06</text:p>
          </table:table-cell>
          <table:table-cell table:formula="of:=SQRT([.A129]/4+1)-SQRT([.A129]/4)" office:value-type="float" office:value="0.0873729515351247" calcext:value-type="float">
            <text:p>0,09</text:p>
          </table:table-cell>
          <table:table-cell table:style-name="ce2"/>
          <table:table-cell table:formula="of:=[.B129]*[.$H$1]" office:value-type="float" office:value="878.75118781664" calcext:value-type="float">
            <text:p>879</text:p>
          </table:table-cell>
          <table:table-cell table:number-columns-repeated="2"/>
        </table:table-row>
        <table:table-row table:style-name="ro1">
          <table:table-cell table:formula="of:=[.A129]+1" office:value-type="float" office:value="130" calcext:value-type="float">
            <text:p>130</text:p>
          </table:table-cell>
          <table:table-cell table:formula="of:=SQRT([.A130]+1)-SQRT([.A130])" office:value-type="float" office:value="0.0437688912682184" calcext:value-type="float">
            <text:p>0,04</text:p>
          </table:table-cell>
          <table:table-cell table:formula="of:=SQRT([.A130]/2+1)-SQRT([.A130]/2)" office:value-type="float" office:value="0.0617806563374117" calcext:value-type="float">
            <text:p>0,06</text:p>
          </table:table-cell>
          <table:table-cell table:formula="of:=SQRT([.A130]/4+1)-SQRT([.A130]/4)" office:value-type="float" office:value="0.0870413258994232" calcext:value-type="float">
            <text:p>0,09</text:p>
          </table:table-cell>
          <table:table-cell table:style-name="ce2"/>
          <table:table-cell table:formula="of:=[.B130]*[.$H$1]" office:value-type="float" office:value="875.377825364368" calcext:value-type="float">
            <text:p>875</text:p>
          </table:table-cell>
          <table:table-cell table:number-columns-repeated="2"/>
        </table:table-row>
        <table:table-row table:style-name="ro1">
          <table:table-cell table:formula="of:=[.A130]+1" office:value-type="float" office:value="131" calcext:value-type="float">
            <text:p>131</text:p>
          </table:table-cell>
          <table:table-cell table:formula="of:=SQRT([.A131]+1)-SQRT([.A131])" office:value-type="float" office:value="0.0436021508164597" calcext:value-type="float">
            <text:p>0,04</text:p>
          </table:table-cell>
          <table:table-cell table:formula="of:=SQRT([.A131]/2+1)-SQRT([.A131]/2)" office:value-type="float" office:value="0.0615461870307215" calcext:value-type="float">
            <text:p>0,06</text:p>
          </table:table-cell>
          <table:table-cell table:formula="of:=SQRT([.A131]/4+1)-SQRT([.A131]/4)" office:value-type="float" office:value="0.0867134481813263" calcext:value-type="float">
            <text:p>0,09</text:p>
          </table:table-cell>
          <table:table-cell table:style-name="ce2"/>
          <table:table-cell table:formula="of:=[.B131]*[.$H$1]" office:value-type="float" office:value="872.043016329194" calcext:value-type="float">
            <text:p>872</text:p>
          </table:table-cell>
          <table:table-cell table:number-columns-repeated="2"/>
        </table:table-row>
        <table:table-row table:style-name="ro1">
          <table:table-cell table:formula="of:=[.A131]+1" office:value-type="float" office:value="132" calcext:value-type="float">
            <text:p>132</text:p>
          </table:table-cell>
          <table:table-cell table:formula="of:=SQRT([.A132]+1)-SQRT([.A132])" office:value-type="float" office:value="0.0434373015947394" calcext:value-type="float">
            <text:p>0,04</text:p>
          </table:table-cell>
          <table:table-cell table:formula="of:=SQRT([.A132]/2+1)-SQRT([.A132]/2)" office:value-type="float" office:value="0.0613143672364895" calcext:value-type="float">
            <text:p>0,06</text:p>
          </table:table-cell>
          <table:table-cell table:formula="of:=SQRT([.A132]/4+1)-SQRT([.A132]/4)" office:value-type="float" office:value="0.0863892483072721" calcext:value-type="float">
            <text:p>0,09</text:p>
          </table:table-cell>
          <table:table-cell table:style-name="ce2"/>
          <table:table-cell table:formula="of:=[.B132]*[.$H$1]" office:value-type="float" office:value="868.746031894788" calcext:value-type="float">
            <text:p>869</text:p>
          </table:table-cell>
          <table:table-cell table:number-columns-repeated="2"/>
        </table:table-row>
        <table:table-row table:style-name="ro1">
          <table:table-cell table:formula="of:=[.A132]+1" office:value-type="float" office:value="133" calcext:value-type="float">
            <text:p>133</text:p>
          </table:table-cell>
          <table:table-cell table:formula="of:=SQRT([.A133]+1)-SQRT([.A133])" office:value-type="float" office:value="0.0432743081194289" calcext:value-type="float">
            <text:p>0,04</text:p>
          </table:table-cell>
          <table:table-cell table:formula="of:=SQRT([.A133]/2+1)-SQRT([.A133]/2)" office:value-type="float" office:value="0.0610851474274465" calcext:value-type="float">
            <text:p>0,06</text:p>
          </table:table-cell>
          <table:table-cell table:formula="of:=SQRT([.A133]/4+1)-SQRT([.A133]/4)" office:value-type="float" office:value="0.0860686580244145" calcext:value-type="float">
            <text:p>0,09</text:p>
          </table:table-cell>
          <table:table-cell table:style-name="ce2"/>
          <table:table-cell table:formula="of:=[.B133]*[.$H$1]" office:value-type="float" office:value="865.486162388578" calcext:value-type="float">
            <text:p>865</text:p>
          </table:table-cell>
          <table:table-cell table:number-columns-repeated="2"/>
        </table:table-row>
        <table:table-row table:style-name="ro1">
          <table:table-cell table:formula="of:=[.A133]+1" office:value-type="float" office:value="134" calcext:value-type="float">
            <text:p>134</text:p>
          </table:table-cell>
          <table:table-cell table:formula="of:=SQRT([.A134]+1)-SQRT([.A134])" office:value-type="float" office:value="0.0431131358320247" calcext:value-type="float">
            <text:p>0,04</text:p>
          </table:table-cell>
          <table:table-cell table:formula="of:=SQRT([.A134]/2+1)-SQRT([.A134]/2)" office:value-type="float" office:value="0.0608584793628708" calcext:value-type="float">
            <text:p>0,06</text:p>
          </table:table-cell>
          <table:table-cell table:formula="of:=SQRT([.A134]/4+1)-SQRT([.A134]/4)" office:value-type="float" office:value="0.0857516108402523" calcext:value-type="float">
            <text:p>0,09</text:p>
          </table:table-cell>
          <table:table-cell table:style-name="ce2"/>
          <table:table-cell table:formula="of:=[.B134]*[.$H$1]" office:value-type="float" office:value="862.262716640494" calcext:value-type="float">
            <text:p>862</text:p>
          </table:table-cell>
          <table:table-cell table:number-columns-repeated="2"/>
        </table:table-row>
        <table:table-row table:style-name="ro1">
          <table:table-cell table:formula="of:=[.A134]+1" office:value-type="float" office:value="135" calcext:value-type="float">
            <text:p>135</text:p>
          </table:table-cell>
          <table:table-cell table:formula="of:=SQRT([.A135]+1)-SQRT([.A135])" office:value-type="float" office:value="0.0429537510683513" calcext:value-type="float">
            <text:p>0,04</text:p>
          </table:table-cell>
          <table:table-cell table:formula="of:=SQRT([.A135]/2+1)-SQRT([.A135]/2)" office:value-type="float" office:value="0.0606343160459328" calcext:value-type="float">
            <text:p>0,06</text:p>
          </table:table-cell>
          <table:table-cell table:formula="of:=SQRT([.A135]/4+1)-SQRT([.A135]/4)" office:value-type="float" office:value="0.0854380419646725" calcext:value-type="float">
            <text:p>0,09</text:p>
          </table:table-cell>
          <table:table-cell table:style-name="ce2"/>
          <table:table-cell table:formula="of:=[.B135]*[.$H$1]" office:value-type="float" office:value="859.075021367026" calcext:value-type="float">
            <text:p>859</text:p>
          </table:table-cell>
          <table:table-cell table:number-columns-repeated="2"/>
        </table:table-row>
        <table:table-row table:style-name="ro1">
          <table:table-cell table:formula="of:=[.A135]+1" office:value-type="float" office:value="136" calcext:value-type="float">
            <text:p>136</text:p>
          </table:table-cell>
          <table:table-cell table:formula="of:=SQRT([.A136]+1)-SQRT([.A136])" office:value-type="float" office:value="0.0427961210290242" calcext:value-type="float">
            <text:p>0,04</text:p>
          </table:table-cell>
          <table:table-cell table:formula="of:=SQRT([.A136]/2+1)-SQRT([.A136]/2)" office:value-type="float" office:value="0.0604126116827537" calcext:value-type="float">
            <text:p>0,06</text:p>
          </table:table-cell>
          <table:table-cell table:formula="of:=SQRT([.A136]/4+1)-SQRT([.A136]/4)" office:value-type="float" office:value="0.0851278882543154" calcext:value-type="float">
            <text:p>0,09</text:p>
          </table:table-cell>
          <table:table-cell table:style-name="ce2"/>
          <table:table-cell table:formula="of:=[.B136]*[.$H$1]" office:value-type="float" office:value="855.922420580484" calcext:value-type="float">
            <text:p>856</text:p>
          </table:table-cell>
          <table:table-cell table:number-columns-repeated="2"/>
        </table:table-row>
        <table:table-row table:style-name="ro1">
          <table:table-cell table:formula="of:=[.A136]+1" office:value-type="float" office:value="137" calcext:value-type="float">
            <text:p>137</text:p>
          </table:table-cell>
          <table:table-cell table:formula="of:=SQRT([.A137]+1)-SQRT([.A137])" office:value-type="float" office:value="0.0426402137511044" calcext:value-type="float">
            <text:p>0,04</text:p>
          </table:table-cell>
          <table:table-cell table:formula="of:=SQRT([.A137]/2+1)-SQRT([.A137]/2)" office:value-type="float" office:value="0.0601933216431085" calcext:value-type="float">
            <text:p>0,06</text:p>
          </table:table-cell>
          <table:table-cell table:formula="of:=SQRT([.A137]/4+1)-SQRT([.A137]/4)" office:value-type="float" office:value="0.0848210881591456" calcext:value-type="float">
            <text:p>0,08</text:p>
          </table:table-cell>
          <table:table-cell table:style-name="ce2"/>
          <table:table-cell table:formula="of:=[.B137]*[.$H$1]" office:value-type="float" office:value="852.804275022088" calcext:value-type="float">
            <text:p>853</text:p>
          </table:table-cell>
          <table:table-cell table:number-columns-repeated="2"/>
        </table:table-row>
        <table:table-row table:style-name="ro1">
          <table:table-cell table:formula="of:=[.A137]+1" office:value-type="float" office:value="138" calcext:value-type="float">
            <text:p>138</text:p>
          </table:table-cell>
          <table:table-cell table:formula="of:=SQRT([.A138]+1)-SQRT([.A138])" office:value-type="float" office:value="0.0424859980808652" calcext:value-type="float">
            <text:p>0,04</text:p>
          </table:table-cell>
          <table:table-cell table:formula="of:=SQRT([.A138]/2+1)-SQRT([.A138]/2)" office:value-type="float" office:value="0.0599764024226808" calcext:value-type="float">
            <text:p>0,06</text:p>
          </table:table-cell>
          <table:table-cell table:formula="of:=SQRT([.A138]/4+1)-SQRT([.A138]/4)" office:value-type="float" office:value="0.0845175816711272" calcext:value-type="float">
            <text:p>0,08</text:p>
          </table:table-cell>
          <table:table-cell table:style-name="ce2"/>
          <table:table-cell table:formula="of:=[.B138]*[.$H$1]" office:value-type="float" office:value="849.719961617304" calcext:value-type="float">
            <text:p>850</text:p>
          </table:table-cell>
          <table:table-cell table:number-columns-repeated="2"/>
        </table:table-row>
        <table:table-row table:style-name="ro1">
          <table:table-cell table:formula="of:=[.A138]+1" office:value-type="float" office:value="139" calcext:value-type="float">
            <text:p>139</text:p>
          </table:table-cell>
          <table:table-cell table:formula="of:=SQRT([.A139]+1)-SQRT([.A139])" office:value-type="float" office:value="0.042333443647637" calcext:value-type="float">
            <text:p>0,04</text:p>
          </table:table-cell>
          <table:table-cell table:formula="of:=SQRT([.A139]/2+1)-SQRT([.A139]/2)" office:value-type="float" office:value="0.0597618116067995" calcext:value-type="float">
            <text:p>0,06</text:p>
          </table:table-cell>
          <table:table-cell table:formula="of:=SQRT([.A139]/4+1)-SQRT([.A139]/4)" office:value-type="float" office:value="0.0842173102749015" calcext:value-type="float">
            <text:p>0,08</text:p>
          </table:table-cell>
          <table:table-cell table:style-name="ce2"/>
          <table:table-cell table:formula="of:=[.B139]*[.$H$1]" office:value-type="float" office:value="846.66887295274" calcext:value-type="float">
            <text:p>847</text:p>
          </table:table-cell>
          <table:table-cell table:number-columns-repeated="2"/>
        </table:table-row>
        <table:table-row table:style-name="ro1">
          <table:table-cell table:formula="of:=[.A139]+1" office:value-type="float" office:value="140" calcext:value-type="float">
            <text:p>140</text:p>
          </table:table-cell>
          <table:table-cell table:formula="of:=SQRT([.A140]+1)-SQRT([.A140])" office:value-type="float" office:value="0.0421825208386846" calcext:value-type="float">
            <text:p>0,04</text:p>
          </table:table-cell>
          <table:table-cell table:formula="of:=SQRT([.A140]/2+1)-SQRT([.A140]/2)" office:value-type="float" office:value="0.0595495078356034" calcext:value-type="float">
            <text:p>0,06</text:p>
          </table:table-cell>
          <table:table-cell table:formula="of:=SQRT([.A140]/4+1)-SQRT([.A140]/4)" office:value-type="float" office:value="0.0839202169003839" calcext:value-type="float">
            <text:p>0,08</text:p>
          </table:table-cell>
          <table:table-cell table:style-name="ce2"/>
          <table:table-cell table:formula="of:=[.B140]*[.$H$1]" office:value-type="float" office:value="843.650416773692" calcext:value-type="float">
            <text:p>844</text:p>
          </table:table-cell>
          <table:table-cell table:number-columns-repeated="2"/>
        </table:table-row>
        <table:table-row table:style-name="ro1">
          <table:table-cell table:formula="of:=[.A140]+1" office:value-type="float" office:value="141" calcext:value-type="float">
            <text:p>141</text:p>
          </table:table-cell>
          <table:table-cell table:formula="of:=SQRT([.A141]+1)-SQRT([.A141])" office:value-type="float" office:value="0.0420332007750677" calcext:value-type="float">
            <text:p>0,04</text:p>
          </table:table-cell>
          <table:table-cell table:formula="of:=SQRT([.A141]/2+1)-SQRT([.A141]/2)" office:value-type="float" office:value="0.0593394507705494" calcext:value-type="float">
            <text:p>0,06</text:p>
          </table:table-cell>
          <table:table-cell table:formula="of:=SQRT([.A141]/4+1)-SQRT([.A141]/4)" office:value-type="float" office:value="0.0836262458771895" calcext:value-type="float">
            <text:p>0,08</text:p>
          </table:table-cell>
          <table:table-cell table:style-name="ce2"/>
          <table:table-cell table:formula="of:=[.B141]*[.$H$1]" office:value-type="float" office:value="840.664015501354" calcext:value-type="float">
            <text:p>841</text:p>
          </table:table-cell>
          <table:table-cell table:number-columns-repeated="2"/>
        </table:table-row>
        <table:table-row table:style-name="ro1">
          <table:table-cell table:formula="of:=[.A141]+1" office:value-type="float" office:value="142" calcext:value-type="float">
            <text:p>142</text:p>
          </table:table-cell>
          <table:table-cell table:formula="of:=SQRT([.A142]+1)-SQRT([.A142])" office:value-type="float" office:value="0.0418854552884138" calcext:value-type="float">
            <text:p>0,04</text:p>
          </table:table-cell>
          <table:table-cell table:formula="of:=SQRT([.A142]/2+1)-SQRT([.A142]/2)" office:value-type="float" office:value="0.0591316010622105" calcext:value-type="float">
            <text:p>0,06</text:p>
          </table:table-cell>
          <table:table-cell table:formula="of:=SQRT([.A142]/4+1)-SQRT([.A142]/4)" office:value-type="float" office:value="0.0833353428907939" calcext:value-type="float">
            <text:p>0,08</text:p>
          </table:table-cell>
          <table:table-cell table:style-name="ce2"/>
          <table:table-cell table:formula="of:=[.B142]*[.$H$1]" office:value-type="float" office:value="837.709105768276" calcext:value-type="float">
            <text:p>838</text:p>
          </table:table-cell>
          <table:table-cell table:number-columns-repeated="2"/>
        </table:table-row>
        <table:table-row table:style-name="ro1">
          <table:table-cell table:formula="of:=[.A142]+1" office:value-type="float" office:value="143" calcext:value-type="float">
            <text:p>143</text:p>
          </table:table-cell>
          <table:table-cell table:formula="of:=SQRT([.A143]+1)-SQRT([.A143])" office:value-type="float" office:value="0.0417392568986017" calcext:value-type="float">
            <text:p>0,04</text:p>
          </table:table-cell>
          <table:table-cell table:formula="of:=SQRT([.A143]/2+1)-SQRT([.A143]/2)" office:value-type="float" office:value="0.0589259203193198" calcext:value-type="float">
            <text:p>0,06</text:p>
          </table:table-cell>
          <table:table-cell table:formula="of:=SQRT([.A143]/4+1)-SQRT([.A143]/4)" office:value-type="float" office:value="0.0830474549403712" calcext:value-type="float">
            <text:p>0,08</text:p>
          </table:table-cell>
          <table:table-cell table:style-name="ce2"/>
          <table:table-cell table:formula="of:=[.B143]*[.$H$1]" office:value-type="float" office:value="834.785137972034" calcext:value-type="float">
            <text:p>835</text:p>
          </table:table-cell>
          <table:table-cell table:number-columns-repeated="2"/>
        </table:table-row>
        <table:table-row table:style-name="ro1">
          <table:table-cell table:formula="of:=[.A143]+1" office:value-type="float" office:value="144" calcext:value-type="float">
            <text:p>144</text:p>
          </table:table-cell>
          <table:table-cell table:formula="of:=SQRT([.A144]+1)-SQRT([.A144])" office:value-type="float" office:value="0.0415945787922958" calcext:value-type="float">
            <text:p>0,04</text:p>
          </table:table-cell>
          <table:table-cell table:formula="of:=SQRT([.A144]/2+1)-SQRT([.A144]/2)" office:value-type="float" office:value="0.0587223710789608" calcext:value-type="float">
            <text:p>0,06</text:p>
          </table:table-cell>
          <table:table-cell table:formula="of:=SQRT([.A144]/4+1)-SQRT([.A144]/4)" office:value-type="float" office:value="0.0827625302982193" calcext:value-type="float">
            <text:p>0,08</text:p>
          </table:table-cell>
          <table:table-cell table:style-name="ce2"/>
          <table:table-cell table:formula="of:=[.B144]*[.$H$1]" office:value-type="float" office:value="831.891575845916" calcext:value-type="float">
            <text:p>832</text:p>
          </table:table-cell>
          <table:table-cell table:number-columns-repeated="2"/>
        </table:table-row>
        <table:table-row table:style-name="ro1">
          <table:table-cell table:formula="of:=[.A144]+1" office:value-type="float" office:value="145" calcext:value-type="float">
            <text:p>145</text:p>
          </table:table-cell>
          <table:table-cell table:formula="of:=SQRT([.A145]+1)-SQRT([.A145])" office:value-type="float" office:value="0.0414513948022766" calcext:value-type="float">
            <text:p>0,04</text:p>
          </table:table-cell>
          <table:table-cell table:formula="of:=SQRT([.A145]/2+1)-SQRT([.A145]/2)" office:value-type="float" office:value="0.0585209167779226" calcext:value-type="float">
            <text:p>0,06</text:p>
          </table:table-cell>
          <table:table-cell table:formula="of:=SQRT([.A145]/4+1)-SQRT([.A145]/4)" office:value-type="float" office:value="0.0824805184707031" calcext:value-type="float">
            <text:p>0,08</text:p>
          </table:table-cell>
          <table:table-cell table:style-name="ce2"/>
          <table:table-cell table:formula="of:=[.B145]*[.$H$1]" office:value-type="float" office:value="829.027896045532" calcext:value-type="float">
            <text:p>829</text:p>
          </table:table-cell>
          <table:table-cell table:number-columns-repeated="2"/>
        </table:table-row>
        <table:table-row table:style-name="ro1">
          <table:table-cell table:formula="of:=[.A145]+1" office:value-type="float" office:value="146" calcext:value-type="float">
            <text:p>146</text:p>
          </table:table-cell>
          <table:table-cell table:formula="of:=SQRT([.A146]+1)-SQRT([.A146])" office:value-type="float" office:value="0.0413096793875685" calcext:value-type="float">
            <text:p>0,04</text:p>
          </table:table-cell>
          <table:table-cell table:formula="of:=SQRT([.A146]/2+1)-SQRT([.A146]/2)" office:value-type="float" office:value="0.0583215217250963" calcext:value-type="float">
            <text:p>0,06</text:p>
          </table:table-cell>
          <table:table-cell table:formula="of:=SQRT([.A146]/4+1)-SQRT([.A146]/4)" office:value-type="float" office:value="0.082201370160659" calcext:value-type="float">
            <text:p>0,08</text:p>
          </table:table-cell>
          <table:table-cell table:style-name="ce2"/>
          <table:table-cell table:formula="of:=[.B146]*[.$H$1]" office:value-type="float" office:value="826.19358775137" calcext:value-type="float">
            <text:p>826</text:p>
          </table:table-cell>
          <table:table-cell table:number-columns-repeated="2"/>
        </table:table-row>
        <table:table-row table:style-name="ro1">
          <table:table-cell table:formula="of:=[.A146]+1" office:value-type="float" office:value="147" calcext:value-type="float">
            <text:p>147</text:p>
          </table:table-cell>
          <table:table-cell table:formula="of:=SQRT([.A147]+1)-SQRT([.A147])" office:value-type="float" office:value="0.0411694076142979" calcext:value-type="float">
            <text:p>0,04</text:p>
          </table:table-cell>
          <table:table-cell table:formula="of:=SQRT([.A147]/2+1)-SQRT([.A147]/2)" office:value-type="float" office:value="0.0581241510749102" calcext:value-type="float">
            <text:p>0,06</text:p>
          </table:table-cell>
          <table:table-cell table:formula="of:=SQRT([.A147]/4+1)-SQRT([.A147]/4)" office:value-type="float" office:value="0.0819250372311835" calcext:value-type="float">
            <text:p>0,08</text:p>
          </table:table-cell>
          <table:table-cell table:style-name="ce2"/>
          <table:table-cell table:formula="of:=[.B147]*[.$H$1]" office:value-type="float" office:value="823.388152285958" calcext:value-type="float">
            <text:p>823</text:p>
          </table:table-cell>
          <table:table-cell table:number-columns-repeated="2"/>
        </table:table-row>
        <table:table-row table:style-name="ro1">
          <table:table-cell table:formula="of:=[.A147]+1" office:value-type="float" office:value="148" calcext:value-type="float">
            <text:p>148</text:p>
          </table:table-cell>
          <table:table-cell table:formula="of:=SQRT([.A148]+1)-SQRT([.A148])" office:value-type="float" office:value="0.0410305551372634" calcext:value-type="float">
            <text:p>0,04</text:p>
          </table:table-cell>
          <table:table-cell table:formula="of:=SQRT([.A148]/2+1)-SQRT([.A148]/2)" office:value-type="float" office:value="0.0579287708017606" calcext:value-type="float">
            <text:p>0,06</text:p>
          </table:table-cell>
          <table:table-cell table:formula="of:=SQRT([.A148]/4+1)-SQRT([.A148]/4)" office:value-type="float" office:value="0.0816514726707567" calcext:value-type="float">
            <text:p>0,08</text:p>
          </table:table-cell>
          <table:table-cell table:style-name="ce2"/>
          <table:table-cell table:formula="of:=[.B148]*[.$H$1]" office:value-type="float" office:value="820.611102745268" calcext:value-type="float">
            <text:p>821</text:p>
          </table:table-cell>
          <table:table-cell table:number-columns-repeated="2"/>
        </table:table-row>
        <table:table-row table:style-name="ro1">
          <table:table-cell table:formula="of:=[.A148]+1" office:value-type="float" office:value="149" calcext:value-type="float">
            <text:p>149</text:p>
          </table:table-cell>
          <table:table-cell table:formula="of:=SQRT([.A149]+1)-SQRT([.A149])" office:value-type="float" office:value="0.0408930981821882" calcext:value-type="float">
            <text:p>0,04</text:p>
          </table:table-cell>
          <table:table-cell table:formula="of:=SQRT([.A149]/2+1)-SQRT([.A149]/2)" office:value-type="float" office:value="0.0577353476753491" calcext:value-type="float">
            <text:p>0,06</text:p>
          </table:table-cell>
          <table:table-cell table:formula="of:=SQRT([.A149]/4+1)-SQRT([.A149]/4)" office:value-type="float" office:value="0.0813806305596394" calcext:value-type="float">
            <text:p>0,08</text:p>
          </table:table-cell>
          <table:table-cell table:style-name="ce2"/>
          <table:table-cell table:formula="of:=[.B149]*[.$H$1]" office:value-type="float" office:value="817.861963643764" calcext:value-type="float">
            <text:p>818</text:p>
          </table:table-cell>
          <table:table-cell table:number-columns-repeated="2"/>
        </table:table-row>
        <table:table-row table:style-name="ro1">
          <table:table-cell table:formula="of:=[.A149]+1" office:value-type="float" office:value="150" calcext:value-type="float">
            <text:p>150</text:p>
          </table:table-cell>
          <table:table-cell table:formula="of:=SQRT([.A150]+1)-SQRT([.A150])" office:value-type="float" office:value="0.0407570135286175" calcext:value-type="float">
            <text:p>0,04</text:p>
          </table:table-cell>
          <table:table-cell table:formula="of:=SQRT([.A150]/2+1)-SQRT([.A150]/2)" office:value-type="float" office:value="0.0575438492369607" calcext:value-type="float">
            <text:p>0,06</text:p>
          </table:table-cell>
          <table:table-cell table:formula="of:=SQRT([.A150]/4+1)-SQRT([.A150]/4)" office:value-type="float" office:value="0.0811124660374833" calcext:value-type="float">
            <text:p>0,08</text:p>
          </table:table-cell>
          <table:table-cell table:style-name="ce2"/>
          <table:table-cell table:formula="of:=[.B150]*[.$H$1]" office:value-type="float" office:value="815.14027057235" calcext:value-type="float">
            <text:p>815</text:p>
          </table:table-cell>
          <table:table-cell table:number-columns-repeated="2"/>
        </table:table-row>
        <table:table-row table:style-name="ro1">
          <table:table-cell table:formula="of:=[.A150]+1" office:value-type="float" office:value="151" calcext:value-type="float">
            <text:p>151</text:p>
          </table:table-cell>
          <table:table-cell table:formula="of:=SQRT([.A151]+1)-SQRT([.A151])" office:value-type="float" office:value="0.0406222784934442" calcext:value-type="float">
            <text:p>0,04</text:p>
          </table:table-cell>
          <table:table-cell table:formula="of:=SQRT([.A151]/2+1)-SQRT([.A151]/2)" office:value-type="float" office:value="0.0573542437765671" calcext:value-type="float">
            <text:p>0,06</text:p>
          </table:table-cell>
          <table:table-cell table:formula="of:=SQRT([.A151]/4+1)-SQRT([.A151]/4)" office:value-type="float" office:value="0.0808469352721124" calcext:value-type="float">
            <text:p>0,08</text:p>
          </table:table-cell>
          <table:table-cell table:style-name="ce2"/>
          <table:table-cell table:formula="of:=[.B151]*[.$H$1]" office:value-type="float" office:value="812.445569868884" calcext:value-type="float">
            <text:p>812</text:p>
          </table:table-cell>
          <table:table-cell table:number-columns-repeated="2"/>
        </table:table-row>
        <table:table-row table:style-name="ro1">
          <table:table-cell table:formula="of:=[.A151]+1" office:value-type="float" office:value="152" calcext:value-type="float">
            <text:p>152</text:p>
          </table:table-cell>
          <table:table-cell table:formula="of:=SQRT([.A152]+1)-SQRT([.A152])" office:value-type="float" office:value="0.0404888709150288" calcext:value-type="float">
            <text:p>0,04</text:p>
          </table:table-cell>
          <table:table-cell table:formula="of:=SQRT([.A152]/2+1)-SQRT([.A152]/2)" office:value-type="float" office:value="0.0571665003107746" calcext:value-type="float">
            <text:p>0,06</text:p>
          </table:table-cell>
          <table:table-cell table:formula="of:=SQRT([.A152]/4+1)-SQRT([.A152]/4)" office:value-type="float" office:value="0.0805839954294223" calcext:value-type="float">
            <text:p>0,08</text:p>
          </table:table-cell>
          <table:table-cell table:style-name="ce2"/>
          <table:table-cell table:formula="of:=[.B152]*[.$H$1]" office:value-type="float" office:value="809.777418300576" calcext:value-type="float">
            <text:p>810</text:p>
          </table:table-cell>
          <table:table-cell table:number-columns-repeated="2"/>
        </table:table-row>
        <table:table-row table:style-name="ro1">
          <table:table-cell table:formula="of:=[.A152]+1" office:value-type="float" office:value="153" calcext:value-type="float">
            <text:p>153</text:p>
          </table:table-cell>
          <table:table-cell table:formula="of:=SQRT([.A153]+1)-SQRT([.A153])" office:value-type="float" office:value="0.0403567691378761" calcext:value-type="float">
            <text:p>0,04</text:p>
          </table:table-cell>
          <table:table-cell table:formula="of:=SQRT([.A153]/2+1)-SQRT([.A153]/2)" office:value-type="float" office:value="0.0569805885615544" calcext:value-type="float">
            <text:p>0,06</text:p>
          </table:table-cell>
          <table:table-cell table:formula="of:=SQRT([.A153]/4+1)-SQRT([.A153]/4)" office:value-type="float" office:value="0.0803236046443434" calcext:value-type="float">
            <text:p>0,08</text:p>
          </table:table-cell>
          <table:table-cell table:style-name="ce2"/>
          <table:table-cell table:formula="of:=[.B153]*[.$H$1]" office:value-type="float" office:value="807.135382757522" calcext:value-type="float">
            <text:p>807</text:p>
          </table:table-cell>
          <table:table-cell table:number-columns-repeated="2"/>
        </table:table-row>
        <table:table-row table:style-name="ro1">
          <table:table-cell table:formula="of:=[.A153]+1" office:value-type="float" office:value="154" calcext:value-type="float">
            <text:p>154</text:p>
          </table:table-cell>
          <table:table-cell table:formula="of:=SQRT([.A154]+1)-SQRT([.A154])" office:value-type="float" office:value="0.0402259519978756" calcext:value-type="float">
            <text:p>0,04</text:p>
          </table:table-cell>
          <table:table-cell table:formula="of:=SQRT([.A154]/2+1)-SQRT([.A154]/2)" office:value-type="float" office:value="0.0567964789357252" calcext:value-type="float">
            <text:p>0,06</text:p>
          </table:table-cell>
          <table:table-cell table:formula="of:=SQRT([.A154]/4+1)-SQRT([.A154]/4)" office:value-type="float" office:value="0.0800657219928391" calcext:value-type="float">
            <text:p>0,08</text:p>
          </table:table-cell>
          <table:table-cell table:style-name="ce2"/>
          <table:table-cell table:formula="of:=[.B154]*[.$H$1]" office:value-type="float" office:value="804.519039957512" calcext:value-type="float">
            <text:p>805</text:p>
          </table:table-cell>
          <table:table-cell table:number-columns-repeated="2"/>
        </table:table-row>
        <table:table-row table:style-name="ro1">
          <table:table-cell table:formula="of:=[.A154]+1" office:value-type="float" office:value="155" calcext:value-type="float">
            <text:p>155</text:p>
          </table:table-cell>
          <table:table-cell table:formula="of:=SQRT([.A155]+1)-SQRT([.A155])" office:value-type="float" office:value="0.040096398808064" calcext:value-type="float">
            <text:p>0,04</text:p>
          </table:table-cell>
          <table:table-cell table:formula="of:=SQRT([.A155]/2+1)-SQRT([.A155]/2)" office:value-type="float" office:value="0.0566141425051701" calcext:value-type="float">
            <text:p>0,06</text:p>
          </table:table-cell>
          <table:table-cell table:formula="of:=SQRT([.A155]/4+1)-SQRT([.A155]/4)" office:value-type="float" office:value="0.0798103074648795" calcext:value-type="float">
            <text:p>0,08</text:p>
          </table:table-cell>
          <table:table-cell table:style-name="ce2"/>
          <table:table-cell table:formula="of:=[.B155]*[.$H$1]" office:value-type="float" office:value="801.92797616128" calcext:value-type="float">
            <text:p>802</text:p>
          </table:table-cell>
          <table:table-cell table:number-columns-repeated="2"/>
        </table:table-row>
        <table:table-row table:style-name="ro1">
          <table:table-cell table:formula="of:=[.A155]+1" office:value-type="float" office:value="156" calcext:value-type="float">
            <text:p>156</text:p>
          </table:table-cell>
          <table:table-cell table:formula="of:=SQRT([.A156]+1)-SQRT([.A156])" office:value-type="float" office:value="0.0399680893448711" calcext:value-type="float">
            <text:p>0,04</text:p>
          </table:table-cell>
          <table:table-cell table:formula="of:=SQRT([.A156]/2+1)-SQRT([.A156]/2)" office:value-type="float" office:value="0.0564335509877409" calcext:value-type="float">
            <text:p>0,06</text:p>
          </table:table-cell>
          <table:table-cell table:formula="of:=SQRT([.A156]/4+1)-SQRT([.A156]/4)" office:value-type="float" office:value="0.0795573219383607" calcext:value-type="float">
            <text:p>0,08</text:p>
          </table:table-cell>
          <table:table-cell table:style-name="ce2"/>
          <table:table-cell table:formula="of:=[.B156]*[.$H$1]" office:value-type="float" office:value="799.361786897422" calcext:value-type="float">
            <text:p>799</text:p>
          </table:table-cell>
          <table:table-cell table:number-columns-repeated="2"/>
        </table:table-row>
        <table:table-row table:style-name="ro1">
          <table:table-cell table:formula="of:=[.A156]+1" office:value-type="float" office:value="157" calcext:value-type="float">
            <text:p>157</text:p>
          </table:table-cell>
          <table:table-cell table:formula="of:=SQRT([.A157]+1)-SQRT([.A157])" office:value-type="float" office:value="0.0398410038348675" calcext:value-type="float">
            <text:p>0,04</text:p>
          </table:table-cell>
          <table:table-cell table:formula="of:=SQRT([.A157]/2+1)-SQRT([.A157]/2)" office:value-type="float" office:value="0.0562546767288286" calcext:value-type="float">
            <text:p>0,06</text:p>
          </table:table-cell>
          <table:table-cell table:formula="of:=SQRT([.A157]/4+1)-SQRT([.A157]/4)" office:value-type="float" office:value="0.0793067271539263" calcext:value-type="float">
            <text:p>0,08</text:p>
          </table:table-cell>
          <table:table-cell table:style-name="ce2"/>
          <table:table-cell table:formula="of:=[.B157]*[.$H$1]" office:value-type="float" office:value="796.82007669735" calcext:value-type="float">
            <text:p>797</text:p>
          </table:table-cell>
          <table:table-cell table:number-columns-repeated="2"/>
        </table:table-row>
        <table:table-row table:style-name="ro1">
          <table:table-cell table:formula="of:=[.A157]+1" office:value-type="float" office:value="158" calcext:value-type="float">
            <text:p>158</text:p>
          </table:table-cell>
          <table:table-cell table:formula="of:=SQRT([.A158]+1)-SQRT([.A158])" office:value-type="float" office:value="0.0397151229419563" calcext:value-type="float">
            <text:p>0,04</text:p>
          </table:table-cell>
          <table:table-cell table:formula="of:=SQRT([.A158]/2+1)-SQRT([.A158]/2)" office:value-type="float" office:value="0.0560774926835705" calcext:value-type="float">
            <text:p>0,06</text:p>
          </table:table-cell>
          <table:table-cell table:formula="of:=SQRT([.A158]/4+1)-SQRT([.A158]/4)" office:value-type="float" office:value="0.07905848569066" calcext:value-type="float">
            <text:p>0,08</text:p>
          </table:table-cell>
          <table:table-cell table:style-name="ce2"/>
          <table:table-cell table:formula="of:=[.B158]*[.$H$1]" office:value-type="float" office:value="794.302458839126" calcext:value-type="float">
            <text:p>794</text:p>
          </table:table-cell>
          <table:table-cell table:number-columns-repeated="2"/>
        </table:table-row>
        <table:table-row table:style-name="ro1">
          <table:table-cell table:formula="of:=[.A158]+1" office:value-type="float" office:value="159" calcext:value-type="float">
            <text:p>159</text:p>
          </table:table-cell>
          <table:table-cell table:formula="of:=SQRT([.A159]+1)-SQRT([.A159])" office:value-type="float" office:value="0.0395904277550265" calcext:value-type="float">
            <text:p>0,04</text:p>
          </table:table-cell>
          <table:table-cell table:formula="of:=SQRT([.A159]/2+1)-SQRT([.A159]/2)" office:value-type="float" office:value="0.0559019723996776" calcext:value-type="float">
            <text:p>0,06</text:p>
          </table:table-cell>
          <table:table-cell table:formula="of:=SQRT([.A159]/4+1)-SQRT([.A159]/4)" office:value-type="float" office:value="0.0788125609426063" calcext:value-type="float">
            <text:p>0,08</text:p>
          </table:table-cell>
          <table:table-cell table:style-name="ce2"/>
          <table:table-cell table:formula="of:=[.B159]*[.$H$1]" office:value-type="float" office:value="791.80855510053" calcext:value-type="float">
            <text:p>792</text:p>
          </table:table-cell>
          <table:table-cell table:number-columns-repeated="2"/>
        </table:table-row>
        <table:table-row table:style-name="ro1">
          <table:table-cell table:formula="of:=[.A159]+1" office:value-type="float" office:value="160" calcext:value-type="float">
            <text:p>160</text:p>
          </table:table-cell>
          <table:table-cell table:formula="of:=SQRT([.A160]+1)-SQRT([.A160])" office:value-type="float" office:value="0.0394668997760022" calcext:value-type="float">
            <text:p>0,04</text:p>
          </table:table-cell>
          <table:table-cell table:formula="of:=SQRT([.A160]/2+1)-SQRT([.A160]/2)" office:value-type="float" office:value="0.0557280900008408" calcext:value-type="float">
            <text:p>0,06</text:p>
          </table:table-cell>
          <table:table-cell table:formula="of:=SQRT([.A160]/4+1)-SQRT([.A160]/4)" office:value-type="float" office:value="0.0785689170960895" calcext:value-type="float">
            <text:p>0,08</text:p>
          </table:table-cell>
          <table:table-cell table:style-name="ce2"/>
          <table:table-cell table:formula="of:=[.B160]*[.$H$1]" office:value-type="float" office:value="789.337995520044" calcext:value-type="float">
            <text:p>789</text:p>
          </table:table-cell>
          <table:table-cell table:number-columns-repeated="2"/>
        </table:table-row>
        <table:table-row table:style-name="ro1">
          <table:table-cell table:formula="of:=[.A160]+1" office:value-type="float" office:value="161" calcext:value-type="float">
            <text:p>161</text:p>
          </table:table-cell>
          <table:table-cell table:formula="of:=SQRT([.A161]+1)-SQRT([.A161])" office:value-type="float" office:value="0.039344520908335" calcext:value-type="float">
            <text:p>0,04</text:p>
          </table:table-cell>
          <table:table-cell table:formula="of:=SQRT([.A161]/2+1)-SQRT([.A161]/2)" office:value-type="float" office:value="0.0555558201707136" calcext:value-type="float">
            <text:p>0,06</text:p>
          </table:table-cell>
          <table:table-cell table:formula="of:=SQRT([.A161]/4+1)-SQRT([.A161]/4)" office:value-type="float" office:value="0.0783275191078046" calcext:value-type="float">
            <text:p>0,08</text:p>
          </table:table-cell>
          <table:table-cell table:style-name="ce2"/>
          <table:table-cell table:formula="of:=[.B161]*[.$H$1]" office:value-type="float" office:value="786.8904181667" calcext:value-type="float">
            <text:p>787</text:p>
          </table:table-cell>
          <table:table-cell table:number-columns-repeated="2"/>
        </table:table-row>
        <table:table-row table:style-name="ro1">
          <table:table-cell table:formula="of:=[.A161]+1" office:value-type="float" office:value="162" calcext:value-type="float">
            <text:p>162</text:p>
          </table:table-cell>
          <table:table-cell table:formula="of:=SQRT([.A162]+1)-SQRT([.A162])" office:value-type="float" office:value="0.0392232734458489" calcext:value-type="float">
            <text:p>0,04</text:p>
          </table:table-cell>
          <table:table-cell table:formula="of:=SQRT([.A162]/2+1)-SQRT([.A162]/2)" office:value-type="float" office:value="0.0553851381374173" calcext:value-type="float">
            <text:p>0,06</text:p>
          </table:table-cell>
          <table:table-cell table:formula="of:=SQRT([.A162]/4+1)-SQRT([.A162]/4)" office:value-type="float" office:value="0.0780883326836355" calcext:value-type="float">
            <text:p>0,08</text:p>
          </table:table-cell>
          <table:table-cell table:style-name="ce2"/>
          <table:table-cell table:formula="of:=[.B162]*[.$H$1]" office:value-type="float" office:value="784.465468916978" calcext:value-type="float">
            <text:p>784</text:p>
          </table:table-cell>
          <table:table-cell table:number-columns-repeated="2"/>
        </table:table-row>
        <table:table-row table:style-name="ro1">
          <table:table-cell table:formula="of:=[.A162]+1" office:value-type="float" office:value="163" calcext:value-type="float">
            <text:p>163</text:p>
          </table:table-cell>
          <table:table-cell table:formula="of:=SQRT([.A163]+1)-SQRT([.A163])" office:value-type="float" office:value="0.039103140061993" calcext:value-type="float">
            <text:p>0,04</text:p>
          </table:table-cell>
          <table:table-cell table:formula="of:=SQRT([.A163]/2+1)-SQRT([.A163]/2)" office:value-type="float" office:value="0.0552160196585803" calcext:value-type="float">
            <text:p>0,06</text:p>
          </table:table-cell>
          <table:table-cell table:formula="of:=SQRT([.A163]/4+1)-SQRT([.A163]/4)" office:value-type="float" office:value="0.0778513242581909" calcext:value-type="float">
            <text:p>0,08</text:p>
          </table:table-cell>
          <table:table-cell table:style-name="ce2"/>
          <table:table-cell table:formula="of:=[.B163]*[.$H$1]" office:value-type="float" office:value="782.06280123986" calcext:value-type="float">
            <text:p>782</text:p>
          </table:table-cell>
          <table:table-cell table:number-columns-repeated="2"/>
        </table:table-row>
        <table:table-row table:style-name="ro1">
          <table:table-cell table:formula="of:=[.A163]+1" office:value-type="float" office:value="164" calcext:value-type="float">
            <text:p>164</text:p>
          </table:table-cell>
          <table:table-cell table:formula="of:=SQRT([.A164]+1)-SQRT([.A164])" office:value-type="float" office:value="0.0389841037994323" calcext:value-type="float">
            <text:p>0,04</text:p>
          </table:table-cell>
          <table:table-cell table:formula="of:=SQRT([.A164]/2+1)-SQRT([.A164]/2)" office:value-type="float" office:value="0.0550484410068819" calcext:value-type="float">
            <text:p>0,06</text:p>
          </table:table-cell>
          <table:table-cell table:formula="of:=SQRT([.A164]/4+1)-SQRT([.A164]/4)" office:value-type="float" office:value="0.0776164609750119" calcext:value-type="float">
            <text:p>0,08</text:p>
          </table:table-cell>
          <table:table-cell table:style-name="ce2"/>
          <table:table-cell table:formula="of:=[.B164]*[.$H$1]" office:value-type="float" office:value="779.682075988646" calcext:value-type="float">
            <text:p>780</text:p>
          </table:table-cell>
          <table:table-cell table:number-columns-repeated="2"/>
        </table:table-row>
        <table:table-row table:style-name="ro1">
          <table:table-cell table:formula="of:=[.A164]+1" office:value-type="float" office:value="165" calcext:value-type="float">
            <text:p>165</text:p>
          </table:table-cell>
          <table:table-cell table:formula="of:=SQRT([.A165]+1)-SQRT([.A165])" office:value-type="float" office:value="0.0388661480599968" calcext:value-type="float">
            <text:p>0,04</text:p>
          </table:table-cell>
          <table:table-cell table:formula="of:=SQRT([.A165]/2+1)-SQRT([.A165]/2)" office:value-type="float" office:value="0.0548823789560586" calcext:value-type="float">
            <text:p>0,05</text:p>
          </table:table-cell>
          <table:table-cell table:formula="of:=SQRT([.A165]/4+1)-SQRT([.A165]/4)" office:value-type="float" office:value="0.0773837106674353" calcext:value-type="float">
            <text:p>0,08</text:p>
          </table:table-cell>
          <table:table-cell table:style-name="ce2"/>
          <table:table-cell table:formula="of:=[.B165]*[.$H$1]" office:value-type="float" office:value="777.322961199936" calcext:value-type="float">
            <text:p>777</text:p>
          </table:table-cell>
          <table:table-cell table:number-columns-repeated="2"/>
        </table:table-row>
        <table:table-row table:style-name="ro1">
          <table:table-cell table:formula="of:=[.A165]+1" office:value-type="float" office:value="166" calcext:value-type="float">
            <text:p>166</text:p>
          </table:table-cell>
          <table:table-cell table:formula="of:=SQRT([.A166]+1)-SQRT([.A166])" office:value-type="float" office:value="0.0387492565949596" calcext:value-type="float">
            <text:p>0,04</text:p>
          </table:table-cell>
          <table:table-cell table:formula="of:=SQRT([.A166]/2+1)-SQRT([.A166]/2)" office:value-type="float" office:value="0.0547178107673805" calcext:value-type="float">
            <text:p>0,05</text:p>
          </table:table-cell>
          <table:table-cell table:formula="of:=SQRT([.A166]/4+1)-SQRT([.A166]/4)" office:value-type="float" office:value="0.0771530418400861" calcext:value-type="float">
            <text:p>0,08</text:p>
          </table:table-cell>
          <table:table-cell table:style-name="ce2"/>
          <table:table-cell table:formula="of:=[.B166]*[.$H$1]" office:value-type="float" office:value="774.985131899192" calcext:value-type="float">
            <text:p>775</text:p>
          </table:table-cell>
          <table:table-cell table:number-columns-repeated="2"/>
        </table:table-row>
        <table:table-row table:style-name="ro1">
          <table:table-cell table:formula="of:=[.A166]+1" office:value-type="float" office:value="167" calcext:value-type="float">
            <text:p>167</text:p>
          </table:table-cell>
          <table:table-cell table:formula="of:=SQRT([.A167]+1)-SQRT([.A167])" office:value-type="float" office:value="0.038633413495635" calcext:value-type="float">
            <text:p>0,04</text:p>
          </table:table-cell>
          <table:table-cell table:formula="of:=SQRT([.A167]/2+1)-SQRT([.A167]/2)" office:value-type="float" office:value="0.0545547141765841" calcext:value-type="float">
            <text:p>0,05</text:p>
          </table:table-cell>
          <table:table-cell table:formula="of:=SQRT([.A167]/4+1)-SQRT([.A167]/4)" office:value-type="float" office:value="0.0769244236509676" calcext:value-type="float">
            <text:p>0,08</text:p>
          </table:table-cell>
          <table:table-cell table:style-name="ce2"/>
          <table:table-cell table:formula="of:=[.B167]*[.$H$1]" office:value-type="float" office:value="772.6682699127" calcext:value-type="float">
            <text:p>773</text:p>
          </table:table-cell>
          <table:table-cell table:number-columns-repeated="2"/>
        </table:table-row>
        <table:table-row table:style-name="ro1">
          <table:table-cell table:formula="of:=[.A167]+1" office:value-type="float" office:value="168" calcext:value-type="float">
            <text:p>168</text:p>
          </table:table-cell>
          <table:table-cell table:formula="of:=SQRT([.A168]+1)-SQRT([.A168])" office:value-type="float" office:value="0.0385186031842792" calcext:value-type="float">
            <text:p>0,04</text:p>
          </table:table-cell>
          <table:table-cell table:formula="of:=SQRT([.A168]/2+1)-SQRT([.A168]/2)" office:value-type="float" office:value="0.0543930673812074" calcext:value-type="float">
            <text:p>0,05</text:p>
          </table:table-cell>
          <table:table-cell table:formula="of:=SQRT([.A168]/4+1)-SQRT([.A168]/4)" office:value-type="float" office:value="0.07669782589414" calcext:value-type="float">
            <text:p>0,08</text:p>
          </table:table-cell>
          <table:table-cell table:style-name="ce2"/>
          <table:table-cell table:formula="of:=[.B168]*[.$H$1]" office:value-type="float" office:value="770.372063685584" calcext:value-type="float">
            <text:p>770</text:p>
          </table:table-cell>
          <table:table-cell table:number-columns-repeated="2"/>
        </table:table-row>
        <table:table-row table:style-name="ro1">
          <table:table-cell table:formula="of:=[.A168]+1" office:value-type="float" office:value="169" calcext:value-type="float">
            <text:p>169</text:p>
          </table:table-cell>
          <table:table-cell table:formula="of:=SQRT([.A169]+1)-SQRT([.A169])" office:value-type="float" office:value="0.0384048104052983" calcext:value-type="float">
            <text:p>0,04</text:p>
          </table:table-cell>
          <table:table-cell table:formula="of:=SQRT([.A169]/2+1)-SQRT([.A169]/2)" office:value-type="float" office:value="0.054232849028347" calcext:value-type="float">
            <text:p>0,05</text:p>
          </table:table-cell>
          <table:table-cell table:formula="of:=SQRT([.A169]/4+1)-SQRT([.A169]/4)" office:value-type="float" office:value="0.0764732189829527" calcext:value-type="float">
            <text:p>0,08</text:p>
          </table:table-cell>
          <table:table-cell table:style-name="ce2"/>
          <table:table-cell table:formula="of:=[.B169]*[.$H$1]" office:value-type="float" office:value="768.096208105966" calcext:value-type="float">
            <text:p>768</text:p>
          </table:table-cell>
          <table:table-cell table:number-columns-repeated="2"/>
        </table:table-row>
        <table:table-row table:style-name="ro1">
          <table:table-cell table:formula="of:=[.A169]+1" office:value-type="float" office:value="170" calcext:value-type="float">
            <text:p>170</text:p>
          </table:table-cell>
          <table:table-cell table:formula="of:=SQRT([.A170]+1)-SQRT([.A170])" office:value-type="float" office:value="0.0382920202167227" calcext:value-type="float">
            <text:p>0,04</text:p>
          </table:table-cell>
          <table:table-cell table:formula="of:=SQRT([.A170]/2+1)-SQRT([.A170]/2)" office:value-type="float" office:value="0.0540740382028169" calcext:value-type="float">
            <text:p>0,05</text:p>
          </table:table-cell>
          <table:table-cell table:formula="of:=SQRT([.A170]/4+1)-SQRT([.A170]/4)" office:value-type="float" office:value="0.0762505739338106" calcext:value-type="float">
            <text:p>0,08</text:p>
          </table:table-cell>
          <table:table-cell table:style-name="ce2"/>
          <table:table-cell table:formula="of:=[.B170]*[.$H$1]" office:value-type="float" office:value="765.840404334454" calcext:value-type="float">
            <text:p>766</text:p>
          </table:table-cell>
          <table:table-cell table:number-columns-repeated="2"/>
        </table:table-row>
        <table:table-row table:style-name="ro1">
          <table:table-cell table:formula="of:=[.A170]+1" office:value-type="float" office:value="171" calcext:value-type="float">
            <text:p>171</text:p>
          </table:table-cell>
          <table:table-cell table:formula="of:=SQRT([.A171]+1)-SQRT([.A171])" office:value-type="float" office:value="0.0381802179819797" calcext:value-type="float">
            <text:p>0,04</text:p>
          </table:table-cell>
          <table:table-cell table:formula="of:=SQRT([.A171]/2+1)-SQRT([.A171]/2)" office:value-type="float" office:value="0.0539166144156731" calcext:value-type="float">
            <text:p>0,05</text:p>
          </table:table-cell>
          <table:table-cell table:formula="of:=SQRT([.A171]/4+1)-SQRT([.A171]/4)" office:value-type="float" office:value="0.0760298623504658" calcext:value-type="float">
            <text:p>0,08</text:p>
          </table:table-cell>
          <table:table-cell table:style-name="ce2"/>
          <table:table-cell table:formula="of:=[.B171]*[.$H$1]" office:value-type="float" office:value="763.604359639594" calcext:value-type="float">
            <text:p>764</text:p>
          </table:table-cell>
          <table:table-cell table:number-columns-repeated="2"/>
        </table:table-row>
        <table:table-row table:style-name="ro1">
          <table:table-cell table:formula="of:=[.A171]+1" office:value-type="float" office:value="172" calcext:value-type="float">
            <text:p>172</text:p>
          </table:table-cell>
          <table:table-cell table:formula="of:=SQRT([.A172]+1)-SQRT([.A172])" office:value-type="float" office:value="0.0380693893619046" calcext:value-type="float">
            <text:p>0,04</text:p>
          </table:table-cell>
          <table:table-cell table:formula="of:=SQRT([.A172]/2+1)-SQRT([.A172]/2)" office:value-type="float" office:value="0.0537605575931117" calcext:value-type="float">
            <text:p>0,05</text:p>
          </table:table-cell>
          <table:table-cell table:formula="of:=SQRT([.A172]/4+1)-SQRT([.A172]/4)" office:value-type="float" office:value="0.0758110564087993" calcext:value-type="float">
            <text:p>0,08</text:p>
          </table:table-cell>
          <table:table-cell table:style-name="ce2"/>
          <table:table-cell table:formula="of:=[.B172]*[.$H$1]" office:value-type="float" office:value="761.387787238092" calcext:value-type="float">
            <text:p>761</text:p>
          </table:table-cell>
          <table:table-cell table:number-columns-repeated="2"/>
        </table:table-row>
        <table:table-row table:style-name="ro1">
          <table:table-cell table:formula="of:=[.A172]+1" office:value-type="float" office:value="173" calcext:value-type="float">
            <text:p>173</text:p>
          </table:table-cell>
          <table:table-cell table:formula="of:=SQRT([.A173]+1)-SQRT([.A173])" office:value-type="float" office:value="0.0379595203070142" calcext:value-type="float">
            <text:p>0,04</text:p>
          </table:table-cell>
          <table:table-cell table:formula="of:=SQRT([.A173]/2+1)-SQRT([.A173]/2)" office:value-type="float" office:value="0.0536058480657164" calcext:value-type="float">
            <text:p>0,05</text:p>
          </table:table-cell>
          <table:table-cell table:formula="of:=SQRT([.A173]/4+1)-SQRT([.A173]/4)" office:value-type="float" office:value="0.0755941288420825" calcext:value-type="float">
            <text:p>0,08</text:p>
          </table:table-cell>
          <table:table-cell table:style-name="ce2"/>
          <table:table-cell table:formula="of:=[.B173]*[.$H$1]" office:value-type="float" office:value="759.190406140284" calcext:value-type="float">
            <text:p>759</text:p>
          </table:table-cell>
          <table:table-cell table:number-columns-repeated="2"/>
        </table:table-row>
        <table:table-row table:style-name="ro1">
          <table:table-cell table:formula="of:=[.A173]+1" office:value-type="float" office:value="174" calcext:value-type="float">
            <text:p>174</text:p>
          </table:table-cell>
          <table:table-cell table:formula="of:=SQRT([.A174]+1)-SQRT([.A174])" office:value-type="float" office:value="0.0378505970500331" calcext:value-type="float">
            <text:p>0,04</text:p>
          </table:table-cell>
          <table:table-cell table:formula="of:=SQRT([.A174]/2+1)-SQRT([.A174]/2)" office:value-type="float" office:value="0.0534524665580438" calcext:value-type="float">
            <text:p>0,05</text:p>
          </table:table-cell>
          <table:table-cell table:formula="of:=SQRT([.A174]/4+1)-SQRT([.A174]/4)" office:value-type="float" office:value="0.0753790529267073" calcext:value-type="float">
            <text:p>0,08</text:p>
          </table:table-cell>
          <table:table-cell table:style-name="ce2"/>
          <table:table-cell table:formula="of:=[.B174]*[.$H$1]" office:value-type="float" office:value="757.011941000662" calcext:value-type="float">
            <text:p>757</text:p>
          </table:table-cell>
          <table:table-cell table:number-columns-repeated="2"/>
        </table:table-row>
        <table:table-row table:style-name="ro1">
          <table:table-cell table:formula="of:=[.A174]+1" office:value-type="float" office:value="175" calcext:value-type="float">
            <text:p>175</text:p>
          </table:table-cell>
          <table:table-cell table:formula="of:=SQRT([.A175]+1)-SQRT([.A175])" office:value-type="float" office:value="0.0377426060986465" calcext:value-type="float">
            <text:p>0,04</text:p>
          </table:table-cell>
          <table:table-cell table:formula="of:=SQRT([.A175]/2+1)-SQRT([.A175]/2)" office:value-type="float" office:value="0.0533003941785353" calcext:value-type="float">
            <text:p>0,05</text:p>
          </table:table-cell>
          <table:table-cell table:formula="of:=SQRT([.A175]/4+1)-SQRT([.A175]/4)" office:value-type="float" office:value="0.0751658024683497" calcext:value-type="float">
            <text:p>0,08</text:p>
          </table:table-cell>
          <table:table-cell table:style-name="ce2"/>
          <table:table-cell table:formula="of:=[.B175]*[.$H$1]" office:value-type="float" office:value="754.85212197293" calcext:value-type="float">
            <text:p>755</text:p>
          </table:table-cell>
          <table:table-cell table:number-columns-repeated="2"/>
        </table:table-row>
        <table:table-row table:style-name="ro1">
          <table:table-cell table:formula="of:=[.A175]+1" office:value-type="float" office:value="176" calcext:value-type="float">
            <text:p>176</text:p>
          </table:table-cell>
          <table:table-cell table:formula="of:=SQRT([.A176]+1)-SQRT([.A176])" office:value-type="float" office:value="0.0376355342284711" calcext:value-type="float">
            <text:p>0,04</text:p>
          </table:table-cell>
          <table:table-cell table:formula="of:=SQRT([.A176]/2+1)-SQRT([.A176]/2)" office:value-type="float" office:value="0.0531496124097437" calcext:value-type="float">
            <text:p>0,05</text:p>
          </table:table-cell>
          <table:table-cell table:formula="of:=SQRT([.A176]/4+1)-SQRT([.A176]/4)" office:value-type="float" office:value="0.0749543517885698" calcext:value-type="float">
            <text:p>0,07</text:p>
          </table:table-cell>
          <table:table-cell table:style-name="ce2"/>
          <table:table-cell table:formula="of:=[.B176]*[.$H$1]" office:value-type="float" office:value="752.710684569422" calcext:value-type="float">
            <text:p>753</text:p>
          </table:table-cell>
          <table:table-cell table:number-columns-repeated="2"/>
        </table:table-row>
        <table:table-row table:style-name="ro1">
          <table:table-cell table:formula="of:=[.A176]+1" office:value-type="float" office:value="177" calcext:value-type="float">
            <text:p>177</text:p>
          </table:table-cell>
          <table:table-cell table:formula="of:=SQRT([.A177]+1)-SQRT([.A177])" office:value-type="float" office:value="0.0375293684762639" calcext:value-type="float">
            <text:p>0,04</text:p>
          </table:table-cell>
          <table:table-cell table:formula="of:=SQRT([.A177]/2+1)-SQRT([.A177]/2)" office:value-type="float" office:value="0.0530001030988618" calcext:value-type="float">
            <text:p>0,05</text:p>
          </table:table-cell>
          <table:table-cell table:formula="of:=SQRT([.A177]/4+1)-SQRT([.A177]/4)" office:value-type="float" office:value="0.0747446757118198" calcext:value-type="float">
            <text:p>0,07</text:p>
          </table:table-cell>
          <table:table-cell table:style-name="ce2"/>
          <table:table-cell table:formula="of:=[.B177]*[.$H$1]" office:value-type="float" office:value="750.587369525278" calcext:value-type="float">
            <text:p>751</text:p>
          </table:table-cell>
          <table:table-cell table:number-columns-repeated="2"/>
        </table:table-row>
        <table:table-row table:style-name="ro1">
          <table:table-cell table:formula="of:=[.A177]+1" office:value-type="float" office:value="178" calcext:value-type="float">
            <text:p>178</text:p>
          </table:table-cell>
          <table:table-cell table:formula="of:=SQRT([.A178]+1)-SQRT([.A178])" office:value-type="float" office:value="0.0374240961333179" calcext:value-type="float">
            <text:p>0,04</text:p>
          </table:table-cell>
          <table:table-cell table:formula="of:=SQRT([.A178]/2+1)-SQRT([.A178]/2)" office:value-type="float" office:value="0.052851848448535" calcext:value-type="float">
            <text:p>0,05</text:p>
          </table:table-cell>
          <table:table-cell table:formula="of:=SQRT([.A178]/4+1)-SQRT([.A178]/4)" office:value-type="float" office:value="0.0745367495528537" calcext:value-type="float">
            <text:p>0,07</text:p>
          </table:table-cell>
          <table:table-cell table:style-name="ce2"/>
          <table:table-cell table:formula="of:=[.B178]*[.$H$1]" office:value-type="float" office:value="748.481922666358" calcext:value-type="float">
            <text:p>748</text:p>
          </table:table-cell>
          <table:table-cell table:number-columns-repeated="2"/>
        </table:table-row>
        <table:table-row table:style-name="ro1">
          <table:table-cell table:formula="of:=[.A178]+1" office:value-type="float" office:value="179" calcext:value-type="float">
            <text:p>179</text:p>
          </table:table-cell>
          <table:table-cell table:formula="of:=SQRT([.A179]+1)-SQRT([.A179])" office:value-type="float" office:value="0.0373197047390867" calcext:value-type="float">
            <text:p>0,04</text:p>
          </table:table-cell>
          <table:table-cell table:formula="of:=SQRT([.A179]/2+1)-SQRT([.A179]/2)" office:value-type="float" office:value="0.0527048310079721" calcext:value-type="float">
            <text:p>0,05</text:p>
          </table:table-cell>
          <table:table-cell table:formula="of:=SQRT([.A179]/4+1)-SQRT([.A179]/4)" office:value-type="float" office:value="0.0743305491045154" calcext:value-type="float">
            <text:p>0,07</text:p>
          </table:table-cell>
          <table:table-cell table:style-name="ce2"/>
          <table:table-cell table:formula="of:=[.B179]*[.$H$1]" office:value-type="float" office:value="746.394094781734" calcext:value-type="float">
            <text:p>746</text:p>
          </table:table-cell>
          <table:table-cell table:number-columns-repeated="2"/>
        </table:table-row>
        <table:table-row table:style-name="ro1">
          <table:table-cell table:formula="of:=[.A179]+1" office:value-type="float" office:value="180" calcext:value-type="float">
            <text:p>180</text:p>
          </table:table-cell>
          <table:table-cell table:formula="of:=SQRT([.A180]+1)-SQRT([.A180])" office:value-type="float" office:value="0.037216182074971" calcext:value-type="float">
            <text:p>0,04</text:p>
          </table:table-cell>
          <table:table-cell table:formula="of:=SQRT([.A180]/2+1)-SQRT([.A180]/2)" office:value-type="float" office:value="0.052559033664318" calcext:value-type="float">
            <text:p>0,05</text:p>
          </table:table-cell>
          <table:table-cell table:formula="of:=SQRT([.A180]/4+1)-SQRT([.A180]/4)" office:value-type="float" office:value="0.0741260506258987" calcext:value-type="float">
            <text:p>0,07</text:p>
          </table:table-cell>
          <table:table-cell table:style-name="ce2"/>
          <table:table-cell table:formula="of:=[.B180]*[.$H$1]" office:value-type="float" office:value="744.32364149942" calcext:value-type="float">
            <text:p>744</text:p>
          </table:table-cell>
          <table:table-cell table:number-columns-repeated="2"/>
        </table:table-row>
        <table:table-row table:style-name="ro1">
          <table:table-cell table:formula="of:=[.A180]+1" office:value-type="float" office:value="181" calcext:value-type="float">
            <text:p>181</text:p>
          </table:table-cell>
          <table:table-cell table:formula="of:=SQRT([.A181]+1)-SQRT([.A181])" office:value-type="float" office:value="0.0371135161583318" calcext:value-type="float">
            <text:p>0,04</text:p>
          </table:table-cell>
          <table:table-cell table:formula="of:=SQRT([.A181]/2+1)-SQRT([.A181]/2)" office:value-type="float" office:value="0.0524144396342727" calcext:value-type="float">
            <text:p>0,05</text:p>
          </table:table-cell>
          <table:table-cell table:formula="of:=SQRT([.A181]/4+1)-SQRT([.A181]/4)" office:value-type="float" office:value="0.0739232308308671" calcext:value-type="float">
            <text:p>0,07</text:p>
          </table:table-cell>
          <table:table-cell table:style-name="ce2"/>
          <table:table-cell table:formula="of:=[.B181]*[.$H$1]" office:value-type="float" office:value="742.270323166636" calcext:value-type="float">
            <text:p>742</text:p>
          </table:table-cell>
          <table:table-cell table:number-columns-repeated="2"/>
        </table:table-row>
        <table:table-row table:style-name="ro1">
          <table:table-cell table:formula="of:=[.A181]+1" office:value-type="float" office:value="182" calcext:value-type="float">
            <text:p>182</text:p>
          </table:table-cell>
          <table:table-cell table:formula="of:=SQRT([.A182]+1)-SQRT([.A182])" office:value-type="float" office:value="0.0370116952366413" calcext:value-type="float">
            <text:p>0,04</text:p>
          </table:table-cell>
          <table:table-cell table:formula="of:=SQRT([.A182]/2+1)-SQRT([.A182]/2)" office:value-type="float" office:value="0.0522710324559821" calcext:value-type="float">
            <text:p>0,05</text:p>
          </table:table-cell>
          <table:table-cell table:formula="of:=SQRT([.A182]/4+1)-SQRT([.A182]/4)" office:value-type="float" office:value="0.0737220668769067" calcext:value-type="float">
            <text:p>0,07</text:p>
          </table:table-cell>
          <table:table-cell table:style-name="ce2"/>
          <table:table-cell table:formula="of:=[.B182]*[.$H$1]" office:value-type="float" office:value="740.233904732826" calcext:value-type="float">
            <text:p>740</text:p>
          </table:table-cell>
          <table:table-cell table:number-columns-repeated="2"/>
        </table:table-row>
        <table:table-row table:style-name="ro1">
          <table:table-cell table:formula="of:=[.A182]+1" office:value-type="float" office:value="183" calcext:value-type="float">
            <text:p>183</text:p>
          </table:table-cell>
          <table:table-cell table:formula="of:=SQRT([.A183]+1)-SQRT([.A183])" office:value-type="float" office:value="0.0369107077818533" calcext:value-type="float">
            <text:p>0,04</text:p>
          </table:table-cell>
          <table:table-cell table:formula="of:=SQRT([.A183]/2+1)-SQRT([.A183]/2)" office:value-type="float" office:value="0.0521287959811758" calcext:value-type="float">
            <text:p>0,05</text:p>
          </table:table-cell>
          <table:table-cell table:formula="of:=SQRT([.A183]/4+1)-SQRT([.A183]/4)" office:value-type="float" office:value="0.0735225363543304" calcext:value-type="float">
            <text:p>0,07</text:p>
          </table:table-cell>
          <table:table-cell table:style-name="ce2"/>
          <table:table-cell table:formula="of:=[.B183]*[.$H$1]" office:value-type="float" office:value="738.214155637066" calcext:value-type="float">
            <text:p>738</text:p>
          </table:table-cell>
          <table:table-cell table:number-columns-repeated="2"/>
        </table:table-row>
        <table:table-row table:style-name="ro1">
          <table:table-cell table:formula="of:=[.A183]+1" office:value-type="float" office:value="184" calcext:value-type="float">
            <text:p>184</text:p>
          </table:table-cell>
          <table:table-cell table:formula="of:=SQRT([.A184]+1)-SQRT([.A184])" office:value-type="float" office:value="0.0368105424849077" calcext:value-type="float">
            <text:p>0,04</text:p>
          </table:table-cell>
          <table:table-cell table:formula="of:=SQRT([.A184]/2+1)-SQRT([.A184]/2)" office:value-type="float" office:value="0.0519877143675167" calcext:value-type="float">
            <text:p>0,05</text:p>
          </table:table-cell>
          <table:table-cell table:formula="of:=SQRT([.A184]/4+1)-SQRT([.A184]/4)" office:value-type="float" office:value="0.0733246172757758" calcext:value-type="float">
            <text:p>0,07</text:p>
          </table:table-cell>
          <table:table-cell table:style-name="ce2"/>
          <table:table-cell table:formula="of:=[.B184]*[.$H$1]" office:value-type="float" office:value="736.210849698154" calcext:value-type="float">
            <text:p>736</text:p>
          </table:table-cell>
          <table:table-cell table:number-columns-repeated="2"/>
        </table:table-row>
        <table:table-row table:style-name="ro1">
          <table:table-cell table:formula="of:=[.A184]+1" office:value-type="float" office:value="185" calcext:value-type="float">
            <text:p>185</text:p>
          </table:table-cell>
          <table:table-cell table:formula="of:=SQRT([.A185]+1)-SQRT([.A185])" office:value-type="float" office:value="0.0367111882504112" calcext:value-type="float">
            <text:p>0,04</text:p>
          </table:table-cell>
          <table:table-cell table:formula="of:=SQRT([.A185]/2+1)-SQRT([.A185]/2)" office:value-type="float" office:value="0.0518477720711861" calcext:value-type="float">
            <text:p>0,05</text:p>
          </table:table-cell>
          <table:table-cell table:formula="of:=SQRT([.A185]/4+1)-SQRT([.A185]/4)" office:value-type="float" office:value="0.0731282880660382" calcext:value-type="float">
            <text:p>0,07</text:p>
          </table:table-cell>
          <table:table-cell table:style-name="ce2"/>
          <table:table-cell table:formula="of:=[.B185]*[.$H$1]" office:value-type="float" office:value="734.223765008224" calcext:value-type="float">
            <text:p>734</text:p>
          </table:table-cell>
          <table:table-cell table:number-columns-repeated="2"/>
        </table:table-row>
        <table:table-row table:style-name="ro1">
          <table:table-cell table:formula="of:=[.A185]+1" office:value-type="float" office:value="186" calcext:value-type="float">
            <text:p>186</text:p>
          </table:table-cell>
          <table:table-cell table:formula="of:=SQRT([.A186]+1)-SQRT([.A186])" office:value-type="float" office:value="0.0366126341914885" calcext:value-type="float">
            <text:p>0,04</text:p>
          </table:table-cell>
          <table:table-cell table:formula="of:=SQRT([.A186]/2+1)-SQRT([.A186]/2)" office:value-type="float" office:value="0.0517089538397038" calcext:value-type="float">
            <text:p>0,05</text:p>
          </table:table-cell>
          <table:table-cell table:formula="of:=SQRT([.A186]/4+1)-SQRT([.A186]/4)" office:value-type="float" office:value="0.0729335275521832" calcext:value-type="float">
            <text:p>0,07</text:p>
          </table:table-cell>
          <table:table-cell table:style-name="ce2"/>
          <table:table-cell table:formula="of:=[.B186]*[.$H$1]" office:value-type="float" office:value="732.25268382977" calcext:value-type="float">
            <text:p>732</text:p>
          </table:table-cell>
          <table:table-cell table:number-columns-repeated="2"/>
        </table:table-row>
        <table:table-row table:style-name="ro1">
          <table:table-cell table:formula="of:=[.A186]+1" office:value-type="float" office:value="187" calcext:value-type="float">
            <text:p>187</text:p>
          </table:table-cell>
          <table:table-cell table:formula="of:=SQRT([.A187]+1)-SQRT([.A187])" office:value-type="float" office:value="0.0365148696247441" calcext:value-type="float">
            <text:p>0,04</text:p>
          </table:table-cell>
          <table:table-cell table:formula="of:=SQRT([.A187]/2+1)-SQRT([.A187]/2)" office:value-type="float" office:value="0.0515712447049328" calcext:value-type="float">
            <text:p>0,05</text:p>
          </table:table-cell>
          <table:table-cell table:formula="of:=SQRT([.A187]/4+1)-SQRT([.A187]/4)" office:value-type="float" office:value="0.0727403149539549" calcext:value-type="float">
            <text:p>0,07</text:p>
          </table:table-cell>
          <table:table-cell table:style-name="ce2"/>
          <table:table-cell table:formula="of:=[.B187]*[.$H$1]" office:value-type="float" office:value="730.297392494882" calcext:value-type="float">
            <text:p>730</text:p>
          </table:table-cell>
          <table:table-cell table:number-columns-repeated="2"/>
        </table:table-row>
        <table:table-row table:style-name="ro1">
          <table:table-cell table:formula="of:=[.A187]+1" office:value-type="float" office:value="188" calcext:value-type="float">
            <text:p>188</text:p>
          </table:table-cell>
          <table:table-cell table:formula="of:=SQRT([.A188]+1)-SQRT([.A188])" office:value-type="float" office:value="0.0364178840654326" calcext:value-type="float">
            <text:p>0,04</text:p>
          </table:table-cell>
          <table:table-cell table:formula="of:=SQRT([.A188]/2+1)-SQRT([.A188]/2)" office:value-type="float" office:value="0.0514346299763044" calcext:value-type="float">
            <text:p>0,05</text:p>
          </table:table-cell>
          <table:table-cell table:formula="of:=SQRT([.A188]/4+1)-SQRT([.A188]/4)" office:value-type="float" office:value="0.0725486298744649" calcext:value-type="float">
            <text:p>0,07</text:p>
          </table:table-cell>
          <table:table-cell table:style-name="ce2"/>
          <table:table-cell table:formula="of:=[.B188]*[.$H$1]" office:value-type="float" office:value="728.357681308652" calcext:value-type="float">
            <text:p>728</text:p>
          </table:table-cell>
          <table:table-cell table:number-columns-repeated="2"/>
        </table:table-row>
        <table:table-row table:style-name="ro1">
          <table:table-cell table:formula="of:=[.A188]+1" office:value-type="float" office:value="189" calcext:value-type="float">
            <text:p>189</text:p>
          </table:table-cell>
          <table:table-cell table:formula="of:=SQRT([.A189]+1)-SQRT([.A189])" office:value-type="float" office:value="0.0363216672227011" calcext:value-type="float">
            <text:p>0,04</text:p>
          </table:table-cell>
          <table:table-cell table:formula="of:=SQRT([.A189]/2+1)-SQRT([.A189]/2)" office:value-type="float" office:value="0.051299095234242" calcext:value-type="float">
            <text:p>0,05</text:p>
          </table:table-cell>
          <table:table-cell table:formula="of:=SQRT([.A189]/4+1)-SQRT([.A189]/4)" office:value-type="float" office:value="0.0723584522911418" calcext:value-type="float">
            <text:p>0,07</text:p>
          </table:table-cell>
          <table:table-cell table:style-name="ce2"/>
          <table:table-cell table:formula="of:=[.B189]*[.$H$1]" office:value-type="float" office:value="726.433344454022" calcext:value-type="float">
            <text:p>726</text:p>
          </table:table-cell>
          <table:table-cell table:number-columns-repeated="2"/>
        </table:table-row>
        <table:table-row table:style-name="ro1">
          <table:table-cell table:formula="of:=[.A189]+1" office:value-type="float" office:value="190" calcext:value-type="float">
            <text:p>190</text:p>
          </table:table-cell>
          <table:table-cell table:formula="of:=SQRT([.A190]+1)-SQRT([.A190])" office:value-type="float" office:value="0.036226208995032" calcext:value-type="float">
            <text:p>0,04</text:p>
          </table:table-cell>
          <table:table-cell table:formula="of:=SQRT([.A190]/2+1)-SQRT([.A190]/2)" office:value-type="float" office:value="0.0511646263237484" calcext:value-type="float">
            <text:p>0,05</text:p>
          </table:table-cell>
          <table:table-cell table:formula="of:=SQRT([.A190]/4+1)-SQRT([.A190]/4)" office:value-type="float" office:value="0.0721697625469488" calcext:value-type="float">
            <text:p>0,07</text:p>
          </table:table-cell>
          <table:table-cell table:style-name="ce2"/>
          <table:table-cell table:formula="of:=[.B190]*[.$H$1]" office:value-type="float" office:value="724.52417990064" calcext:value-type="float">
            <text:p>725</text:p>
          </table:table-cell>
          <table:table-cell table:number-columns-repeated="2"/>
        </table:table-row>
        <table:table-row table:style-name="ro1">
          <table:table-cell table:formula="of:=[.A190]+1" office:value-type="float" office:value="191" calcext:value-type="float">
            <text:p>191</text:p>
          </table:table-cell>
          <table:table-cell table:formula="of:=SQRT([.A191]+1)-SQRT([.A191])" office:value-type="float" office:value="0.036131499465764" calcext:value-type="float">
            <text:p>0,04</text:p>
          </table:table-cell>
          <table:table-cell table:formula="of:=SQRT([.A191]/2+1)-SQRT([.A191]/2)" office:value-type="float" office:value="0.051031209348217" calcext:value-type="float">
            <text:p>0,05</text:p>
          </table:table-cell>
          <table:table-cell table:formula="of:=SQRT([.A191]/4+1)-SQRT([.A191]/4)" office:value-type="float" office:value="0.0719825413418436" calcext:value-type="float">
            <text:p>0,07</text:p>
          </table:table-cell>
          <table:table-cell table:style-name="ce2"/>
          <table:table-cell table:formula="of:=[.B191]*[.$H$1]" office:value-type="float" office:value="722.62998931528" calcext:value-type="float">
            <text:p>723</text:p>
          </table:table-cell>
          <table:table-cell table:number-columns-repeated="2"/>
        </table:table-row>
        <table:table-row table:style-name="ro1">
          <table:table-cell table:formula="of:=[.A191]+1" office:value-type="float" office:value="192" calcext:value-type="float">
            <text:p>192</text:p>
          </table:table-cell>
          <table:table-cell table:formula="of:=SQRT([.A192]+1)-SQRT([.A192])" office:value-type="float" office:value="0.0360375288987864" calcext:value-type="float">
            <text:p>0,04</text:p>
          </table:table-cell>
          <table:table-cell table:formula="of:=SQRT([.A192]/2+1)-SQRT([.A192]/2)" office:value-type="float" office:value="0.0508988306633924" calcext:value-type="float">
            <text:p>0,05</text:p>
          </table:table-cell>
          <table:table-cell table:formula="of:=SQRT([.A192]/4+1)-SQRT([.A192]/4)" office:value-type="float" office:value="0.0717967697244912" calcext:value-type="float">
            <text:p>0,07</text:p>
          </table:table-cell>
          <table:table-cell table:style-name="ce2"/>
          <table:table-cell table:formula="of:=[.B192]*[.$H$1]" office:value-type="float" office:value="720.750577975728" calcext:value-type="float">
            <text:p>721</text:p>
          </table:table-cell>
          <table:table-cell table:number-columns-repeated="2"/>
        </table:table-row>
        <table:table-row table:style-name="ro1">
          <table:table-cell table:formula="of:=[.A192]+1" office:value-type="float" office:value="193" calcext:value-type="float">
            <text:p>193</text:p>
          </table:table-cell>
          <table:table-cell table:formula="of:=SQRT([.A193]+1)-SQRT([.A193])" office:value-type="float" office:value="0.0359442877343152" calcext:value-type="float">
            <text:p>0,04</text:p>
          </table:table-cell>
          <table:table-cell table:formula="of:=SQRT([.A193]/2+1)-SQRT([.A193]/2)" office:value-type="float" office:value="0.0507674768714992" calcext:value-type="float">
            <text:p>0,05</text:p>
          </table:table-cell>
          <table:table-cell table:formula="of:=SQRT([.A193]/4+1)-SQRT([.A193]/4)" office:value-type="float" office:value="0.0716124290841975" calcext:value-type="float">
            <text:p>0,07</text:p>
          </table:table-cell>
          <table:table-cell table:style-name="ce2"/>
          <table:table-cell table:formula="of:=[.B193]*[.$H$1]" office:value-type="float" office:value="718.885754686304" calcext:value-type="float">
            <text:p>719</text:p>
          </table:table-cell>
          <table:table-cell table:number-columns-repeated="2"/>
        </table:table-row>
        <table:table-row table:style-name="ro1">
          <table:table-cell table:formula="of:=[.A193]+1" office:value-type="float" office:value="194" calcext:value-type="float">
            <text:p>194</text:p>
          </table:table-cell>
          <table:table-cell table:formula="of:=SQRT([.A194]+1)-SQRT([.A194])" office:value-type="float" office:value="0.0358517665848215" calcext:value-type="float">
            <text:p>0,04</text:p>
          </table:table-cell>
          <table:table-cell table:formula="of:=SQRT([.A194]/2+1)-SQRT([.A194]/2)" office:value-type="float" office:value="0.0506371348155614" calcext:value-type="float">
            <text:p>0,05</text:p>
          </table:table-cell>
          <table:table-cell table:formula="of:=SQRT([.A194]/4+1)-SQRT([.A194]/4)" office:value-type="float" office:value="0.0714295011430846" calcext:value-type="float">
            <text:p>0,07</text:p>
          </table:table-cell>
          <table:table-cell table:style-name="ce2"/>
          <table:table-cell table:formula="of:=[.B194]*[.$H$1]" office:value-type="float" office:value="717.03533169643" calcext:value-type="float">
            <text:p>717</text:p>
          </table:table-cell>
          <table:table-cell table:number-columns-repeated="2"/>
        </table:table-row>
        <table:table-row table:style-name="ro1">
          <table:table-cell table:formula="of:=[.A194]+1" office:value-type="float" office:value="195" calcext:value-type="float">
            <text:p>195</text:p>
          </table:table-cell>
          <table:table-cell table:formula="of:=SQRT([.A195]+1)-SQRT([.A195])" office:value-type="float" office:value="0.0357599562310593" calcext:value-type="float">
            <text:p>0,04</text:p>
          </table:table-cell>
          <table:table-cell table:formula="of:=SQRT([.A195]/2+1)-SQRT([.A195]/2)" office:value-type="float" office:value="0.050507791573855" calcext:value-type="float">
            <text:p>0,05</text:p>
          </table:table-cell>
          <table:table-cell table:formula="of:=SQRT([.A195]/4+1)-SQRT([.A195]/4)" office:value-type="float" office:value="0.0712479679484721" calcext:value-type="float">
            <text:p>0,07</text:p>
          </table:table-cell>
          <table:table-cell table:style-name="ce2"/>
          <table:table-cell table:formula="of:=[.B195]*[.$H$1]" office:value-type="float" office:value="715.199124621186" calcext:value-type="float">
            <text:p>715</text:p>
          </table:table-cell>
          <table:table-cell table:number-columns-repeated="2"/>
        </table:table-row>
        <table:table-row table:style-name="ro1">
          <table:table-cell table:formula="of:=[.A195]+1" office:value-type="float" office:value="196" calcext:value-type="float">
            <text:p>196</text:p>
          </table:table-cell>
          <table:table-cell table:formula="of:=SQRT([.A196]+1)-SQRT([.A196])" office:value-type="float" office:value="0.035668847618199" calcext:value-type="float">
            <text:p>0,04</text:p>
          </table:table-cell>
          <table:table-cell table:formula="of:=SQRT([.A196]/2+1)-SQRT([.A196]/2)" office:value-type="float" office:value="0.0503794344545341" calcext:value-type="float">
            <text:p>0,05</text:p>
          </table:table-cell>
          <table:table-cell table:formula="of:=SQRT([.A196]/4+1)-SQRT([.A196]/4)" office:value-type="float" office:value="0.0710678118654755" calcext:value-type="float">
            <text:p>0,07</text:p>
          </table:table-cell>
          <table:table-cell table:style-name="ce2"/>
          <table:table-cell table:formula="of:=[.B196]*[.$H$1]" office:value-type="float" office:value="713.37695236398" calcext:value-type="float">
            <text:p>713</text:p>
          </table:table-cell>
          <table:table-cell table:number-columns-repeated="2"/>
        </table:table-row>
        <table:table-row table:style-name="ro1">
          <table:table-cell table:formula="of:=[.A196]+1" office:value-type="float" office:value="197" calcext:value-type="float">
            <text:p>197</text:p>
          </table:table-cell>
          <table:table-cell table:formula="of:=SQRT([.A197]+1)-SQRT([.A197])" office:value-type="float" office:value="0.0355784318520893" calcext:value-type="float">
            <text:p>0,04</text:p>
          </table:table-cell>
          <table:table-cell table:formula="of:=SQRT([.A197]/2+1)-SQRT([.A197]/2)" office:value-type="float" office:value="0.0502520509903981" calcext:value-type="float">
            <text:p>0,05</text:p>
          </table:table-cell>
          <table:table-cell table:formula="of:=SQRT([.A197]/4+1)-SQRT([.A197]/4)" office:value-type="float" office:value="0.0708890155698132" calcext:value-type="float">
            <text:p>0,07</text:p>
          </table:table-cell>
          <table:table-cell table:style-name="ce2"/>
          <table:table-cell table:formula="of:=[.B197]*[.$H$1]" office:value-type="float" office:value="711.568637041786" calcext:value-type="float">
            <text:p>712</text:p>
          </table:table-cell>
          <table:table-cell table:number-columns-repeated="2"/>
        </table:table-row>
        <table:table-row table:style-name="ro1">
          <table:table-cell table:formula="of:=[.A197]+1" office:value-type="float" office:value="198" calcext:value-type="float">
            <text:p>198</text:p>
          </table:table-cell>
          <table:table-cell table:formula="of:=SQRT([.A198]+1)-SQRT([.A198])" office:value-type="float" office:value="0.0354887001955966" calcext:value-type="float">
            <text:p>0,04</text:p>
          </table:table-cell>
          <table:table-cell table:formula="of:=SQRT([.A198]/2+1)-SQRT([.A198]/2)" office:value-type="float" office:value="0.0501256289338006" calcext:value-type="float">
            <text:p>0,05</text:p>
          </table:table-cell>
          <table:table-cell table:formula="of:=SQRT([.A198]/4+1)-SQRT([.A198]/4)" office:value-type="float" office:value="0.0707115620408034" calcext:value-type="float">
            <text:p>0,07</text:p>
          </table:table-cell>
          <table:table-cell table:style-name="ce2"/>
          <table:table-cell table:formula="of:=[.B198]*[.$H$1]" office:value-type="float" office:value="709.774003911932" calcext:value-type="float">
            <text:p>710</text:p>
          </table:table-cell>
          <table:table-cell table:number-columns-repeated="2"/>
        </table:table-row>
        <table:table-row table:style-name="ro1">
          <table:table-cell table:formula="of:=[.A198]+1" office:value-type="float" office:value="199" calcext:value-type="float">
            <text:p>199</text:p>
          </table:table-cell>
          <table:table-cell table:formula="of:=SQRT([.A199]+1)-SQRT([.A199])" office:value-type="float" office:value="0.0353996440650661" calcext:value-type="float">
            <text:p>0,04</text:p>
          </table:table-cell>
          <table:table-cell table:formula="of:=SQRT([.A199]/2+1)-SQRT([.A199]/2)" office:value-type="float" office:value="0.0500001562517092" calcext:value-type="float">
            <text:p>0,05</text:p>
          </table:table-cell>
          <table:table-cell table:formula="of:=SQRT([.A199]/4+1)-SQRT([.A199]/4)" office:value-type="float" office:value="0.0705354345545608" calcext:value-type="float">
            <text:p>0,07</text:p>
          </table:table-cell>
          <table:table-cell table:style-name="ce2"/>
          <table:table-cell table:formula="of:=[.B199]*[.$H$1]" office:value-type="float" office:value="707.992881301322" calcext:value-type="float">
            <text:p>708</text:p>
          </table:table-cell>
          <table:table-cell table:number-columns-repeated="2"/>
        </table:table-row>
        <table:table-row table:style-name="ro1">
          <table:table-cell table:formula="of:=[.A199]+1" office:value-type="float" office:value="200" calcext:value-type="float">
            <text:p>200</text:p>
          </table:table-cell>
          <table:table-cell table:formula="of:=SQRT([.A200]+1)-SQRT([.A200])" office:value-type="float" office:value="0.0353112550268744" calcext:value-type="float">
            <text:p>0,04</text:p>
          </table:table-cell>
          <table:table-cell table:formula="of:=SQRT([.A200]/2+1)-SQRT([.A200]/2)" office:value-type="float" office:value="0.0498756211208899" calcext:value-type="float">
            <text:p>0,05</text:p>
          </table:table-cell>
          <table:table-cell table:formula="of:=SQRT([.A200]/4+1)-SQRT([.A200]/4)" office:value-type="float" office:value="0.0703606166773749" calcext:value-type="float">
            <text:p>0,07</text:p>
          </table:table-cell>
          <table:table-cell table:style-name="ce2"/>
          <table:table-cell table:formula="of:=[.B200]*[.$H$1]" office:value-type="float" office:value="706.225100537488" calcext:value-type="float">
            <text:p>706</text:p>
          </table:table-cell>
          <table:table-cell table:number-columns-repeated="2"/>
        </table:table-row>
        <table:table-row table:style-name="ro1" table:number-rows-repeated="104837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4">00/00/0000</text:date>, <text:time style:data-style-name="N2" text:time-value="21:44:41.397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2T22:47:56.788000000</meta:creation-date>
    <dc:date>2020-01-04T21:44:47.848000000</dc:date>
    <meta:editing-duration>PT38M11S</meta:editing-duration>
    <meta:editing-cycles>10</meta:editing-cycles>
    <meta:generator>LibreOffice/6.2.5.2$Windows_X86_64 LibreOffice_project/1ec314fa52f458adc18c4f025c545a4e8b22c159</meta:generator>
    <meta:document-statistic meta:table-count="1" meta:cell-count="100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-0.21cm" svg:y="0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Windows_X86_64 LibreOffice_project/1ec314fa52f458adc18c4f025c545a4e8b22c15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3.454cm" style:legend-expansion="high" chart:style-name="ch2"/>
        <chart:plot-area chart:style-name="ch3" table:cell-range-address="Foglio1.B1:Foglio1.E200" svg:x="0.32cm" svg:y="0.18cm" svg:width="12.428cm" svg:height="8.64cm">
          <chartooo:coordinate-region svg:x="1.232cm" svg:y="0.301cm" svg:width="11.516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glio1.B1:Foglio1.B200" chart:class="chart:line">
            <chart:data-point chart:repeated="200"/>
          </chart:series>
          <chart:series chart:style-name="ch8" chart:values-cell-range-address="Foglio1.C1:Foglio1.C200" chart:class="chart:line">
            <chart:data-point chart:repeated="200"/>
          </chart:series>
          <chart:series chart:style-name="ch9" chart:values-cell-range-address="Foglio1.D1:Foglio1.D200" chart:class="chart:line">
            <chart:data-point chart:repeated="200"/>
          </chart:series>
          <chart:series chart:style-name="ch10" chart:values-cell-range-address="Foglio1.E1:Foglio1.E200" chart:class="chart:line">
            <chart:data-point chart:repeated="2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Colonna C</text:p>
              </table:table-cell>
              <table:table-cell office:value-type="string">
                <text:p>Colonna D</text:p>
              </table:table-cell>
              <table:table-cell office:value-type="string">
                <text:p>Colon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14213562373095">
                <text:p>0.414213562373095</text:p>
                <draw:g>
                  <svg:desc>Foglio1.B1:Foglio1.B200</svg:desc>
                </draw:g>
              </table:table-cell>
              <table:table-cell office:value-type="float" office:value="0.517638090205041">
                <text:p>0.517638090205041</text:p>
                <draw:g>
                  <svg:desc>Foglio1.C1:Foglio1.C200</svg:desc>
                </draw:g>
              </table:table-cell>
              <table:table-cell office:value-type="float" office:value="0.618033988749895">
                <text:p>0.618033988749895</text:p>
                <draw:g>
                  <svg:desc>Foglio1.D1:Foglio1.D200</svg:desc>
                </draw:g>
              </table:table-cell>
              <table:table-cell office:value-type="float" office:value="NaN">
                <text:p>NaN</text:p>
                <draw:g>
                  <svg:desc>Foglio1.E1:Foglio1.E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7837245195782">
                <text:p>0.317837245195782</text:p>
              </table:table-cell>
              <table:table-cell office:value-type="float" office:value="0.414213562373095">
                <text:p>0.414213562373095</text:p>
              </table:table-cell>
              <table:table-cell office:value-type="float" office:value="0.517638090205041">
                <text:p>0.517638090205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67949192431123">
                <text:p>0.267949192431123</text:p>
              </table:table-cell>
              <table:table-cell office:value-type="float" office:value="0.356393958692601">
                <text:p>0.356393958692601</text:p>
              </table:table-cell>
              <table:table-cell office:value-type="float" office:value="0.456850251747857">
                <text:p>0.456850251747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606797749979">
                <text:p>0.23606797749979</text:p>
              </table:table-cell>
              <table:table-cell office:value-type="float" office:value="0.317837245195782">
                <text:p>0.317837245195782</text:p>
              </table:table-cell>
              <table:table-cell office:value-type="float" office:value="0.414213562373095">
                <text:p>0.4142135623730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13421765283388">
                <text:p>0.213421765283388</text:p>
              </table:table-cell>
              <table:table-cell office:value-type="float" office:value="0.289689863302781">
                <text:p>0.289689863302781</text:p>
              </table:table-cell>
              <table:table-cell office:value-type="float" office:value="0.381966011250105">
                <text:p>0.381966011250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96261568281413">
                <text:p>0.196261568281413</text:p>
              </table:table-cell>
              <table:table-cell office:value-type="float" office:value="0.267949192431123">
                <text:p>0.267949192431123</text:p>
              </table:table-cell>
              <table:table-cell office:value-type="float" office:value="0.356393958692601">
                <text:p>0.356393958692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26758136816">
                <text:p>0.1826758136816</text:p>
              </table:table-cell>
              <table:table-cell office:value-type="float" office:value="0.250491650172672">
                <text:p>0.250491650172672</text:p>
              </table:table-cell>
              <table:table-cell office:value-type="float" office:value="0.335436739645405">
                <text:p>0.335436739645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157287525381">
                <text:p>0.17157287525381</text:p>
              </table:table-cell>
              <table:table-cell office:value-type="float" office:value="0.23606797749979">
                <text:p>0.23606797749979</text:p>
              </table:table-cell>
              <table:table-cell office:value-type="float" office:value="0.317837245195782">
                <text:p>0.317837245195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227766016838">
                <text:p>0.16227766016838</text:p>
              </table:table-cell>
              <table:table-cell office:value-type="float" office:value="0.223887536352072">
                <text:p>0.223887536352072</text:p>
              </table:table-cell>
              <table:table-cell office:value-type="float" office:value="0.302775637731995">
                <text:p>0.302775637731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5434713018702">
                <text:p>0.15434713018702</text:p>
              </table:table-cell>
              <table:table-cell office:value-type="float" office:value="0.213421765283388">
                <text:p>0.213421765283388</text:p>
              </table:table-cell>
              <table:table-cell office:value-type="float" office:value="0.289689863302781">
                <text:p>0.289689863302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47476824782355">
                <text:p>0.147476824782355</text:p>
              </table:table-cell>
              <table:table-cell office:value-type="float" office:value="0.204301876884677">
                <text:p>0.204301876884677</text:p>
              </table:table-cell>
              <table:table-cell office:value-type="float" office:value="0.278179277926009">
                <text:p>0.278179277926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41449660326235">
                <text:p>0.141449660326235</text:p>
              </table:table-cell>
              <table:table-cell office:value-type="float" office:value="0.196261568281413">
                <text:p>0.196261568281413</text:p>
              </table:table-cell>
              <table:table-cell office:value-type="float" office:value="0.267949192431123">
                <text:p>0.267949192431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6106111309952">
                <text:p>0.136106111309952</text:p>
              </table:table-cell>
              <table:table-cell office:value-type="float" office:value="0.189103030729438">
                <text:p>0.189103030729438</text:p>
              </table:table-cell>
              <table:table-cell office:value-type="float" office:value="0.258777175076836">
                <text:p>0.258777175076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1325959433476">
                <text:p>0.131325959433476</text:p>
              </table:table-cell>
              <table:table-cell office:value-type="float" office:value="0.1826758136816">
                <text:p>0.1826758136816</text:p>
              </table:table-cell>
              <table:table-cell office:value-type="float" office:value="0.250491650172672">
                <text:p>0.250491650172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27016653792583">
                <text:p>0.127016653792583</text:p>
              </table:table-cell>
              <table:table-cell office:value-type="float" office:value="0.17686315989682">
                <text:p>0.17686315989682</text:p>
              </table:table-cell>
              <table:table-cell office:value-type="float" office:value="0.242957798666628">
                <text:p>0.242957798666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23105625617661">
                <text:p>0.123105625617661</text:p>
              </table:table-cell>
              <table:table-cell office:value-type="float" office:value="0.17157287525381">
                <text:p>0.17157287525381</text:p>
              </table:table-cell>
              <table:table-cell office:value-type="float" office:value="0.23606797749979">
                <text:p>0.23606797749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19535061501624">
                <text:p>0.119535061501624</text:p>
              </table:table-cell>
              <table:table-cell office:value-type="float" office:value="0.166731054061838">
                <text:p>0.166731054061838</text:p>
              </table:table-cell>
              <table:table-cell office:value-type="float" office:value="0.22973503466909">
                <text:p>0.22973503466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16258256421389">
                <text:p>0.116258256421389</text:p>
              </table:table-cell>
              <table:table-cell office:value-type="float" office:value="0.16227766016838">
                <text:p>0.16227766016838</text:p>
              </table:table-cell>
              <table:table-cell office:value-type="float" office:value="0.223887536352072">
                <text:p>0.223887536352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13237011458906">
                <text:p>0.113237011458906</text:p>
              </table:table-cell>
              <table:table-cell office:value-type="float" office:value="0.158163347719442">
                <text:p>0.158163347719442</text:p>
              </table:table-cell>
              <table:table-cell office:value-type="float" office:value="0.218466289886023">
                <text:p>0.218466289886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1043973995626">
                <text:p>0.11043973995626</text:p>
              </table:table-cell>
              <table:table-cell office:value-type="float" office:value="0.15434713018702">
                <text:p>0.15434713018702</text:p>
              </table:table-cell>
              <table:table-cell office:value-type="float" office:value="0.213421765283388">
                <text:p>0.213421765283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0784006486759">
                <text:p>0.10784006486759</text:p>
              </table:table-cell>
              <table:table-cell office:value-type="float" office:value="0.150794642358704">
                <text:p>0.150794642358704</text:p>
              </table:table-cell>
              <table:table-cell office:value-type="float" office:value="0.20871215252208">
                <text:p>0.20871215252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05415763489289">
                <text:p>0.105415763489289</text:p>
              </table:table-cell>
              <table:table-cell office:value-type="float" office:value="0.147476824782355">
                <text:p>0.147476824782355</text:p>
              </table:table-cell>
              <table:table-cell office:value-type="float" office:value="0.204301876884677">
                <text:p>0.204301876884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03147962253637">
                <text:p>0.103147962253637</text:p>
              </table:table-cell>
              <table:table-cell office:value-type="float" office:value="0.144368914370104">
                <text:p>0.144368914370104</text:p>
              </table:table-cell>
              <table:table-cell office:value-type="float" office:value="0.200160449696956">
                <text:p>0.200160449696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01020514433644">
                <text:p>0.101020514433644</text:p>
              </table:table-cell>
              <table:table-cell office:value-type="float" office:value="0.141449660326235">
                <text:p>0.141449660326235</text:p>
              </table:table-cell>
              <table:table-cell office:value-type="float" office:value="0.196261568281413">
                <text:p>0.196261568281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90195135927845">
                <text:p>0.0990195135927845</text:p>
              </table:table-cell>
              <table:table-cell office:value-type="float" office:value="0.13870070824203">
                <text:p>0.13870070824203</text:p>
              </table:table-cell>
              <table:table-cell office:value-type="float" office:value="0.192582403567252">
                <text:p>0.192582403567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971329091138475">
                <text:p>0.0971329091138475</text:p>
              </table:table-cell>
              <table:table-cell office:value-type="float" office:value="0.136106111309952">
                <text:p>0.136106111309952</text:p>
              </table:table-cell>
              <table:table-cell office:value-type="float" office:value="0.189103030729438">
                <text:p>0.189103030729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953501994225494">
                <text:p>0.0953501994225494</text:p>
              </table:table-cell>
              <table:table-cell office:value-type="float" office:value="0.133651938757187">
                <text:p>0.133651938757187</text:p>
              </table:table-cell>
              <table:table-cell office:value-type="float" office:value="0.185805970061695">
                <text:p>0.1858059700616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936621850053223">
                <text:p>0.0936621850053223</text:p>
              </table:table-cell>
              <table:table-cell office:value-type="float" office:value="0.131325959433476">
                <text:p>0.131325959433476</text:p>
              </table:table-cell>
              <table:table-cell office:value-type="float" office:value="0.1826758136816">
                <text:p>0.1826758136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920607679171575">
                <text:p>0.0920607679171575</text:p>
              </table:table-cell>
              <table:table-cell office:value-type="float" office:value="0.129117384073951">
                <text:p>0.129117384073951</text:p>
              </table:table-cell>
              <table:table-cell office:value-type="float" office:value="0.179698919701762">
                <text:p>0.179698919701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905387877783603">
                <text:p>0.0905387877783603</text:p>
              </table:table-cell>
              <table:table-cell office:value-type="float" office:value="0.127016653792583">
                <text:p>0.127016653792583</text:p>
              </table:table-cell>
              <table:table-cell office:value-type="float" office:value="0.17686315989682">
                <text:p>0.17686315989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890898866623591">
                <text:p>0.0890898866623591</text:p>
              </table:table-cell>
              <table:table-cell office:value-type="float" office:value="0.125015265312075">
                <text:p>0.125015265312075</text:p>
              </table:table-cell>
              <table:table-cell office:value-type="float" office:value="0.174157710134797">
                <text:p>0.1741577101347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87708397045648">
                <text:p>0.087708397045648</text:p>
              </table:table-cell>
              <table:table-cell office:value-type="float" office:value="0.123105625617661">
                <text:p>0.123105625617661</text:p>
              </table:table-cell>
              <table:table-cell office:value-type="float" office:value="0.17157287525381">
                <text:p>0.17157287525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863892483072721">
                <text:p>0.0863892483072721</text:p>
              </table:table-cell>
              <table:table-cell office:value-type="float" office:value="0.121280930352397">
                <text:p>0.121280930352397</text:p>
              </table:table-cell>
              <table:table-cell office:value-type="float" office:value="0.169099941880095">
                <text:p>0.1690999418800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851278882543154">
                <text:p>0.0851278882543154</text:p>
              </table:table-cell>
              <table:table-cell office:value-type="float" office:value="0.119535061501624">
                <text:p>0.119535061501624</text:p>
              </table:table-cell>
              <table:table-cell office:value-type="float" office:value="0.166731054061838">
                <text:p>0.1667310540618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839202169003839">
                <text:p>0.0839202169003839</text:p>
              </table:table-cell>
              <table:table-cell office:value-type="float" office:value="0.117862500850936">
                <text:p>0.117862500850936</text:p>
              </table:table-cell>
              <table:table-cell office:value-type="float" office:value="0.164459107649391">
                <text:p>0.164459107649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827625302982193">
                <text:p>0.0827625302982193</text:p>
              </table:table-cell>
              <table:table-cell office:value-type="float" office:value="0.116258256421389">
                <text:p>0.116258256421389</text:p>
              </table:table-cell>
              <table:table-cell office:value-type="float" office:value="0.16227766016838">
                <text:p>0.162277660168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816514726707567">
                <text:p>0.0816514726707567</text:p>
              </table:table-cell>
              <table:table-cell office:value-type="float" office:value="0.114717799642611">
                <text:p>0.114717799642611</text:p>
              </table:table-cell>
              <table:table-cell office:value-type="float" office:value="0.160180853567315">
                <text:p>0.160180853567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805839954294223">
                <text:p>0.0805839954294223</text:p>
              </table:table-cell>
              <table:table-cell office:value-type="float" office:value="0.113237011458906">
                <text:p>0.113237011458906</text:p>
              </table:table-cell>
              <table:table-cell office:value-type="float" office:value="0.158163347719442">
                <text:p>0.158163347719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795573219383607">
                <text:p>0.0795573219383607</text:p>
              </table:table-cell>
              <table:table-cell office:value-type="float" office:value="0.111812135904785">
                <text:p>0.111812135904785</text:p>
              </table:table-cell>
              <table:table-cell office:value-type="float" office:value="0.156220262951801">
                <text:p>0.156220262951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85689170960895">
                <text:p>0.0785689170960895</text:p>
              </table:table-cell>
              <table:table-cell office:value-type="float" office:value="0.11043973995626">
                <text:p>0.11043973995626</text:p>
              </table:table-cell>
              <table:table-cell office:value-type="float" office:value="0.15434713018702">
                <text:p>0.15434713018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776164609750119">
                <text:p>0.0776164609750119</text:p>
              </table:table-cell>
              <table:table-cell office:value-type="float" office:value="0.109116678679143">
                <text:p>0.109116678679143</text:p>
              </table:table-cell>
              <table:table-cell office:value-type="float" office:value="0.15253984753326">
                <text:p>0.15253984753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7669782589414">
                <text:p>0.07669782589414</text:p>
              </table:table-cell>
              <table:table-cell office:value-type="float" office:value="0.10784006486759">
                <text:p>0.10784006486759</text:p>
              </table:table-cell>
              <table:table-cell office:value-type="float" office:value="0.150794642358704">
                <text:p>0.150794642358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758110564087993">
                <text:p>0.0758110564087993</text:p>
              </table:table-cell>
              <table:table-cell office:value-type="float" office:value="0.106607242504717">
                <text:p>0.106607242504717</text:p>
              </table:table-cell>
              <table:table-cell office:value-type="float" office:value="0.149108038049522">
                <text:p>0.149108038049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749543517885698">
                <text:p>0.0749543517885698</text:p>
              </table:table-cell>
              <table:table-cell office:value-type="float" office:value="0.105415763489289">
                <text:p>0.105415763489289</text:p>
              </table:table-cell>
              <table:table-cell office:value-type="float" office:value="0.147476824782355">
                <text:p>0.147476824782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741260506258987">
                <text:p>0.0741260506258987</text:p>
              </table:table-cell>
              <table:table-cell office:value-type="float" office:value="0.10426336716376">
                <text:p>0.10426336716376</text:p>
              </table:table-cell>
              <table:table-cell office:value-type="float" office:value="0.145898033750315">
                <text:p>0.145898033750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733246172757758">
                <text:p>0.0733246172757758</text:p>
              </table:table-cell>
              <table:table-cell office:value-type="float" office:value="0.103147962253637">
                <text:p>0.103147962253637</text:p>
              </table:table-cell>
              <table:table-cell office:value-type="float" office:value="0.144368914370104">
                <text:p>0.144368914370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725486298744649">
                <text:p>0.0725486298744649</text:p>
              </table:table-cell>
              <table:table-cell office:value-type="float" office:value="0.102067610889503">
                <text:p>0.102067610889503</text:p>
              </table:table-cell>
              <table:table-cell office:value-type="float" office:value="0.142886914070903">
                <text:p>0.142886914070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717967697244912">
                <text:p>0.0717967697244912</text:p>
              </table:table-cell>
              <table:table-cell office:value-type="float" office:value="0.101020514433644">
                <text:p>0.101020514433644</text:p>
              </table:table-cell>
              <table:table-cell office:value-type="float" office:value="0.141449660326235">
                <text:p>0.141449660326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710678118654755">
                <text:p>0.0710678118654755</text:p>
              </table:table-cell>
              <table:table-cell office:value-type="float" office:value="0.100005000875206">
                <text:p>0.100005000875206</text:p>
              </table:table-cell>
              <table:table-cell office:value-type="float" office:value="0.140054944640259">
                <text:p>0.140054944640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703606166773749">
                <text:p>0.0703606166773749</text:p>
              </table:table-cell>
              <table:table-cell office:value-type="float" office:value="0.0990195135927845">
                <text:p>0.0990195135927845</text:p>
              </table:table-cell>
              <table:table-cell office:value-type="float" office:value="0.13870070824203">
                <text:p>0.13870070824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696741223851278">
                <text:p>0.0696741223851278</text:p>
              </table:table-cell>
              <table:table-cell office:value-type="float" office:value="0.0980626013124617">
                <text:p>0.0980626013124617</text:p>
              </table:table-cell>
              <table:table-cell office:value-type="float" office:value="0.137385029276406">
                <text:p>0.137385029276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690073383525398">
                <text:p>0.0690073383525398</text:p>
              </table:table-cell>
              <table:table-cell office:value-type="float" office:value="0.0971329091138475">
                <text:p>0.0971329091138475</text:p>
              </table:table-cell>
              <table:table-cell office:value-type="float" office:value="0.136106111309952">
                <text:p>0.136106111309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683593390690165">
                <text:p>0.0683593390690165</text:p>
              </table:table-cell>
              <table:table-cell office:value-type="float" office:value="0.0962291703572573">
                <text:p>0.0962291703572573</text:p>
              </table:table-cell>
              <table:table-cell office:value-type="float" office:value="0.134862272995116">
                <text:p>0.134862272995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677292587461285">
                <text:p>0.0677292587461285</text:p>
              </table:table-cell>
              <table:table-cell office:value-type="float" office:value="0.0953501994225494">
                <text:p>0.0953501994225494</text:p>
              </table:table-cell>
              <table:table-cell office:value-type="float" office:value="0.133651938757187">
                <text:p>0.133651938757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671162864522197">
                <text:p>0.0671162864522197</text:p>
              </table:table-cell>
              <table:table-cell office:value-type="float" office:value="0.0944948851648979">
                <text:p>0.0944948851648979</text:p>
              </table:table-cell>
              <table:table-cell office:value-type="float" office:value="0.132473630386472">
                <text:p>0.132473630386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665196617228672">
                <text:p>0.0665196617228672</text:p>
              </table:table-cell>
              <table:table-cell office:value-type="float" office:value="0.0936621850053223">
                <text:p>0.0936621850053223</text:p>
              </table:table-cell>
              <table:table-cell office:value-type="float" office:value="0.131325959433476">
                <text:p>0.131325959433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659386705931588">
                <text:p>0.0659386705931588</text:p>
              </table:table-cell>
              <table:table-cell office:value-type="float" office:value="0.0928511195844521">
                <text:p>0.0928511195844521</text:p>
              </table:table-cell>
              <table:table-cell office:value-type="float" office:value="0.130207620317952">
                <text:p>0.130207620317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653726420046992">
                <text:p>0.0653726420046992</text:p>
              </table:table-cell>
              <table:table-cell office:value-type="float" office:value="0.0920607679171575">
                <text:p>0.0920607679171575</text:p>
              </table:table-cell>
              <table:table-cell office:value-type="float" office:value="0.129117384073951">
                <text:p>0.1291173840739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648209445462262">
                <text:p>0.0648209445462262</text:p>
              </table:table-cell>
              <table:table-cell office:value-type="float" office:value="0.0912902629935228">
                <text:p>0.0912902629935228</text:p>
              </table:table-cell>
              <table:table-cell office:value-type="float" office:value="0.128054092662582">
                <text:p>0.128054092662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642829834918199">
                <text:p>0.0642829834918199</text:p>
              </table:table-cell>
              <table:table-cell office:value-type="float" office:value="0.0905387877783603">
                <text:p>0.0905387877783603</text:p>
              </table:table-cell>
              <table:table-cell office:value-type="float" office:value="0.127016653792583">
                <text:p>0.127016653792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637581981051572">
                <text:p>0.0637581981051572</text:p>
              </table:table-cell>
              <table:table-cell office:value-type="float" office:value="0.0898055715672816">
                <text:p>0.0898055715672816</text:p>
              </table:table-cell>
              <table:table-cell office:value-type="float" office:value="0.126004036195948">
                <text:p>0.126004036195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63246059181961">
                <text:p>0.063246059181961</text:p>
              </table:table-cell>
              <table:table-cell office:value-type="float" office:value="0.0890898866623591">
                <text:p>0.0890898866623591</text:p>
              </table:table-cell>
              <table:table-cell office:value-type="float" office:value="0.125015265312075">
                <text:p>0.125015265312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627460668062279">
                <text:p>0.0627460668062279</text:p>
              </table:table-cell>
              <table:table-cell office:value-type="float" office:value="0.0883910453347774">
                <text:p>0.0883910453347774</text:p>
              </table:table-cell>
              <table:table-cell office:value-type="float" office:value="0.124049419339339">
                <text:p>0.124049419339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622577482985491">
                <text:p>0.0622577482985491</text:p>
              </table:table-cell>
              <table:table-cell office:value-type="float" office:value="0.087708397045648">
                <text:p>0.087708397045648</text:p>
              </table:table-cell>
              <table:table-cell office:value-type="float" office:value="0.123105625617661">
                <text:p>0.123105625617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617806563374117">
                <text:p>0.0617806563374117</text:p>
              </table:table-cell>
              <table:table-cell office:value-type="float" office:value="0.0870413258994232">
                <text:p>0.0870413258994232</text:p>
              </table:table-cell>
              <table:table-cell office:value-type="float" office:value="0.122183057309763">
                <text:p>0.122183057309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613143672364895">
                <text:p>0.0613143672364895</text:p>
              </table:table-cell>
              <table:table-cell office:value-type="float" office:value="0.0863892483072721">
                <text:p>0.0863892483072721</text:p>
              </table:table-cell>
              <table:table-cell office:value-type="float" office:value="0.121280930352397">
                <text:p>0.121280930352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608584793628708">
                <text:p>0.0608584793628708</text:p>
              </table:table-cell>
              <table:table-cell office:value-type="float" office:value="0.0857516108402523">
                <text:p>0.0857516108402523</text:p>
              </table:table-cell>
              <table:table-cell office:value-type="float" office:value="0.120398500651954">
                <text:p>0.120398500651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604126116827537">
                <text:p>0.0604126116827537</text:p>
              </table:table-cell>
              <table:table-cell office:value-type="float" office:value="0.0851278882543154">
                <text:p>0.0851278882543154</text:p>
              </table:table-cell>
              <table:table-cell office:value-type="float" office:value="0.119535061501624">
                <text:p>0.119535061501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599764024226808">
                <text:p>0.0599764024226808</text:p>
              </table:table-cell>
              <table:table-cell office:value-type="float" office:value="0.0845175816711272">
                <text:p>0.0845175816711272</text:p>
              </table:table-cell>
              <table:table-cell office:value-type="float" office:value="0.118689941199728">
                <text:p>0.118689941199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595495078356034">
                <text:p>0.0595495078356034</text:p>
              </table:table-cell>
              <table:table-cell office:value-type="float" office:value="0.0839202169003839">
                <text:p>0.0839202169003839</text:p>
              </table:table-cell>
              <table:table-cell office:value-type="float" office:value="0.117862500850936">
                <text:p>0.117862500850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591316010622105">
                <text:p>0.0591316010622105</text:p>
              </table:table-cell>
              <table:table-cell office:value-type="float" office:value="0.0833353428907939">
                <text:p>0.0833353428907939</text:p>
              </table:table-cell>
              <table:table-cell office:value-type="float" office:value="0.117052132334014">
                <text:p>0.117052132334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587223710789608">
                <text:p>0.0587223710789608</text:p>
              </table:table-cell>
              <table:table-cell office:value-type="float" office:value="0.0827625302982193">
                <text:p>0.0827625302982193</text:p>
              </table:table-cell>
              <table:table-cell office:value-type="float" office:value="0.116258256421389">
                <text:p>0.116258256421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583215217250963">
                <text:p>0.0583215217250963</text:p>
              </table:table-cell>
              <table:table-cell office:value-type="float" office:value="0.082201370160659">
                <text:p>0.082201370160659</text:p>
              </table:table-cell>
              <table:table-cell office:value-type="float" office:value="0.115480321037296">
                <text:p>0.115480321037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579287708017606">
                <text:p>0.0579287708017606</text:p>
              </table:table-cell>
              <table:table-cell office:value-type="float" office:value="0.0816514726707567">
                <text:p>0.0816514726707567</text:p>
              </table:table-cell>
              <table:table-cell office:value-type="float" office:value="0.114717799642611">
                <text:p>0.1147177996426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575438492369607">
                <text:p>0.0575438492369607</text:p>
              </table:table-cell>
              <table:table-cell office:value-type="float" office:value="0.0811124660374833">
                <text:p>0.0811124660374833</text:p>
              </table:table-cell>
              <table:table-cell office:value-type="float" office:value="0.113970189735601">
                <text:p>0.113970189735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571665003107746">
                <text:p>0.0571665003107746</text:p>
              </table:table-cell>
              <table:table-cell office:value-type="float" office:value="0.0805839954294223">
                <text:p>0.0805839954294223</text:p>
              </table:table-cell>
              <table:table-cell office:value-type="float" office:value="0.113237011458906">
                <text:p>0.113237011458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567964789357252">
                <text:p>0.0567964789357252</text:p>
              </table:table-cell>
              <table:table-cell office:value-type="float" office:value="0.0800657219928391">
                <text:p>0.0800657219928391</text:p>
              </table:table-cell>
              <table:table-cell office:value-type="float" office:value="0.112517806303939">
                <text:p>0.112517806303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564335509877409">
                <text:p>0.0564335509877409</text:p>
              </table:table-cell>
              <table:table-cell office:value-type="float" office:value="0.0795573219383607">
                <text:p>0.0795573219383607</text:p>
              </table:table-cell>
              <table:table-cell office:value-type="float" office:value="0.111812135904785">
                <text:p>0.1118121359047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560774926835705">
                <text:p>0.0560774926835705</text:p>
              </table:table-cell>
              <table:table-cell office:value-type="float" office:value="0.07905848569066">
                <text:p>0.07905848569066</text:p>
              </table:table-cell>
              <table:table-cell office:value-type="float" office:value="0.111119580914355">
                <text:p>0.111119580914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557280900008408">
                <text:p>0.0557280900008408</text:p>
              </table:table-cell>
              <table:table-cell office:value-type="float" office:value="0.0785689170960895">
                <text:p>0.0785689170960895</text:p>
              </table:table-cell>
              <table:table-cell office:value-type="float" office:value="0.11043973995626">
                <text:p>0.11043973995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553851381374173">
                <text:p>0.0553851381374173</text:p>
              </table:table-cell>
              <table:table-cell office:value-type="float" office:value="0.0780883326836355">
                <text:p>0.0780883326836355</text:p>
              </table:table-cell>
              <table:table-cell office:value-type="float" office:value="0.109772228646444">
                <text:p>0.109772228646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550484410068819">
                <text:p>0.0550484410068819</text:p>
              </table:table-cell>
              <table:table-cell office:value-type="float" office:value="0.0776164609750119">
                <text:p>0.0776164609750119</text:p>
              </table:table-cell>
              <table:table-cell office:value-type="float" office:value="0.109116678679143">
                <text:p>0.109116678679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547178107673805">
                <text:p>0.0547178107673805</text:p>
              </table:table-cell>
              <table:table-cell office:value-type="float" office:value="0.0771530418400861">
                <text:p>0.0771530418400861</text:p>
              </table:table-cell>
              <table:table-cell office:value-type="float" office:value="0.108472736972258">
                <text:p>0.108472736972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543930673812074">
                <text:p>0.0543930673812074</text:p>
              </table:table-cell>
              <table:table-cell office:value-type="float" office:value="0.07669782589414">
                <text:p>0.07669782589414</text:p>
              </table:table-cell>
              <table:table-cell office:value-type="float" office:value="0.10784006486759">
                <text:p>0.10784006486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540740382028169">
                <text:p>0.0540740382028169</text:p>
              </table:table-cell>
              <table:table-cell office:value-type="float" office:value="0.0762505739338106">
                <text:p>0.0762505739338106</text:p>
              </table:table-cell>
              <table:table-cell office:value-type="float" office:value="0.107218337381858">
                <text:p>0.107218337381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537605575931117">
                <text:p>0.0537605575931117</text:p>
              </table:table-cell>
              <table:table-cell office:value-type="float" office:value="0.0758110564087993">
                <text:p>0.0758110564087993</text:p>
              </table:table-cell>
              <table:table-cell office:value-type="float" office:value="0.106607242504717">
                <text:p>0.106607242504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534524665580438">
                <text:p>0.0534524665580438</text:p>
              </table:table-cell>
              <table:table-cell office:value-type="float" office:value="0.0753790529267073">
                <text:p>0.0753790529267073</text:p>
              </table:table-cell>
              <table:table-cell office:value-type="float" office:value="0.10600648054032">
                <text:p>0.10600648054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531496124097437">
                <text:p>0.0531496124097437</text:p>
              </table:table-cell>
              <table:table-cell office:value-type="float" office:value="0.0749543517885698">
                <text:p>0.0749543517885698</text:p>
              </table:table-cell>
              <table:table-cell office:value-type="float" office:value="0.105415763489289">
                <text:p>0.105415763489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52851848448535">
                <text:p>0.052851848448535</text:p>
              </table:table-cell>
              <table:table-cell office:value-type="float" office:value="0.0745367495528537">
                <text:p>0.0745367495528537</text:p>
              </table:table-cell>
              <table:table-cell office:value-type="float" office:value="0.104834814468176">
                <text:p>0.104834814468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52559033664318">
                <text:p>0.052559033664318</text:p>
              </table:table-cell>
              <table:table-cell office:value-type="float" office:value="0.0741260506258987">
                <text:p>0.0741260506258987</text:p>
              </table:table-cell>
              <table:table-cell office:value-type="float" office:value="0.10426336716376">
                <text:p>0.10426336716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522710324559821">
                <text:p>0.0522710324559821</text:p>
              </table:table-cell>
              <table:table-cell office:value-type="float" office:value="0.0737220668769067">
                <text:p>0.0737220668769067</text:p>
              </table:table-cell>
              <table:table-cell office:value-type="float" office:value="0.103701165319753">
                <text:p>0.1037011653197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519877143675167">
                <text:p>0.0519877143675167</text:p>
              </table:table-cell>
              <table:table-cell office:value-type="float" office:value="0.0733246172757758">
                <text:p>0.0733246172757758</text:p>
              </table:table-cell>
              <table:table-cell office:value-type="float" office:value="0.103147962253637">
                <text:p>0.103147962253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517089538397038">
                <text:p>0.0517089538397038</text:p>
              </table:table-cell>
              <table:table-cell office:value-type="float" office:value="0.0729335275521832">
                <text:p>0.0729335275521832</text:p>
              </table:table-cell>
              <table:table-cell office:value-type="float" office:value="0.102603520401575">
                <text:p>0.102603520401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514346299763044">
                <text:p>0.0514346299763044</text:p>
              </table:table-cell>
              <table:table-cell office:value-type="float" office:value="0.0725486298744649">
                <text:p>0.0725486298744649</text:p>
              </table:table-cell>
              <table:table-cell office:value-type="float" office:value="0.102067610889503">
                <text:p>0.102067610889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511646263237484">
                <text:p>0.0511646263237484</text:p>
              </table:table-cell>
              <table:table-cell office:value-type="float" office:value="0.0721697625469488">
                <text:p>0.0721697625469488</text:p>
              </table:table-cell>
              <table:table-cell office:value-type="float" office:value="0.101540013128618">
                <text:p>0.101540013128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508988306633924">
                <text:p>0.0508988306633924</text:p>
              </table:table-cell>
              <table:table-cell office:value-type="float" office:value="0.0717967697244912">
                <text:p>0.0717967697244912</text:p>
              </table:table-cell>
              <table:table-cell office:value-type="float" office:value="0.101020514433644">
                <text:p>0.101020514433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506371348155614">
                <text:p>0.0506371348155614</text:p>
              </table:table-cell>
              <table:table-cell office:value-type="float" office:value="0.0714295011430846">
                <text:p>0.0714295011430846</text:p>
              </table:table-cell>
              <table:table-cell office:value-type="float" office:value="0.100508909662393">
                <text:p>0.100508909662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503794344545341">
                <text:p>0.0503794344545341</text:p>
              </table:table-cell>
              <table:table-cell office:value-type="float" office:value="0.0710678118654755">
                <text:p>0.0710678118654755</text:p>
              </table:table-cell>
              <table:table-cell office:value-type="float" office:value="0.100005000875206">
                <text:p>0.100005000875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501256289338006">
                <text:p>0.0501256289338006</text:p>
              </table:table-cell>
              <table:table-cell office:value-type="float" office:value="0.0707115620408034">
                <text:p>0.0707115620408034</text:p>
              </table:table-cell>
              <table:table-cell office:value-type="float" office:value="0.0995085970130099">
                <text:p>0.0995085970130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498756211208899">
                <text:p>0.0498756211208899</text:p>
              </table:table-cell>
              <table:table-cell office:value-type="float" office:value="0.0703606166773749">
                <text:p>0.0703606166773749</text:p>
              </table:table-cell>
              <table:table-cell office:value-type="float" office:value="0.0990195135927845">
                <text:p>0.0990195135927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496293172411875">
                <text:p>0.0496293172411875</text:p>
              </table:table-cell>
              <table:table-cell office:value-type="float" office:value="0.0700148454277141">
                <text:p>0.0700148454277141</text:p>
              </table:table-cell>
              <table:table-cell office:value-type="float" office:value="0.098537572419354">
                <text:p>0.098537572419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493866267301417">
                <text:p>0.0493866267301417</text:p>
              </table:table-cell>
              <table:table-cell office:value-type="float" office:value="0.0696741223851278">
                <text:p>0.0696741223851278</text:p>
              </table:table-cell>
              <table:table-cell office:value-type="float" office:value="0.0980626013124617">
                <text:p>0.0980626013124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491474620933499">
                <text:p>0.0491474620933499</text:p>
              </table:table-cell>
              <table:table-cell office:value-type="float" office:value="0.0693383258910574">
                <text:p>0.0693383258910574</text:p>
              </table:table-cell>
              <table:table-cell office:value-type="float" office:value="0.0975944338481911">
                <text:p>0.0975944338481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48911738774029">
                <text:p>0.048911738774029</text:p>
              </table:table-cell>
              <table:table-cell office:value-type="float" office:value="0.0690073383525398">
                <text:p>0.0690073383525398</text:p>
              </table:table-cell>
              <table:table-cell office:value-type="float" office:value="0.0971329091138475">
                <text:p>0.0971329091138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86793750274028">
                <text:p>0.0486793750274028</text:p>
              </table:table-cell>
              <table:table-cell office:value-type="float" office:value="0.0686810460691776">
                <text:p>0.0686810460691776</text:p>
              </table:table-cell>
              <table:table-cell office:value-type="float" office:value="0.0966778714754764">
                <text:p>0.0966778714754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484502918016005">
                <text:p>0.0484502918016005</text:p>
              </table:table-cell>
              <table:table-cell office:value-type="float" office:value="0.0683593390690165">
                <text:p>0.0683593390690165</text:p>
              </table:table-cell>
              <table:table-cell office:value-type="float" office:value="0.0962291703572573">
                <text:p>0.0962291703572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482244126246627">
                <text:p>0.0482244126246627</text:p>
              </table:table-cell>
              <table:table-cell office:value-type="float" office:value="0.0680421109528036">
                <text:p>0.0680421109528036</text:p>
              </table:table-cell>
              <table:table-cell office:value-type="float" office:value="0.0957866600320685">
                <text:p>0.0957866600320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480016634972866">
                <text:p>0.0480016634972866</text:p>
              </table:table-cell>
              <table:table-cell office:value-type="float" office:value="0.0677292587461285">
                <text:p>0.0677292587461285</text:p>
              </table:table-cell>
              <table:table-cell office:value-type="float" office:value="0.0953501994225494">
                <text:p>0.0953501994225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477819727909647">
                <text:p>0.0477819727909647</text:p>
              </table:table-cell>
              <table:table-cell office:value-type="float" office:value="0.0674206827589696">
                <text:p>0.0674206827589696</text:p>
              </table:table-cell>
              <table:table-cell office:value-type="float" office:value="0.0949196519120497">
                <text:p>0.0949196519120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475652711512229">
                <text:p>0.0475652711512229</text:p>
              </table:table-cell>
              <table:table-cell office:value-type="float" office:value="0.0671162864522197">
                <text:p>0.0671162864522197</text:p>
              </table:table-cell>
              <table:table-cell office:value-type="float" office:value="0.0944948851648979">
                <text:p>0.0944948851648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473514914056246">
                <text:p>0.0473514914056246</text:p>
              </table:table-cell>
              <table:table-cell office:value-type="float" office:value="0.0668159763107843">
                <text:p>0.0668159763107843</text:p>
              </table:table-cell>
              <table:table-cell office:value-type="float" office:value="0.0940757709554347">
                <text:p>0.0940757709554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471405684762871">
                <text:p>0.0471405684762871</text:p>
              </table:table-cell>
              <table:table-cell office:value-type="float" office:value="0.0665196617228672">
                <text:p>0.0665196617228672</text:p>
              </table:table-cell>
              <table:table-cell office:value-type="float" office:value="0.0936621850053223">
                <text:p>0.0936621850053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469324392966612">
                <text:p>0.0469324392966612</text:p>
              </table:table-cell>
              <table:table-cell office:value-type="float" office:value="0.0662272548650966">
                <text:p>0.0662272548650966</text:p>
              </table:table-cell>
              <table:table-cell office:value-type="float" office:value="0.0932540068286594">
                <text:p>0.0932540068286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467270427322966">
                <text:p>0.0467270427322966</text:p>
              </table:table-cell>
              <table:table-cell office:value-type="float" office:value="0.0659386705931588">
                <text:p>0.0659386705931588</text:p>
              </table:table-cell>
              <table:table-cell office:value-type="float" office:value="0.0928511195844521">
                <text:p>0.0928511195844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465243195053997">
                <text:p>0.0465243195053997</text:p>
              </table:table-cell>
              <table:table-cell office:value-type="float" office:value="0.065653826337627">
                <text:p>0.065653826337627</text:p>
              </table:table-cell>
              <table:table-cell office:value-type="float" office:value="0.092453409936053">
                <text:p>0.092453409936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463242121229612">
                <text:p>0.0463242121229612</text:p>
              </table:table-cell>
              <table:table-cell office:value-type="float" office:value="0.0653726420046992">
                <text:p>0.0653726420046992</text:p>
              </table:table-cell>
              <table:table-cell office:value-type="float" office:value="0.0920607679171575">
                <text:p>0.0920607679171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461266648082468">
                <text:p>0.0461266648082468</text:p>
              </table:table-cell>
              <table:table-cell office:value-type="float" office:value="0.0650950398815784">
                <text:p>0.0650950398815784</text:p>
              </table:table-cell>
              <table:table-cell office:value-type="float" office:value="0.0916730868040156">
                <text:p>0.0916730868040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459316234354983">
                <text:p>0.0459316234354983</text:p>
              </table:table-cell>
              <table:table-cell office:value-type="float" office:value="0.0648209445462262">
                <text:p>0.0648209445462262</text:p>
              </table:table-cell>
              <table:table-cell office:value-type="float" office:value="0.0912902629935228">
                <text:p>0.0912902629935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457390354676086">
                <text:p>0.0457390354676086</text:p>
              </table:table-cell>
              <table:table-cell office:value-type="float" office:value="0.0645502827812665">
                <text:p>0.0645502827812665</text:p>
              </table:table-cell>
              <table:table-cell office:value-type="float" office:value="0.090912195886852">
                <text:p>0.090912195886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455488498966776">
                <text:p>0.0455488498966776</text:p>
              </table:table-cell>
              <table:table-cell office:value-type="float" office:value="0.0642829834918199">
                <text:p>0.0642829834918199</text:p>
              </table:table-cell>
              <table:table-cell office:value-type="float" office:value="0.0905387877783603">
                <text:p>0.0905387877783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453610171872612">
                <text:p>0.0453610171872612</text:p>
              </table:table-cell>
              <table:table-cell office:value-type="float" office:value="0.0640189776270388">
                <text:p>0.0640189776270388</text:p>
              </table:table-cell>
              <table:table-cell office:value-type="float" office:value="0.0901699437494745">
                <text:p>0.09016994374947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451754892221565">
                <text:p>0.0451754892221565</text:p>
              </table:table-cell>
              <table:table-cell office:value-type="float" office:value="0.0637581981051572">
                <text:p>0.0637581981051572</text:p>
              </table:table-cell>
              <table:table-cell office:value-type="float" office:value="0.0898055715672816">
                <text:p>0.0898055715672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449922192506254">
                <text:p>0.0449922192506254</text:p>
              </table:table-cell>
              <table:table-cell office:value-type="float" office:value="0.0635005797418868">
                <text:p>0.0635005797418868</text:p>
              </table:table-cell>
              <table:table-cell office:value-type="float" office:value="0.0894455815876132">
                <text:p>0.0894455815876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44811161838906">
                <text:p>0.044811161838906</text:p>
              </table:table-cell>
              <table:table-cell office:value-type="float" office:value="0.063246059181961">
                <text:p>0.063246059181961</text:p>
              </table:table-cell>
              <table:table-cell office:value-type="float" office:value="0.0890898866623591">
                <text:p>0.0890898866623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446322728228754">
                <text:p>0.0446322728228754</text:p>
              </table:table-cell>
              <table:table-cell office:value-type="float" office:value="0.0629945748336658">
                <text:p>0.0629945748336658</text:p>
              </table:table-cell>
              <table:table-cell office:value-type="float" office:value="0.0887384020507991">
                <text:p>0.0887384020507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444555092628196">
                <text:p>0.0444555092628196</text:p>
              </table:table-cell>
              <table:table-cell office:value-type="float" office:value="0.0627460668062279">
                <text:p>0.0627460668062279</text:p>
              </table:table-cell>
              <table:table-cell office:value-type="float" office:value="0.0883910453347774">
                <text:p>0.0883910453347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442808294001171">
                <text:p>0.0442808294001171</text:p>
              </table:table-cell>
              <table:table-cell office:value-type="float" office:value="0.0625004768498911">
                <text:p>0.0625004768498911</text:p>
              </table:table-cell>
              <table:table-cell office:value-type="float" office:value="0.0880477363374768">
                <text:p>0.0880477363374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44108192615786">
                <text:p>0.044108192615786</text:p>
              </table:table-cell>
              <table:table-cell office:value-type="float" office:value="0.0622577482985491">
                <text:p>0.0622577482985491</text:p>
              </table:table-cell>
              <table:table-cell office:value-type="float" office:value="0.087708397045648">
                <text:p>0.087708397045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43937559390832">
                <text:p>0.043937559390832</text:p>
              </table:table-cell>
              <table:table-cell office:value-type="float" office:value="0.0620178260148183">
                <text:p>0.0620178260148183</text:p>
              </table:table-cell>
              <table:table-cell office:value-type="float" office:value="0.0873729515351247">
                <text:p>0.087372951535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437688912682184">
                <text:p>0.0437688912682184</text:p>
              </table:table-cell>
              <table:table-cell office:value-type="float" office:value="0.0617806563374117">
                <text:p>0.0617806563374117</text:p>
              </table:table-cell>
              <table:table-cell office:value-type="float" office:value="0.0870413258994232">
                <text:p>0.0870413258994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436021508164597">
                <text:p>0.0436021508164597</text:p>
              </table:table-cell>
              <table:table-cell office:value-type="float" office:value="0.0615461870307215">
                <text:p>0.0615461870307215</text:p>
              </table:table-cell>
              <table:table-cell office:value-type="float" office:value="0.0867134481813263">
                <text:p>0.0867134481813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434373015947394">
                <text:p>0.0434373015947394</text:p>
              </table:table-cell>
              <table:table-cell office:value-type="float" office:value="0.0613143672364895">
                <text:p>0.0613143672364895</text:p>
              </table:table-cell>
              <table:table-cell office:value-type="float" office:value="0.0863892483072721">
                <text:p>0.0863892483072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432743081194289">
                <text:p>0.0432743081194289</text:p>
              </table:table-cell>
              <table:table-cell office:value-type="float" office:value="0.0610851474274465">
                <text:p>0.0610851474274465</text:p>
              </table:table-cell>
              <table:table-cell office:value-type="float" office:value="0.0860686580244145">
                <text:p>0.0860686580244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431131358320247">
                <text:p>0.0431131358320247</text:p>
              </table:table-cell>
              <table:table-cell office:value-type="float" office:value="0.0608584793628708">
                <text:p>0.0608584793628708</text:p>
              </table:table-cell>
              <table:table-cell office:value-type="float" office:value="0.0857516108402523">
                <text:p>0.0857516108402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429537510683513">
                <text:p>0.0429537510683513</text:p>
              </table:table-cell>
              <table:table-cell office:value-type="float" office:value="0.0606343160459328">
                <text:p>0.0606343160459328</text:p>
              </table:table-cell>
              <table:table-cell office:value-type="float" office:value="0.0854380419646725">
                <text:p>0.0854380419646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427961210290242">
                <text:p>0.0427961210290242</text:p>
              </table:table-cell>
              <table:table-cell office:value-type="float" office:value="0.0604126116827537">
                <text:p>0.0604126116827537</text:p>
              </table:table-cell>
              <table:table-cell office:value-type="float" office:value="0.0851278882543154">
                <text:p>0.0851278882543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426402137511044">
                <text:p>0.0426402137511044</text:p>
              </table:table-cell>
              <table:table-cell office:value-type="float" office:value="0.0601933216431085">
                <text:p>0.0601933216431085</text:p>
              </table:table-cell>
              <table:table-cell office:value-type="float" office:value="0.0848210881591456">
                <text:p>0.0848210881591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424859980808652">
                <text:p>0.0424859980808652</text:p>
              </table:table-cell>
              <table:table-cell office:value-type="float" office:value="0.0599764024226808">
                <text:p>0.0599764024226808</text:p>
              </table:table-cell>
              <table:table-cell office:value-type="float" office:value="0.0845175816711272">
                <text:p>0.0845175816711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42333443647637">
                <text:p>0.042333443647637</text:p>
              </table:table-cell>
              <table:table-cell office:value-type="float" office:value="0.0597618116067995">
                <text:p>0.0597618116067995</text:p>
              </table:table-cell>
              <table:table-cell office:value-type="float" office:value="0.0842173102749015">
                <text:p>0.0842173102749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421825208386846">
                <text:p>0.0421825208386846</text:p>
              </table:table-cell>
              <table:table-cell office:value-type="float" office:value="0.0595495078356034">
                <text:p>0.0595495078356034</text:p>
              </table:table-cell>
              <table:table-cell office:value-type="float" office:value="0.0839202169003839">
                <text:p>0.0839202169003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420332007750677">
                <text:p>0.0420332007750677</text:p>
              </table:table-cell>
              <table:table-cell office:value-type="float" office:value="0.0593394507705494">
                <text:p>0.0593394507705494</text:p>
              </table:table-cell>
              <table:table-cell office:value-type="float" office:value="0.0836262458771895">
                <text:p>0.0836262458771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418854552884138">
                <text:p>0.0418854552884138</text:p>
              </table:table-cell>
              <table:table-cell office:value-type="float" office:value="0.0591316010622105">
                <text:p>0.0591316010622105</text:p>
              </table:table-cell>
              <table:table-cell office:value-type="float" office:value="0.0833353428907939">
                <text:p>0.0833353428907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417392568986017">
                <text:p>0.0417392568986017</text:p>
              </table:table-cell>
              <table:table-cell office:value-type="float" office:value="0.0589259203193198">
                <text:p>0.0589259203193198</text:p>
              </table:table-cell>
              <table:table-cell office:value-type="float" office:value="0.0830474549403712">
                <text:p>0.0830474549403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415945787922958">
                <text:p>0.0415945787922958</text:p>
              </table:table-cell>
              <table:table-cell office:value-type="float" office:value="0.0587223710789608">
                <text:p>0.0587223710789608</text:p>
              </table:table-cell>
              <table:table-cell office:value-type="float" office:value="0.0827625302982193">
                <text:p>0.0827625302982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414513948022766">
                <text:p>0.0414513948022766</text:p>
              </table:table-cell>
              <table:table-cell office:value-type="float" office:value="0.0585209167779226">
                <text:p>0.0585209167779226</text:p>
              </table:table-cell>
              <table:table-cell office:value-type="float" office:value="0.0824805184707031">
                <text:p>0.0824805184707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413096793875685">
                <text:p>0.0413096793875685</text:p>
              </table:table-cell>
              <table:table-cell office:value-type="float" office:value="0.0583215217250963">
                <text:p>0.0583215217250963</text:p>
              </table:table-cell>
              <table:table-cell office:value-type="float" office:value="0.082201370160659">
                <text:p>0.082201370160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411694076142979">
                <text:p>0.0411694076142979</text:p>
              </table:table-cell>
              <table:table-cell office:value-type="float" office:value="0.0581241510749102">
                <text:p>0.0581241510749102</text:p>
              </table:table-cell>
              <table:table-cell office:value-type="float" office:value="0.0819250372311835">
                <text:p>0.0819250372311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410305551372634">
                <text:p>0.0410305551372634</text:p>
              </table:table-cell>
              <table:table-cell office:value-type="float" office:value="0.0579287708017606">
                <text:p>0.0579287708017606</text:p>
              </table:table-cell>
              <table:table-cell office:value-type="float" office:value="0.0816514726707567">
                <text:p>0.0816514726707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408930981821882">
                <text:p>0.0408930981821882</text:p>
              </table:table-cell>
              <table:table-cell office:value-type="float" office:value="0.0577353476753491">
                <text:p>0.0577353476753491</text:p>
              </table:table-cell>
              <table:table-cell office:value-type="float" office:value="0.0813806305596394">
                <text:p>0.0813806305596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407570135286175">
                <text:p>0.0407570135286175</text:p>
              </table:table-cell>
              <table:table-cell office:value-type="float" office:value="0.0575438492369607">
                <text:p>0.0575438492369607</text:p>
              </table:table-cell>
              <table:table-cell office:value-type="float" office:value="0.0811124660374833">
                <text:p>0.0811124660374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406222784934442">
                <text:p>0.0406222784934442</text:p>
              </table:table-cell>
              <table:table-cell office:value-type="float" office:value="0.0573542437765671">
                <text:p>0.0573542437765671</text:p>
              </table:table-cell>
              <table:table-cell office:value-type="float" office:value="0.0808469352721124">
                <text:p>0.0808469352721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404888709150288">
                <text:p>0.0404888709150288</text:p>
              </table:table-cell>
              <table:table-cell office:value-type="float" office:value="0.0571665003107746">
                <text:p>0.0571665003107746</text:p>
              </table:table-cell>
              <table:table-cell office:value-type="float" office:value="0.0805839954294223">
                <text:p>0.0805839954294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403567691378761">
                <text:p>0.0403567691378761</text:p>
              </table:table-cell>
              <table:table-cell office:value-type="float" office:value="0.0569805885615544">
                <text:p>0.0569805885615544</text:p>
              </table:table-cell>
              <table:table-cell office:value-type="float" office:value="0.0803236046443434">
                <text:p>0.0803236046443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402259519978756">
                <text:p>0.0402259519978756</text:p>
              </table:table-cell>
              <table:table-cell office:value-type="float" office:value="0.0567964789357252">
                <text:p>0.0567964789357252</text:p>
              </table:table-cell>
              <table:table-cell office:value-type="float" office:value="0.0800657219928391">
                <text:p>0.0800657219928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40096398808064">
                <text:p>0.040096398808064</text:p>
              </table:table-cell>
              <table:table-cell office:value-type="float" office:value="0.0566141425051701">
                <text:p>0.0566141425051701</text:p>
              </table:table-cell>
              <table:table-cell office:value-type="float" office:value="0.0798103074648795">
                <text:p>0.07981030746487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399680893448711">
                <text:p>0.0399680893448711</text:p>
              </table:table-cell>
              <table:table-cell office:value-type="float" office:value="0.0564335509877409">
                <text:p>0.0564335509877409</text:p>
              </table:table-cell>
              <table:table-cell office:value-type="float" office:value="0.0795573219383607">
                <text:p>0.0795573219383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398410038348675">
                <text:p>0.0398410038348675</text:p>
              </table:table-cell>
              <table:table-cell office:value-type="float" office:value="0.0562546767288286">
                <text:p>0.0562546767288286</text:p>
              </table:table-cell>
              <table:table-cell office:value-type="float" office:value="0.0793067271539263">
                <text:p>0.0793067271539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397151229419563">
                <text:p>0.0397151229419563</text:p>
              </table:table-cell>
              <table:table-cell office:value-type="float" office:value="0.0560774926835705">
                <text:p>0.0560774926835705</text:p>
              </table:table-cell>
              <table:table-cell office:value-type="float" office:value="0.07905848569066">
                <text:p>0.07905848569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395904277550265">
                <text:p>0.0395904277550265</text:p>
              </table:table-cell>
              <table:table-cell office:value-type="float" office:value="0.0559019723996776">
                <text:p>0.0559019723996776</text:p>
              </table:table-cell>
              <table:table-cell office:value-type="float" office:value="0.0788125609426063">
                <text:p>0.0788125609426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394668997760022">
                <text:p>0.0394668997760022</text:p>
              </table:table-cell>
              <table:table-cell office:value-type="float" office:value="0.0557280900008408">
                <text:p>0.0557280900008408</text:p>
              </table:table-cell>
              <table:table-cell office:value-type="float" office:value="0.0785689170960895">
                <text:p>0.0785689170960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39344520908335">
                <text:p>0.039344520908335</text:p>
              </table:table-cell>
              <table:table-cell office:value-type="float" office:value="0.0555558201707136">
                <text:p>0.0555558201707136</text:p>
              </table:table-cell>
              <table:table-cell office:value-type="float" office:value="0.0783275191078046">
                <text:p>0.0783275191078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392232734458489">
                <text:p>0.0392232734458489</text:p>
              </table:table-cell>
              <table:table-cell office:value-type="float" office:value="0.0553851381374173">
                <text:p>0.0553851381374173</text:p>
              </table:table-cell>
              <table:table-cell office:value-type="float" office:value="0.0780883326836355">
                <text:p>0.0780883326836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39103140061993">
                <text:p>0.039103140061993</text:p>
              </table:table-cell>
              <table:table-cell office:value-type="float" office:value="0.0552160196585803">
                <text:p>0.0552160196585803</text:p>
              </table:table-cell>
              <table:table-cell office:value-type="float" office:value="0.0778513242581909">
                <text:p>0.0778513242581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389841037994323">
                <text:p>0.0389841037994323</text:p>
              </table:table-cell>
              <table:table-cell office:value-type="float" office:value="0.0550484410068819">
                <text:p>0.0550484410068819</text:p>
              </table:table-cell>
              <table:table-cell office:value-type="float" office:value="0.0776164609750119">
                <text:p>0.0776164609750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388661480599968">
                <text:p>0.0388661480599968</text:p>
              </table:table-cell>
              <table:table-cell office:value-type="float" office:value="0.0548823789560586">
                <text:p>0.0548823789560586</text:p>
              </table:table-cell>
              <table:table-cell office:value-type="float" office:value="0.0773837106674353">
                <text:p>0.0773837106674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387492565949596">
                <text:p>0.0387492565949596</text:p>
              </table:table-cell>
              <table:table-cell office:value-type="float" office:value="0.0547178107673805">
                <text:p>0.0547178107673805</text:p>
              </table:table-cell>
              <table:table-cell office:value-type="float" office:value="0.0771530418400861">
                <text:p>0.0771530418400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38633413495635">
                <text:p>0.038633413495635</text:p>
              </table:table-cell>
              <table:table-cell office:value-type="float" office:value="0.0545547141765841">
                <text:p>0.0545547141765841</text:p>
              </table:table-cell>
              <table:table-cell office:value-type="float" office:value="0.0769244236509676">
                <text:p>0.0769244236509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385186031842792">
                <text:p>0.0385186031842792</text:p>
              </table:table-cell>
              <table:table-cell office:value-type="float" office:value="0.0543930673812074">
                <text:p>0.0543930673812074</text:p>
              </table:table-cell>
              <table:table-cell office:value-type="float" office:value="0.07669782589414">
                <text:p>0.07669782589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384048104052983">
                <text:p>0.0384048104052983</text:p>
              </table:table-cell>
              <table:table-cell office:value-type="float" office:value="0.054232849028347">
                <text:p>0.054232849028347</text:p>
              </table:table-cell>
              <table:table-cell office:value-type="float" office:value="0.0764732189829527">
                <text:p>0.0764732189829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382920202167227">
                <text:p>0.0382920202167227</text:p>
              </table:table-cell>
              <table:table-cell office:value-type="float" office:value="0.0540740382028169">
                <text:p>0.0540740382028169</text:p>
              </table:table-cell>
              <table:table-cell office:value-type="float" office:value="0.0762505739338106">
                <text:p>0.0762505739338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381802179819797">
                <text:p>0.0381802179819797</text:p>
              </table:table-cell>
              <table:table-cell office:value-type="float" office:value="0.0539166144156731">
                <text:p>0.0539166144156731</text:p>
              </table:table-cell>
              <table:table-cell office:value-type="float" office:value="0.0760298623504658">
                <text:p>0.0760298623504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380693893619046">
                <text:p>0.0380693893619046</text:p>
              </table:table-cell>
              <table:table-cell office:value-type="float" office:value="0.0537605575931117">
                <text:p>0.0537605575931117</text:p>
              </table:table-cell>
              <table:table-cell office:value-type="float" office:value="0.0758110564087993">
                <text:p>0.0758110564087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379595203070142">
                <text:p>0.0379595203070142</text:p>
              </table:table-cell>
              <table:table-cell office:value-type="float" office:value="0.0536058480657164">
                <text:p>0.0536058480657164</text:p>
              </table:table-cell>
              <table:table-cell office:value-type="float" office:value="0.0755941288420825">
                <text:p>0.0755941288420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378505970500331">
                <text:p>0.0378505970500331</text:p>
              </table:table-cell>
              <table:table-cell office:value-type="float" office:value="0.0534524665580438">
                <text:p>0.0534524665580438</text:p>
              </table:table-cell>
              <table:table-cell office:value-type="float" office:value="0.0753790529267073">
                <text:p>0.0753790529267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377426060986465">
                <text:p>0.0377426060986465</text:p>
              </table:table-cell>
              <table:table-cell office:value-type="float" office:value="0.0533003941785353">
                <text:p>0.0533003941785353</text:p>
              </table:table-cell>
              <table:table-cell office:value-type="float" office:value="0.0751658024683497">
                <text:p>0.0751658024683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376355342284711">
                <text:p>0.0376355342284711</text:p>
              </table:table-cell>
              <table:table-cell office:value-type="float" office:value="0.0531496124097437">
                <text:p>0.0531496124097437</text:p>
              </table:table-cell>
              <table:table-cell office:value-type="float" office:value="0.0749543517885698">
                <text:p>0.0749543517885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375293684762639">
                <text:p>0.0375293684762639</text:p>
              </table:table-cell>
              <table:table-cell office:value-type="float" office:value="0.0530001030988618">
                <text:p>0.0530001030988618</text:p>
              </table:table-cell>
              <table:table-cell office:value-type="float" office:value="0.0747446757118198">
                <text:p>0.0747446757118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374240961333179">
                <text:p>0.0374240961333179</text:p>
              </table:table-cell>
              <table:table-cell office:value-type="float" office:value="0.052851848448535">
                <text:p>0.052851848448535</text:p>
              </table:table-cell>
              <table:table-cell office:value-type="float" office:value="0.0745367495528537">
                <text:p>0.0745367495528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373197047390867">
                <text:p>0.0373197047390867</text:p>
              </table:table-cell>
              <table:table-cell office:value-type="float" office:value="0.0527048310079721">
                <text:p>0.0527048310079721</text:p>
              </table:table-cell>
              <table:table-cell office:value-type="float" office:value="0.0743305491045154">
                <text:p>0.0743305491045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37216182074971">
                <text:p>0.037216182074971</text:p>
              </table:table-cell>
              <table:table-cell office:value-type="float" office:value="0.052559033664318">
                <text:p>0.052559033664318</text:p>
              </table:table-cell>
              <table:table-cell office:value-type="float" office:value="0.0741260506258987">
                <text:p>0.0741260506258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371135161583318">
                <text:p>0.0371135161583318</text:p>
              </table:table-cell>
              <table:table-cell office:value-type="float" office:value="0.0524144396342727">
                <text:p>0.0524144396342727</text:p>
              </table:table-cell>
              <table:table-cell office:value-type="float" office:value="0.0739232308308671">
                <text:p>0.0739232308308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370116952366413">
                <text:p>0.0370116952366413</text:p>
              </table:table-cell>
              <table:table-cell office:value-type="float" office:value="0.0522710324559821">
                <text:p>0.0522710324559821</text:p>
              </table:table-cell>
              <table:table-cell office:value-type="float" office:value="0.0737220668769067">
                <text:p>0.0737220668769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369107077818533">
                <text:p>0.0369107077818533</text:p>
              </table:table-cell>
              <table:table-cell office:value-type="float" office:value="0.0521287959811758">
                <text:p>0.0521287959811758</text:p>
              </table:table-cell>
              <table:table-cell office:value-type="float" office:value="0.0735225363543304">
                <text:p>0.0735225363543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368105424849077">
                <text:p>0.0368105424849077</text:p>
              </table:table-cell>
              <table:table-cell office:value-type="float" office:value="0.0519877143675167">
                <text:p>0.0519877143675167</text:p>
              </table:table-cell>
              <table:table-cell office:value-type="float" office:value="0.0733246172757758">
                <text:p>0.0733246172757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367111882504112">
                <text:p>0.0367111882504112</text:p>
              </table:table-cell>
              <table:table-cell office:value-type="float" office:value="0.0518477720711861">
                <text:p>0.0518477720711861</text:p>
              </table:table-cell>
              <table:table-cell office:value-type="float" office:value="0.0731282880660382">
                <text:p>0.0731282880660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366126341914885">
                <text:p>0.0366126341914885</text:p>
              </table:table-cell>
              <table:table-cell office:value-type="float" office:value="0.0517089538397038">
                <text:p>0.0517089538397038</text:p>
              </table:table-cell>
              <table:table-cell office:value-type="float" office:value="0.0729335275521832">
                <text:p>0.0729335275521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365148696247441">
                <text:p>0.0365148696247441</text:p>
              </table:table-cell>
              <table:table-cell office:value-type="float" office:value="0.0515712447049328">
                <text:p>0.0515712447049328</text:p>
              </table:table-cell>
              <table:table-cell office:value-type="float" office:value="0.0727403149539549">
                <text:p>0.0727403149539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364178840654326">
                <text:p>0.0364178840654326</text:p>
              </table:table-cell>
              <table:table-cell office:value-type="float" office:value="0.0514346299763044">
                <text:p>0.0514346299763044</text:p>
              </table:table-cell>
              <table:table-cell office:value-type="float" office:value="0.0725486298744649">
                <text:p>0.07254862987446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363216672227011">
                <text:p>0.0363216672227011</text:p>
              </table:table-cell>
              <table:table-cell office:value-type="float" office:value="0.051299095234242">
                <text:p>0.051299095234242</text:p>
              </table:table-cell>
              <table:table-cell office:value-type="float" office:value="0.0723584522911418">
                <text:p>0.0723584522911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36226208995032">
                <text:p>0.036226208995032</text:p>
              </table:table-cell>
              <table:table-cell office:value-type="float" office:value="0.0511646263237484">
                <text:p>0.0511646263237484</text:p>
              </table:table-cell>
              <table:table-cell office:value-type="float" office:value="0.0721697625469488">
                <text:p>0.0721697625469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36131499465764">
                <text:p>0.036131499465764</text:p>
              </table:table-cell>
              <table:table-cell office:value-type="float" office:value="0.051031209348217">
                <text:p>0.051031209348217</text:p>
              </table:table-cell>
              <table:table-cell office:value-type="float" office:value="0.0719825413418436">
                <text:p>0.0719825413418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360375288987864">
                <text:p>0.0360375288987864</text:p>
              </table:table-cell>
              <table:table-cell office:value-type="float" office:value="0.0508988306633924">
                <text:p>0.0508988306633924</text:p>
              </table:table-cell>
              <table:table-cell office:value-type="float" office:value="0.0717967697244912">
                <text:p>0.0717967697244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359442877343152">
                <text:p>0.0359442877343152</text:p>
              </table:table-cell>
              <table:table-cell office:value-type="float" office:value="0.0507674768714992">
                <text:p>0.0507674768714992</text:p>
              </table:table-cell>
              <table:table-cell office:value-type="float" office:value="0.0716124290841975">
                <text:p>0.0716124290841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358517665848215">
                <text:p>0.0358517665848215</text:p>
              </table:table-cell>
              <table:table-cell office:value-type="float" office:value="0.0506371348155614">
                <text:p>0.0506371348155614</text:p>
              </table:table-cell>
              <table:table-cell office:value-type="float" office:value="0.0714295011430846">
                <text:p>0.0714295011430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357599562310593">
                <text:p>0.0357599562310593</text:p>
              </table:table-cell>
              <table:table-cell office:value-type="float" office:value="0.050507791573855">
                <text:p>0.050507791573855</text:p>
              </table:table-cell>
              <table:table-cell office:value-type="float" office:value="0.0712479679484721">
                <text:p>0.0712479679484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35668847618199">
                <text:p>0.035668847618199</text:p>
              </table:table-cell>
              <table:table-cell office:value-type="float" office:value="0.0503794344545341">
                <text:p>0.0503794344545341</text:p>
              </table:table-cell>
              <table:table-cell office:value-type="float" office:value="0.0710678118654755">
                <text:p>0.0710678118654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355784318520893">
                <text:p>0.0355784318520893</text:p>
              </table:table-cell>
              <table:table-cell office:value-type="float" office:value="0.0502520509903981">
                <text:p>0.0502520509903981</text:p>
              </table:table-cell>
              <table:table-cell office:value-type="float" office:value="0.0708890155698132">
                <text:p>0.0708890155698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354887001955966">
                <text:p>0.0354887001955966</text:p>
              </table:table-cell>
              <table:table-cell office:value-type="float" office:value="0.0501256289338006">
                <text:p>0.0501256289338006</text:p>
              </table:table-cell>
              <table:table-cell office:value-type="float" office:value="0.0707115620408034">
                <text:p>0.0707115620408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353996440650661">
                <text:p>0.0353996440650661</text:p>
              </table:table-cell>
              <table:table-cell office:value-type="float" office:value="0.0500001562517092">
                <text:p>0.0500001562517092</text:p>
              </table:table-cell>
              <table:table-cell office:value-type="float" office:value="0.0705354345545608">
                <text:p>0.0705354345545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353112550268744">
                <text:p>0.0353112550268744</text:p>
              </table:table-cell>
              <table:table-cell office:value-type="float" office:value="0.0498756211208899">
                <text:p>0.0498756211208899</text:p>
              </table:table-cell>
              <table:table-cell office:value-type="float" office:value="0.0703606166773749">
                <text:p>0.070360616677374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Windows_X86_64 LibreOffice_project/1ec314fa52f458adc18c4f025c545a4e8b22c15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